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0">
      <style:table-cell-properties fo:border="thin solid #000000" style:vertical-align="middle" fo:background-color="#FCE4D6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CE4D6"/>
    </style:style>
    <style:style style:name="ce5" style:family="table-cell" style:parent-style-name="Good" style:data-style-name="N0">
      <style:table-cell-properties fo:border="thin solid #000000" style:vertical-align="automatic" fo:background-color="#CCFFCC"/>
      <style:text-properties fo:color="#006600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fo:background-color="transparent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2">
      <style:table-cell-properties fo:border="thin solid #000000"/>
    </style:style>
    <style:style style:name="ce10" style:family="table-cell" style:parent-style-name="Default" style:data-style-name="N0">
      <style:table-cell-properties fo:background-color="#595959"/>
    </style:style>
    <style:style style:name="ce11" style:family="table-cell" style:parent-style-name="Default" style:data-style-name="N0">
      <style:table-cell-properties fo:border="thin solid #000000" fo:background-color="#FCE4D6"/>
    </style:style>
    <style:style style:name="ce12" style:family="table-cell" style:parent-style-name="Default" style:data-style-name="N0">
      <style:table-cell-properties fo:border="thin solid #000000" style:vertical-align="automatic" fo:background-color="#D9E1F2"/>
    </style:style>
    <style:style style:name="ce13" style:family="table-cell" style:parent-style-name="Default" style:data-style-name="N0">
      <style:table-cell-properties fo:border="thin solid #000000" style:vertical-align="middle" fo:background-color="#4472C4" style:repeat-content="false"/>
      <style:paragraph-properties fo:text-align="center"/>
      <style:text-properties fo:color="#FFFFFF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background-color="#D9E1F2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fo:background-color="#D9E1F2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4472C4" style:repeat-content="false"/>
      <style:paragraph-properties fo:text-align="center"/>
      <style:text-properties fo:color="#FFFFFF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4472C4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4472C4" style:repeat-content="false"/>
      <style:paragraph-properties fo:text-align="center"/>
      <style:text-properties fo:color="#FFFFFF" fo:font-weight="bold" style:font-weight-asian="bold" style:font-weight-complex="bold"/>
    </style:style>
    <style:style style:name="ce21" style:family="table-cell" style:parent-style-name="Good" style:data-style-name="N0">
      <style:table-cell-properties fo:border="thin solid #000000" style:vertical-align="automatic" fo:background-color="#CCFFCC"/>
      <style:text-properties fo:color="#006600" fo:font-size="10pt" style:font-size-asian="10pt" style:font-size-complex="10pt"/>
    </style:style>
    <style:style style:name="ce22" style:family="table-cell" style:parent-style-name="Good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</style:style>
    <style:style style:name="ce25" style:family="table-cell" style:parent-style-name="Good" style:data-style-name="N0">
      <style:table-cell-properties fo:border="thin solid #000000" style:vertical-align="automatic" fo:background-color="#FFF2CC"/>
      <style:text-properties fo:color="#006600" fo:font-size="10pt" style:font-size-asian="10pt" style:font-size-complex="10pt"/>
    </style:style>
    <style:style style:name="ce26" style:family="table-cell" style:parent-style-name="Good" style:data-style-name="N0">
      <style:table-cell-properties fo:border="thin solid #000000" style:vertical-align="automatic" fo:background-color="#FFF2CC"/>
      <style:text-properties fo:color="#006600" fo:font-size="10pt" style:font-size-asian="10pt" style:font-size-complex="10pt"/>
    </style:style>
    <style:style style:name="ce27" style:family="table-cell" style:parent-style-name="Default" style:data-style-name="N0">
      <style:table-cell-properties fo:background-color="#FFF2CC"/>
    </style:style>
    <style:style style:name="ce28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fo:background-color="#FFF2CC"/>
    </style:style>
    <style:style style:name="ce30" style:family="table-cell" style:parent-style-name="Default" style:data-style-name="N2">
      <style:table-cell-properties fo:border="thin solid #000000" fo:background-color="#FFF2CC"/>
    </style:style>
    <style:style style:name="ce31" style:family="table-cell" style:parent-style-name="Default" style:data-style-name="N0">
      <style:table-cell-properties fo:background-color="#FCE4D6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64066666666667cm" style:use-optimal-column-width="true"/>
    </style:style>
    <style:style style:name="co2" style:family="table-column">
      <style:table-column-properties fo:break-before="auto" style:column-width="1.48166666666667cm" style:use-optimal-column-width="true"/>
    </style:style>
    <style:style style:name="co3" style:family="table-column">
      <style:table-column-properties fo:break-before="auto" style:column-width="1.5875cm" style:use-optimal-column-width="true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1.73566666666667cm" style:use-optimal-column-width="true"/>
    </style:style>
    <style:style style:name="co6" style:family="table-column">
      <style:table-column-properties fo:break-before="auto" style:column-width="1.62983333333333cm" style:use-optimal-column-width="true"/>
    </style:style>
    <style:style style:name="co7" style:family="table-column">
      <style:table-column-properties fo:break-before="auto" style:column-width="1.86266666666667cm" style:use-optimal-column-width="true"/>
    </style:style>
    <style:style style:name="co8" style:family="table-column">
      <style:table-column-properties fo:break-before="auto" style:column-width="1.92616666666667cm" style:use-optimal-column-width="true"/>
    </style:style>
    <style:style style:name="co9" style:family="table-column">
      <style:table-column-properties fo:break-before="auto" style:column-width="1.69333333333333cm" style:use-optimal-column-width="true"/>
    </style:style>
    <style:style style:name="co10" style:family="table-column">
      <style:table-column-properties fo:break-before="auto" style:column-width="1.86266666666667cm"/>
    </style:style>
    <style:style style:name="co11" style:family="table-column">
      <style:table-column-properties fo:break-before="auto" style:column-width="3.51366666666667cm" style:use-optimal-column-width="true"/>
    </style:style>
    <style:style style:name="co12" style:family="table-column">
      <style:table-column-properties fo:break-before="auto" style:column-width="2.0955cm"/>
    </style:style>
    <style:style style:name="co13" style:family="table-column">
      <style:table-column-properties fo:break-before="auto" style:column-width="4.46616666666667cm" style:use-optimal-column-width="true"/>
    </style:style>
    <style:style style:name="co14" style:family="table-column">
      <style:table-column-properties fo:break-before="auto" style:column-width="2.2225cm"/>
    </style:style>
    <style:style style:name="co15" style:family="table-column">
      <style:table-column-properties fo:break-before="auto" style:column-width="2.286cm"/>
    </style:style>
    <style:style style:name="co16" style:family="table-column">
      <style:table-column-properties fo:break-before="auto" style:column-width="3.83116666666667cm" style:use-optimal-column-width="true"/>
    </style:style>
    <style:style style:name="co17" style:family="table-column">
      <style:table-column-properties fo:break-before="auto" style:column-width="2.3495cm"/>
    </style:style>
    <style:style style:name="co18" style:family="table-column">
      <style:table-column-properties fo:break-before="auto" style:column-width="2.8575cm"/>
    </style:style>
    <style:style style:name="co19" style:family="table-column">
      <style:table-column-properties fo:break-before="auto" style:column-width="4.0005cm" style:use-optimal-column-width="true"/>
    </style:style>
    <style:style style:name="co20" style:family="table-column">
      <style:table-column-properties fo:break-before="auto" style:column-width="3.00566666666667cm"/>
    </style:style>
    <style:style style:name="co21" style:family="table-column">
      <style:table-column-properties fo:break-before="auto" style:column-width="2.413cm"/>
    </style:style>
    <style:style style:name="co22" style:family="table-column">
      <style:table-column-properties fo:break-before="auto" style:column-width="3.34433333333333cm" style:use-optimal-column-width="true"/>
    </style:style>
    <style:style style:name="co23" style:family="table-column">
      <style:table-column-properties fo:break-before="auto" style:column-width="3.048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013" table:default-cell-style-name="ce1"/>
        <table:table-column table:style-name="co10" table:number-columns-repeated="15346" table:default-cell-style-name="ce1"/>
        <table:table-row table:style-name="ro1">
          <table:table-cell table:number-columns-repeated="2" table:style-name="ce1"/>
          <table:table-cell office:value-type="float" office:value="99.141965678627145" table:formula="of:=100 - [.G13]*100/[.B13]" table:style-name="ce2">
            <text:p>99.1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number-columns-spanned="36" table:number-rows-spanned="1" table:style-name="ce19">
            <text:p>Optimal</text:p>
          </table:table-cell>
          <table:covered-table-cell table:number-columns-repeated="35"/>
          <table:table-cell table:number-columns-repeated="16347"/>
        </table:table-row>
        <table:table-row table:style-name="ro1">
          <table:table-cell office:value-type="string" table:style-name="ce3">
            <text:p>Cars Flow</text:p>
          </table:table-cell>
          <table:table-cell office:value-type="string" table:number-columns-spanned="6" table:number-rows-spanned="1" table:style-name="ce14">
            <text:p>Free</text:p>
          </table:table-cell>
          <table:covered-table-cell table:number-columns-repeated="5"/>
          <table:table-cell office:value-type="string" table:number-columns-spanned="6" table:number-rows-spanned="1" table:style-name="ce23">
            <text:p>Desc</text:p>
          </table:table-cell>
          <table:covered-table-cell table:number-columns-repeated="5"/>
          <table:table-cell office:value-type="string" table:number-columns-spanned="6" table:number-rows-spanned="1" table:style-name="ce14">
            <text:p>Traff</text:p>
          </table:table-cell>
          <table:covered-table-cell table:number-columns-repeated="5"/>
          <table:table-cell office:value-type="string" table:number-columns-spanned="6" table:number-rows-spanned="1" table:style-name="ce14">
            <text:p>Cong</text:p>
          </table:table-cell>
          <table:covered-table-cell table:number-columns-repeated="5"/>
          <table:table-cell office:value-type="string" table:number-columns-spanned="6" table:number-rows-spanned="1" table:style-name="ce14">
            <text:p>Very Cong</text:p>
          </table:table-cell>
          <table:covered-table-cell table:number-columns-repeated="5"/>
          <table:table-cell office:value-type="string" table:number-columns-spanned="6" table:number-rows-spanned="1" table:style-name="ce23">
            <text:p>Very Cong Plus</text:p>
          </table:table-cell>
          <table:covered-table-cell table:number-columns-repeated="5"/>
          <table:table-cell table:number-columns-repeated="16347"/>
        </table:table-row>
        <table:table-row table:style-name="ro1">
          <table:table-cell office:value-type="string" table:style-name="ce3">
            <text:p>Cars Inserted</text:p>
          </table:table-cell>
          <table:table-cell office:value-type="float" office:value="707" table:number-columns-spanned="6" table:number-rows-spanned="1" table:style-name="ce15">
            <text:p>707</text:p>
          </table:table-cell>
          <table:covered-table-cell table:number-columns-repeated="5"/>
          <table:table-cell office:value-type="float" office:value="778" table:number-columns-spanned="6" table:number-rows-spanned="1" table:style-name="ce24">
            <text:p>778</text:p>
          </table:table-cell>
          <table:covered-table-cell table:number-columns-repeated="5"/>
          <table:table-cell office:value-type="float" office:value="804" table:number-columns-spanned="6" table:number-rows-spanned="1" table:style-name="ce15">
            <text:p>804</text:p>
          </table:table-cell>
          <table:covered-table-cell table:number-columns-repeated="5"/>
          <table:table-cell office:value-type="float" office:value="880" table:number-columns-spanned="6" table:number-rows-spanned="1" table:style-name="ce15">
            <text:p>880</text:p>
          </table:table-cell>
          <table:covered-table-cell table:number-columns-repeated="5"/>
          <table:table-cell office:value-type="float" office:value="1047" table:number-columns-spanned="6" table:number-rows-spanned="1" table:style-name="ce15">
            <text:p>1047</text:p>
          </table:table-cell>
          <table:covered-table-cell table:number-columns-repeated="5"/>
          <table:table-cell office:value-type="float" office:value="1197" table:number-columns-spanned="6" table:number-rows-spanned="1" table:style-name="ce24">
            <text:p>1197</text:p>
          </table:table-cell>
          <table:covered-table-cell table:number-columns-repeated="5"/>
          <table:table-cell table:number-columns-repeated="16347"/>
        </table:table-row>
        <table:table-row table:style-name="ro1">
          <table:table-cell office:value-type="string" table:style-name="ce4">
            <text:p>Signal Logic</text:p>
          </table:table-cell>
          <table:table-cell office:value-type="string" table:style-name="ce5">
            <text:p>Timed</text:p>
          </table:table-cell>
          <table:table-cell office:value-type="string" table:style-name="ce5">
            <text:p>Webster</text:p>
          </table:table-cell>
          <table:table-cell office:value-type="string" table:style-name="ce5">
            <text:p>Coordinated</text:p>
          </table:table-cell>
          <table:table-cell office:value-type="string" table:style-name="ce5">
            <text:p>Collab_P</text:p>
          </table:table-cell>
          <table:table-cell office:value-type="string" table:style-name="ce5">
            <text:p>Actuated</text:p>
          </table:table-cell>
          <table:table-cell office:value-type="string" table:style-name="ce21">
            <text:p>Collab_PI</text:p>
          </table:table-cell>
          <table:table-cell office:value-type="string" table:style-name="ce25">
            <text:p>Timed</text:p>
          </table:table-cell>
          <table:table-cell office:value-type="string" table:style-name="ce25">
            <text:p>Webster</text:p>
          </table:table-cell>
          <table:table-cell office:value-type="string" table:style-name="ce25">
            <text:p>Coordinated</text:p>
          </table:table-cell>
          <table:table-cell office:value-type="string" table:style-name="ce25">
            <text:p>Collab_P</text:p>
          </table:table-cell>
          <table:table-cell office:value-type="string" table:style-name="ce25">
            <text:p>Actuated</text:p>
          </table:table-cell>
          <table:table-cell office:value-type="string" table:style-name="ce26">
            <text:p>Collab_PI</text:p>
          </table:table-cell>
          <table:table-cell office:value-type="string" table:style-name="ce5">
            <text:p>Timed</text:p>
          </table:table-cell>
          <table:table-cell office:value-type="string" table:style-name="ce5">
            <text:p>Webster</text:p>
          </table:table-cell>
          <table:table-cell office:value-type="string" table:style-name="ce5">
            <text:p>Coordinated</text:p>
          </table:table-cell>
          <table:table-cell office:value-type="string" table:style-name="ce5">
            <text:p>Collab_P</text:p>
          </table:table-cell>
          <table:table-cell office:value-type="string" table:style-name="ce5">
            <text:p>Actuated</text:p>
          </table:table-cell>
          <table:table-cell office:value-type="string" table:style-name="ce21">
            <text:p>Collab_PI</text:p>
          </table:table-cell>
          <table:table-cell office:value-type="string" table:style-name="ce5">
            <text:p>Timed</text:p>
          </table:table-cell>
          <table:table-cell office:value-type="string" table:style-name="ce5">
            <text:p>Webster</text:p>
          </table:table-cell>
          <table:table-cell office:value-type="string" table:style-name="ce5">
            <text:p>Coordinated</text:p>
          </table:table-cell>
          <table:table-cell office:value-type="string" table:style-name="ce5">
            <text:p>Collab_P</text:p>
          </table:table-cell>
          <table:table-cell office:value-type="string" table:style-name="ce5">
            <text:p>Actuated</text:p>
          </table:table-cell>
          <table:table-cell office:value-type="string" table:style-name="ce21">
            <text:p>Collab_PI</text:p>
          </table:table-cell>
          <table:table-cell office:value-type="string" table:style-name="ce5">
            <text:p>Timed</text:p>
          </table:table-cell>
          <table:table-cell office:value-type="string" table:style-name="ce5">
            <text:p>Webster</text:p>
          </table:table-cell>
          <table:table-cell office:value-type="string" table:style-name="ce5">
            <text:p>Coordinated</text:p>
          </table:table-cell>
          <table:table-cell office:value-type="string" table:style-name="ce5">
            <text:p>Collab_P</text:p>
          </table:table-cell>
          <table:table-cell office:value-type="string" table:style-name="ce5">
            <text:p>Actuated</text:p>
          </table:table-cell>
          <table:table-cell office:value-type="string" table:style-name="ce21">
            <text:p>Collab_PI</text:p>
          </table:table-cell>
          <table:table-cell office:value-type="string" table:style-name="ce25">
            <text:p>Timed</text:p>
          </table:table-cell>
          <table:table-cell office:value-type="string" table:style-name="ce25">
            <text:p>Webster</text:p>
          </table:table-cell>
          <table:table-cell office:value-type="string" table:style-name="ce25">
            <text:p>Coordinated</text:p>
          </table:table-cell>
          <table:table-cell office:value-type="string" table:style-name="ce25">
            <text:p>Collab_P</text:p>
          </table:table-cell>
          <table:table-cell office:value-type="string" table:style-name="ce25">
            <text:p>Actuated</text:p>
          </table:table-cell>
          <table:table-cell office:value-type="string" table:style-name="ce29">
            <text:p>Collab_PI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Simulation Duration</text:p>
          </table:table-cell>
          <table:table-cell office:value-type="float" office:value="3396" table:style-name="ce5">
            <text:p>3396</text:p>
          </table:table-cell>
          <table:table-cell office:value-type="float" office:value="3575" table:style-name="ce5">
            <text:p>3575</text:p>
          </table:table-cell>
          <table:table-cell office:value-type="float" office:value="3087" table:style-name="ce5">
            <text:p>3087</text:p>
          </table:table-cell>
          <table:table-cell office:value-type="float" office:value="2128" table:style-name="ce5">
            <text:p>2128</text:p>
          </table:table-cell>
          <table:table-cell office:value-type="float" office:value="2112" table:style-name="ce5">
            <text:p>2112</text:p>
          </table:table-cell>
          <table:table-cell office:value-type="float" office:value="2238" table:style-name="ce21">
            <text:p>2238</text:p>
          </table:table-cell>
          <table:table-cell office:value-type="float" office:value="4626" table:style-name="ce25">
            <text:p>4626</text:p>
          </table:table-cell>
          <table:table-cell office:value-type="float" office:value="2722" table:style-name="ce25">
            <text:p>2722</text:p>
          </table:table-cell>
          <table:table-cell office:value-type="float" office:value="3358" table:style-name="ce25">
            <text:p>3358</text:p>
          </table:table-cell>
          <table:table-cell office:value-type="float" office:value="2141" table:style-name="ce25">
            <text:p>2141</text:p>
          </table:table-cell>
          <table:table-cell office:value-type="float" office:value="2091" table:style-name="ce25">
            <text:p>2091</text:p>
          </table:table-cell>
          <table:table-cell office:value-type="float" office:value="2229" table:style-name="ce26">
            <text:p>2229</text:p>
          </table:table-cell>
          <table:table-cell office:value-type="float" office:value="4496" table:style-name="ce5">
            <text:p>4496</text:p>
          </table:table-cell>
          <table:table-cell office:value-type="float" office:value="4274" table:style-name="ce5">
            <text:p>4274</text:p>
          </table:table-cell>
          <table:table-cell office:value-type="float" office:value="4685" table:style-name="ce5">
            <text:p>4685</text:p>
          </table:table-cell>
          <table:table-cell office:value-type="float" office:value="2113" table:style-name="ce5">
            <text:p>2113</text:p>
          </table:table-cell>
          <table:table-cell office:value-type="float" office:value="2120" table:style-name="ce5">
            <text:p>2120</text:p>
          </table:table-cell>
          <table:table-cell office:value-type="float" office:value="2252" table:style-name="ce21">
            <text:p>2252</text:p>
          </table:table-cell>
          <table:table-cell office:value-type="float" office:value="6070" table:style-name="ce5">
            <text:p>6070</text:p>
          </table:table-cell>
          <table:table-cell office:value-type="float" office:value="4907" table:style-name="ce5">
            <text:p>4907</text:p>
          </table:table-cell>
          <table:table-cell office:value-type="float" office:value="5563" table:style-name="ce5">
            <text:p>5563</text:p>
          </table:table-cell>
          <table:table-cell office:value-type="float" office:value="2118" table:style-name="ce5">
            <text:p>2118</text:p>
          </table:table-cell>
          <table:table-cell office:value-type="float" office:value="2161" table:style-name="ce5">
            <text:p>2161</text:p>
          </table:table-cell>
          <table:table-cell office:value-type="float" office:value="3329" table:style-name="ce21">
            <text:p>3329</text:p>
          </table:table-cell>
          <table:table-cell office:value-type="float" office:value="6997" table:style-name="ce5">
            <text:p>6997</text:p>
          </table:table-cell>
          <table:table-cell office:value-type="float" office:value="5454" table:style-name="ce5">
            <text:p>5454</text:p>
          </table:table-cell>
          <table:table-cell office:value-type="float" office:value="6690" table:style-name="ce5">
            <text:p>6690</text:p>
          </table:table-cell>
          <table:table-cell office:value-type="float" office:value="4082" table:style-name="ce5">
            <text:p>4082</text:p>
          </table:table-cell>
          <table:table-cell office:value-type="float" office:value="2305" table:style-name="ce5">
            <text:p>2305</text:p>
          </table:table-cell>
          <table:table-cell office:value-type="float" office:value="5640" table:style-name="ce21">
            <text:p>5640</text:p>
          </table:table-cell>
          <table:table-cell office:value-type="float" office:value="8056" table:style-name="ce25">
            <text:p>8056</text:p>
          </table:table-cell>
          <table:table-cell office:value-type="float" office:value="6092" table:style-name="ce25">
            <text:p>6092</text:p>
          </table:table-cell>
          <table:table-cell office:value-type="float" office:value="7418" table:style-name="ce25">
            <text:p>7418</text:p>
          </table:table-cell>
          <table:table-cell office:value-type="float" office:value="5382" table:style-name="ce25">
            <text:p>5382</text:p>
          </table:table-cell>
          <table:table-cell office:value-type="float" office:value="6105" table:style-name="ce25">
            <text:p>6105</text:p>
          </table:table-cell>
          <table:table-cell office:value-type="float" office:value="7127" table:style-name="ce29">
            <text:p>7127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Teleport Jam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5" table:style-name="ce5">
            <text:p>5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21">
            <text:p>9</text:p>
          </table:table-cell>
          <table:table-cell office:value-type="float" office:value="18" table:style-name="ce5">
            <text:p>18</text:p>
          </table:table-cell>
          <table:table-cell office:value-type="float" office:value="16" table:style-name="ce5">
            <text:p>16</text:p>
          </table:table-cell>
          <table:table-cell office:value-type="float" office:value="12" table:style-name="ce5">
            <text:p>12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72" table:style-name="ce21">
            <text:p>72</text:p>
          </table:table-cell>
          <table:table-cell office:value-type="float" office:value="15" table:style-name="ce25">
            <text:p>15</text:p>
          </table:table-cell>
          <table:table-cell office:value-type="float" office:value="38" table:style-name="ce25">
            <text:p>38</text:p>
          </table:table-cell>
          <table:table-cell office:value-type="float" office:value="15" table:style-name="ce25">
            <text:p>15</text:p>
          </table:table-cell>
          <table:table-cell office:value-type="float" office:value="41" table:style-name="ce25">
            <text:p>41</text:p>
          </table:table-cell>
          <table:table-cell office:value-type="float" office:value="80" table:style-name="ce25">
            <text:p>80</text:p>
          </table:table-cell>
          <table:table-cell office:value-type="float" office:value="97" table:style-name="ce29">
            <text:p>97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Teleport Yield</text:p>
          </table:table-cell>
          <table:table-cell office:value-type="float" office:value="29" table:style-name="ce5">
            <text:p>29</text:p>
          </table:table-cell>
          <table:table-cell office:value-type="float" office:value="40" table:style-name="ce5">
            <text:p>40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26" table:style-name="ce25">
            <text:p>126</text:p>
          </table:table-cell>
          <table:table-cell office:value-type="float" office:value="5" table:style-name="ce25">
            <text:p>5</text:p>
          </table:table-cell>
          <table:table-cell office:value-type="float" office:value="38" table:style-name="ce25">
            <text:p>3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18" table:style-name="ce5">
            <text:p>118</text:p>
          </table:table-cell>
          <table:table-cell office:value-type="float" office:value="91" table:style-name="ce5">
            <text:p>91</text:p>
          </table:table-cell>
          <table:table-cell office:value-type="float" office:value="144" table:style-name="ce5">
            <text:p>1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40" table:style-name="ce5">
            <text:p>240</text:p>
          </table:table-cell>
          <table:table-cell office:value-type="float" office:value="113" table:style-name="ce5">
            <text:p>113</text:p>
          </table:table-cell>
          <table:table-cell office:value-type="float" office:value="200" table:style-name="ce5">
            <text:p>2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" table:style-name="ce21">
            <text:p>54</text:p>
          </table:table-cell>
          <table:table-cell office:value-type="float" office:value="316" table:style-name="ce5">
            <text:p>316</text:p>
          </table:table-cell>
          <table:table-cell office:value-type="float" office:value="139" table:style-name="ce5">
            <text:p>139</text:p>
          </table:table-cell>
          <table:table-cell office:value-type="float" office:value="250" table:style-name="ce5">
            <text:p>250</text:p>
          </table:table-cell>
          <table:table-cell office:value-type="float" office:value="81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148" table:style-name="ce21">
            <text:p>148</text:p>
          </table:table-cell>
          <table:table-cell office:value-type="float" office:value="397" table:style-name="ce25">
            <text:p>397</text:p>
          </table:table-cell>
          <table:table-cell office:value-type="float" office:value="207" table:style-name="ce25">
            <text:p>207</text:p>
          </table:table-cell>
          <table:table-cell office:value-type="float" office:value="363" table:style-name="ce25">
            <text:p>363</text:p>
          </table:table-cell>
          <table:table-cell office:value-type="float" office:value="162" table:style-name="ce25">
            <text:p>162</text:p>
          </table:table-cell>
          <table:table-cell office:value-type="float" office:value="177" table:style-name="ce25">
            <text:p>177</text:p>
          </table:table-cell>
          <table:table-cell office:value-type="float" office:value="269" table:style-name="ce29">
            <text:p>269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Avg. Speed</text:p>
          </table:table-cell>
          <table:table-cell office:value-type="float" office:value="2.0499999999999998" table:style-name="ce5">
            <text:p>2.05</text:p>
          </table:table-cell>
          <table:table-cell office:value-type="float" office:value="1.99" table:style-name="ce5">
            <text:p>1.99</text:p>
          </table:table-cell>
          <table:table-cell office:value-type="float" office:value="2.12" table:style-name="ce5">
            <text:p>2.12</text:p>
          </table:table-cell>
          <table:table-cell office:value-type="float" office:value="3.11" table:style-name="ce5">
            <text:p>3.11</text:p>
          </table:table-cell>
          <table:table-cell office:value-type="float" office:value="3.29" table:style-name="ce5">
            <text:p>3.29</text:p>
          </table:table-cell>
          <table:table-cell office:value-type="float" office:value="2.69" table:style-name="ce21">
            <text:p>2.69</text:p>
          </table:table-cell>
          <table:table-cell office:value-type="float" office:value="1.59" table:style-name="ce25">
            <text:p>1.59</text:p>
          </table:table-cell>
          <table:table-cell office:value-type="float" office:value="2.13" table:style-name="ce25">
            <text:p>2.13</text:p>
          </table:table-cell>
          <table:table-cell office:value-type="float" office:value="1.99" table:style-name="ce25">
            <text:p>1.99</text:p>
          </table:table-cell>
          <table:table-cell office:value-type="float" office:value="3.09" table:style-name="ce25">
            <text:p>3.09</text:p>
          </table:table-cell>
          <table:table-cell office:value-type="float" office:value="3.28" table:style-name="ce25">
            <text:p>3.28</text:p>
          </table:table-cell>
          <table:table-cell office:value-type="float" office:value="2.7" table:style-name="ce26">
            <text:p>2.7</text:p>
          </table:table-cell>
          <table:table-cell office:value-type="float" office:value="1.56" table:style-name="ce5">
            <text:p>1.56</text:p>
          </table:table-cell>
          <table:table-cell office:value-type="float" office:value="1.86" table:style-name="ce5">
            <text:p>1.86</text:p>
          </table:table-cell>
          <table:table-cell office:value-type="float" office:value="1.58" table:style-name="ce5">
            <text:p>1.58</text:p>
          </table:table-cell>
          <table:table-cell office:value-type="float" office:value="3.04" table:style-name="ce5">
            <text:p>3.04</text:p>
          </table:table-cell>
          <table:table-cell office:value-type="float" office:value="3.19" table:style-name="ce5">
            <text:p>3.19</text:p>
          </table:table-cell>
          <table:table-cell office:value-type="float" office:value="2.59" table:style-name="ce21">
            <text:p>2.59</text:p>
          </table:table-cell>
          <table:table-cell office:value-type="float" office:value="1.24" table:style-name="ce5">
            <text:p>1.24</text:p>
          </table:table-cell>
          <table:table-cell office:value-type="float" office:value="1.7" table:style-name="ce5">
            <text:p>1.7</text:p>
          </table:table-cell>
          <table:table-cell office:value-type="float" office:value="1.36" table:style-name="ce5">
            <text:p>1.36</text:p>
          </table:table-cell>
          <table:table-cell office:value-type="float" office:value="2.84" table:style-name="ce5">
            <text:p>2.84</text:p>
          </table:table-cell>
          <table:table-cell office:value-type="float" office:value="3.07" table:style-name="ce5">
            <text:p>3.07</text:p>
          </table:table-cell>
          <table:table-cell office:value-type="float" office:value="2.06" table:style-name="ce21">
            <text:p>2.06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1.34" table:style-name="ce5">
            <text:p>1.34</text:p>
          </table:table-cell>
          <table:table-cell office:value-type="float" office:value="1.17" table:style-name="ce5">
            <text:p>1.17</text:p>
          </table:table-cell>
          <table:table-cell office:value-type="float" office:value="2.12" table:style-name="ce5">
            <text:p>2.12</text:p>
          </table:table-cell>
          <table:table-cell office:value-type="float" office:value="2.64" table:style-name="ce5">
            <text:p>2.64</text:p>
          </table:table-cell>
          <table:table-cell office:value-type="float" office:value="1.35" table:style-name="ce21">
            <text:p>1.35</text:p>
          </table:table-cell>
          <table:table-cell office:value-type="float" office:value="1.03" table:style-name="ce25">
            <text:p>1.03</text:p>
          </table:table-cell>
          <table:table-cell office:value-type="float" office:value="1.29" table:style-name="ce25">
            <text:p>1.29</text:p>
          </table:table-cell>
          <table:table-cell office:value-type="float" office:value="1.01" table:style-name="ce25">
            <text:p>1.01</text:p>
          </table:table-cell>
          <table:table-cell office:value-type="float" office:value="1.62" table:style-name="ce25">
            <text:p>1.62</text:p>
          </table:table-cell>
          <table:table-cell office:value-type="float" office:value="1.71" table:style-name="ce25">
            <text:p>1.71</text:p>
          </table:table-cell>
          <table:table-cell office:value-type="float" office:value="1.06" table:style-name="ce29">
            <text:p>1.06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<text:span text:style-name="T2">Avg.<text:s/></text:span>Trip Duration</text:p>
          </table:table-cell>
          <table:table-cell office:value-type="float" office:value="420.25" table:style-name="ce5">
            <text:p>420.25</text:p>
          </table:table-cell>
          <table:table-cell office:value-type="float" office:value="561.5" table:style-name="ce5">
            <text:p>561.5</text:p>
          </table:table-cell>
          <table:table-cell office:value-type="float" office:value="366.31" table:style-name="ce5">
            <text:p>366.31</text:p>
          </table:table-cell>
          <table:table-cell office:value-type="float" office:value="176.61" table:style-name="ce5">
            <text:p>176.61</text:p>
          </table:table-cell>
          <table:table-cell office:value-type="float" office:value="164.66" table:style-name="ce5">
            <text:p>164.66</text:p>
          </table:table-cell>
          <table:table-cell office:value-type="float" office:value="216.7" table:style-name="ce21">
            <text:p>216.7</text:p>
          </table:table-cell>
          <table:table-cell office:value-type="float" office:value="846.04" table:style-name="ce25">
            <text:p>846.04</text:p>
          </table:table-cell>
          <table:table-cell office:value-type="float" office:value="371.6" table:style-name="ce25">
            <text:p>371.6</text:p>
          </table:table-cell>
          <table:table-cell office:value-type="float" office:value="433.52" table:style-name="ce25">
            <text:p>433.52</text:p>
          </table:table-cell>
          <table:table-cell office:value-type="float" office:value="177.66" table:style-name="ce25">
            <text:p>177.66</text:p>
          </table:table-cell>
          <table:table-cell office:value-type="float" office:value="165.74" table:style-name="ce25">
            <text:p>165.74</text:p>
          </table:table-cell>
          <table:table-cell office:value-type="float" office:value="221.9" table:style-name="ce26">
            <text:p>221.9</text:p>
          </table:table-cell>
          <table:table-cell office:value-type="float" office:value="854.25" table:style-name="ce5">
            <text:p>854.25</text:p>
          </table:table-cell>
          <table:table-cell office:value-type="float" office:value="763.26" table:style-name="ce5">
            <text:p>763.26</text:p>
          </table:table-cell>
          <table:table-cell office:value-type="float" office:value="904.24" table:style-name="ce5">
            <text:p>904.24</text:p>
          </table:table-cell>
          <table:table-cell office:value-type="float" office:value="179.23" table:style-name="ce5">
            <text:p>179.23</text:p>
          </table:table-cell>
          <table:table-cell office:value-type="float" office:value="171.75" table:style-name="ce5">
            <text:p>171.75</text:p>
          </table:table-cell>
          <table:table-cell office:value-type="float" office:value="228.83" table:style-name="ce21">
            <text:p>228.83</text:p>
          </table:table-cell>
          <table:table-cell office:value-type="float" office:value="1354.11" table:style-name="ce5">
            <text:p>1354.11</text:p>
          </table:table-cell>
          <table:table-cell office:value-type="float" office:value="859.93" table:style-name="ce5">
            <text:p>859.93</text:p>
          </table:table-cell>
          <table:table-cell office:value-type="float" office:value="1145.46" table:style-name="ce5">
            <text:p>1145.46</text:p>
          </table:table-cell>
          <table:table-cell office:value-type="float" office:value="192.12" table:style-name="ce5">
            <text:p>192.12</text:p>
          </table:table-cell>
          <table:table-cell office:value-type="float" office:value="177.71" table:style-name="ce5">
            <text:p>177.71</text:p>
          </table:table-cell>
          <table:table-cell office:value-type="float" office:value="463.32" table:style-name="ce21">
            <text:p>463.32</text:p>
          </table:table-cell>
          <table:table-cell office:value-type="float" office:value="1612.42" table:style-name="ce5">
            <text:p>1612.42</text:p>
          </table:table-cell>
          <table:table-cell office:value-type="float" office:value="1081.8599999999999" table:style-name="ce5">
            <text:p>1081.86</text:p>
          </table:table-cell>
          <table:table-cell office:value-type="float" office:value="1375.68" table:style-name="ce5">
            <text:p>1375.68</text:p>
          </table:table-cell>
          <table:table-cell office:value-type="float" office:value="552.79" table:style-name="ce5">
            <text:p>552.79</text:p>
          </table:table-cell>
          <table:table-cell office:value-type="float" office:value="215.35" table:style-name="ce5">
            <text:p>215.35</text:p>
          </table:table-cell>
          <table:table-cell office:value-type="float" office:value="1212.06" table:style-name="ce21">
            <text:p>1212.06</text:p>
          </table:table-cell>
          <table:table-cell office:value-type="float" office:value="1763.92" table:style-name="ce25">
            <text:p>1763.92</text:p>
          </table:table-cell>
          <table:table-cell office:value-type="float" office:value="1247.71" table:style-name="ce25">
            <text:p>1247.71</text:p>
          </table:table-cell>
          <table:table-cell office:value-type="float" office:value="1605.49" table:style-name="ce25">
            <text:p>1605.49</text:p>
          </table:table-cell>
          <table:table-cell office:value-type="float" office:value="968" table:style-name="ce25">
            <text:p>968</text:p>
          </table:table-cell>
          <table:table-cell office:value-type="float" office:value="1096" table:style-name="ce25">
            <text:p>1096</text:p>
          </table:table-cell>
          <table:table-cell office:value-type="float" office:value="1647.88" table:style-name="ce29">
            <text:p>1647.88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<text:span text:style-name="T2">Avg.<text:s/></text:span>Waiting Time</text:p>
          </table:table-cell>
          <table:table-cell office:value-type="float" office:value="331.6" table:style-name="ce5">
            <text:p>331.6</text:p>
          </table:table-cell>
          <table:table-cell office:value-type="float" office:value="456.31" table:style-name="ce5">
            <text:p>456.31</text:p>
          </table:table-cell>
          <table:table-cell office:value-type="float" office:value="278.08999999999997" table:style-name="ce5">
            <text:p>278.09</text:p>
          </table:table-cell>
          <table:table-cell office:value-type="float" office:value="97.81" table:style-name="ce5">
            <text:p>97.81</text:p>
          </table:table-cell>
          <table:table-cell office:value-type="float" office:value="85.59" table:style-name="ce5">
            <text:p>85.59</text:p>
          </table:table-cell>
          <table:table-cell office:value-type="float" office:value="133.38999999999999" table:style-name="ce21">
            <text:p>133.39</text:p>
          </table:table-cell>
          <table:table-cell office:value-type="float" office:value="735.99" table:style-name="ce25">
            <text:p>735.99</text:p>
          </table:table-cell>
          <table:table-cell office:value-type="float" office:value="270.95" table:style-name="ce25">
            <text:p>270.95</text:p>
          </table:table-cell>
          <table:table-cell office:value-type="float" office:value="342.34" table:style-name="ce25">
            <text:p>342.34</text:p>
          </table:table-cell>
          <table:table-cell office:value-type="float" office:value="98.65" table:style-name="ce25">
            <text:p>98.65</text:p>
          </table:table-cell>
          <table:table-cell office:value-type="float" office:value="87.14" table:style-name="ce25">
            <text:p>87.14</text:p>
          </table:table-cell>
          <table:table-cell office:value-type="float" office:value="138.72" table:style-name="ce26">
            <text:p>138.72</text:p>
          </table:table-cell>
          <table:table-cell office:value-type="float" office:value="744.29" table:style-name="ce5">
            <text:p>744.29</text:p>
          </table:table-cell>
          <table:table-cell office:value-type="float" office:value="650.05999999999995" table:style-name="ce5">
            <text:p>650.06</text:p>
          </table:table-cell>
          <table:table-cell office:value-type="float" office:value="792.88" table:style-name="ce5">
            <text:p>792.88</text:p>
          </table:table-cell>
          <table:table-cell office:value-type="float" office:value="100.34" table:style-name="ce5">
            <text:p>100.34</text:p>
          </table:table-cell>
          <table:table-cell office:value-type="float" office:value="92.51" table:style-name="ce5">
            <text:p>92.51</text:p>
          </table:table-cell>
          <table:table-cell office:value-type="float" office:value="145.28" table:style-name="ce21">
            <text:p>145.28</text:p>
          </table:table-cell>
          <table:table-cell office:value-type="float" office:value="1222.33" table:style-name="ce5">
            <text:p>1222.33</text:p>
          </table:table-cell>
          <table:table-cell office:value-type="float" office:value="741.21" table:style-name="ce5">
            <text:p>741.21</text:p>
          </table:table-cell>
          <table:table-cell office:value-type="float" office:value="1023.81" table:style-name="ce5">
            <text:p>1023.81</text:p>
          </table:table-cell>
          <table:table-cell office:value-type="float" office:value="111.61" table:style-name="ce5">
            <text:p>111.61</text:p>
          </table:table-cell>
          <table:table-cell office:value-type="float" office:value="97.21" table:style-name="ce5">
            <text:p>97.21</text:p>
          </table:table-cell>
          <table:table-cell office:value-type="float" office:value="370.2" table:style-name="ce21">
            <text:p>370.2</text:p>
          </table:table-cell>
          <table:table-cell office:value-type="float" office:value="1468.26" table:style-name="ce5">
            <text:p>1468.26</text:p>
          </table:table-cell>
          <table:table-cell office:value-type="float" office:value="950.17" table:style-name="ce5">
            <text:p>950.17</text:p>
          </table:table-cell>
          <table:table-cell office:value-type="float" office:value="1244.29" table:style-name="ce5">
            <text:p>1244.29</text:p>
          </table:table-cell>
          <table:table-cell office:value-type="float" office:value="454.73" table:style-name="ce5">
            <text:p>454.73</text:p>
          </table:table-cell>
          <table:table-cell office:value-type="float" office:value="130.26" table:style-name="ce5">
            <text:p>130.26</text:p>
          </table:table-cell>
          <table:table-cell office:value-type="float" office:value="1087.3699999999999" table:style-name="ce21">
            <text:p>1087.37</text:p>
          </table:table-cell>
          <table:table-cell office:value-type="float" office:value="1615.6" table:style-name="ce25">
            <text:p>1615.6</text:p>
          </table:table-cell>
          <table:table-cell office:value-type="float" office:value="1109.74" table:style-name="ce25">
            <text:p>1109.74</text:p>
          </table:table-cell>
          <table:table-cell office:value-type="float" office:value="1463.47" table:style-name="ce25">
            <text:p>1463.47</text:p>
          </table:table-cell>
          <table:table-cell office:value-type="float" office:value="852.19" table:style-name="ce25">
            <text:p>852.19</text:p>
          </table:table-cell>
          <table:table-cell office:value-type="float" office:value="977.28" table:style-name="ce25">
            <text:p>977.28</text:p>
          </table:table-cell>
          <table:table-cell office:value-type="float" office:value="1507.48" table:style-name="ce29">
            <text:p>1507.48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<text:span text:style-name="T2">Avg.<text:s/></text:span>Time Loss</text:p>
          </table:table-cell>
          <table:table-cell office:value-type="float" office:value="370.61" table:style-name="ce5">
            <text:p>370.61</text:p>
          </table:table-cell>
          <table:table-cell office:value-type="float" office:value="510.14" table:style-name="ce5">
            <text:p>510.14</text:p>
          </table:table-cell>
          <table:table-cell office:value-type="float" office:value="317.36" table:style-name="ce5">
            <text:p>317.36</text:p>
          </table:table-cell>
          <table:table-cell office:value-type="float" office:value="128.84" table:style-name="ce5">
            <text:p>128.84</text:p>
          </table:table-cell>
          <table:table-cell office:value-type="float" office:value="116.91" table:style-name="ce5">
            <text:p>116.91</text:p>
          </table:table-cell>
          <table:table-cell office:value-type="float" office:value="168.97" table:style-name="ce21">
            <text:p>168.97</text:p>
          </table:table-cell>
          <table:table-cell office:value-type="float" office:value="782.88" table:style-name="ce25">
            <text:p>782.88</text:p>
          </table:table-cell>
          <table:table-cell office:value-type="float" office:value="324.54000000000002" table:style-name="ce25">
            <text:p>324.54</text:p>
          </table:table-cell>
          <table:table-cell office:value-type="float" office:value="383.19" table:style-name="ce25">
            <text:p>383.19</text:p>
          </table:table-cell>
          <table:table-cell office:value-type="float" office:value="130.47999999999999" table:style-name="ce25">
            <text:p>130.48</text:p>
          </table:table-cell>
          <table:table-cell office:value-type="float" office:value="118.56" table:style-name="ce25">
            <text:p>118.56</text:p>
          </table:table-cell>
          <table:table-cell office:value-type="float" office:value="174.74" table:style-name="ce26">
            <text:p>174.74</text:p>
          </table:table-cell>
          <table:table-cell office:value-type="float" office:value="794.91" table:style-name="ce5">
            <text:p>794.91</text:p>
          </table:table-cell>
          <table:table-cell office:value-type="float" office:value="706.72" table:style-name="ce5">
            <text:p>706.72</text:p>
          </table:table-cell>
          <table:table-cell office:value-type="float" office:value="840.39" table:style-name="ce5">
            <text:p>840.39</text:p>
          </table:table-cell>
          <table:table-cell office:value-type="float" office:value="131.81" table:style-name="ce5">
            <text:p>131.81</text:p>
          </table:table-cell>
          <table:table-cell office:value-type="float" office:value="124.33" table:style-name="ce5">
            <text:p>124.33</text:p>
          </table:table-cell>
          <table:table-cell office:value-type="float" office:value="181.41" table:style-name="ce21">
            <text:p>181.41</text:p>
          </table:table-cell>
          <table:table-cell office:value-type="float" office:value="1279.57" table:style-name="ce5">
            <text:p>1279.57</text:p>
          </table:table-cell>
          <table:table-cell office:value-type="float" office:value="800.79" table:style-name="ce5">
            <text:p>800.79</text:p>
          </table:table-cell>
          <table:table-cell office:value-type="float" office:value="1076.3" table:style-name="ce5">
            <text:p>1076.3</text:p>
          </table:table-cell>
          <table:table-cell office:value-type="float" office:value="144.58000000000001" table:style-name="ce5">
            <text:p>144.58</text:p>
          </table:table-cell>
          <table:table-cell office:value-type="float" office:value="130.19999999999999" table:style-name="ce5">
            <text:p>130.2</text:p>
          </table:table-cell>
          <table:table-cell office:value-type="float" office:value="410.74" table:style-name="ce21">
            <text:p>410.74</text:p>
          </table:table-cell>
          <table:table-cell office:value-type="float" office:value="1531.58" table:style-name="ce5">
            <text:p>1531.58</text:p>
          </table:table-cell>
          <table:table-cell office:value-type="float" office:value="1017.7" table:style-name="ce5">
            <text:p>1017.7</text:p>
          </table:table-cell>
          <table:table-cell office:value-type="float" office:value="1304.3699999999999" table:style-name="ce5">
            <text:p>1304.37</text:p>
          </table:table-cell>
          <table:table-cell office:value-type="float" office:value="494.65" table:style-name="ce5">
            <text:p>494.65</text:p>
          </table:table-cell>
          <table:table-cell office:value-type="float" office:value="166.78" table:style-name="ce5">
            <text:p>166.78</text:p>
          </table:table-cell>
          <table:table-cell office:value-type="float" office:value="1140.3" table:style-name="ce21">
            <text:p>1140.3</text:p>
          </table:table-cell>
          <table:table-cell office:value-type="float" office:value="1681.99" table:style-name="ce25">
            <text:p>1681.99</text:p>
          </table:table-cell>
          <table:table-cell office:value-type="float" office:value="1178.1500000000001" table:style-name="ce25">
            <text:p>1178.15</text:p>
          </table:table-cell>
          <table:table-cell office:value-type="float" office:value="1526.98" table:style-name="ce25">
            <text:p>1526.98</text:p>
          </table:table-cell>
          <table:table-cell office:value-type="float" office:value="901.89" table:style-name="ce25">
            <text:p>901.89</text:p>
          </table:table-cell>
          <table:table-cell office:value-type="float" office:value="1027.1400000000001" table:style-name="ce25">
            <text:p>1027.14</text:p>
          </table:table-cell>
          <table:table-cell office:value-type="float" office:value="1569.1" table:style-name="ce29">
            <text:p>1569.1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<text:span text:style-name="T2">Avg.<text:s/></text:span>Depart Delay</text:p>
          </table:table-cell>
          <table:table-cell office:value-type="float" office:value="12.82" table:style-name="ce5">
            <text:p>12.82</text:p>
          </table:table-cell>
          <table:table-cell office:value-type="float" office:value="4.53" table:style-name="ce5">
            <text:p>4.53</text:p>
          </table:table-cell>
          <table:table-cell office:value-type="float" office:value="7.8" table:style-name="ce5">
            <text:p>7.8</text:p>
          </table:table-cell>
          <table:table-cell office:value-type="float" office:value="0.14000000000000001" table:style-name="ce5">
            <text:p>0.14</text:p>
          </table:table-cell>
          <table:table-cell office:value-type="float" office:value="0.19" table:style-name="ce5">
            <text:p>0.19</text:p>
          </table:table-cell>
          <table:table-cell office:value-type="float" office:value="0.11" table:style-name="ce21">
            <text:p>0.11</text:p>
          </table:table-cell>
          <table:table-cell office:value-type="float" office:value="59.78" table:style-name="ce25">
            <text:p>59.78</text:p>
          </table:table-cell>
          <table:table-cell office:value-type="float" office:value="7.5" table:style-name="ce25">
            <text:p>7.5</text:p>
          </table:table-cell>
          <table:table-cell office:value-type="float" office:value="24.73" table:style-name="ce25">
            <text:p>24.73</text:p>
          </table:table-cell>
          <table:table-cell office:value-type="float" office:value="0.6" table:style-name="ce25">
            <text:p>0.6</text:p>
          </table:table-cell>
          <table:table-cell office:value-type="float" office:value="0.6" table:style-name="ce25">
            <text:p>0.6</text:p>
          </table:table-cell>
          <table:table-cell office:value-type="float" office:value="0.62" table:style-name="ce26">
            <text:p>0.62</text:p>
          </table:table-cell>
          <table:table-cell office:value-type="float" office:value="75.5" table:style-name="ce5">
            <text:p>75.5</text:p>
          </table:table-cell>
          <table:table-cell office:value-type="float" office:value="16.48" table:style-name="ce5">
            <text:p>16.48</text:p>
          </table:table-cell>
          <table:table-cell office:value-type="float" office:value="141.87" table:style-name="ce5">
            <text:p>141.87</text:p>
          </table:table-cell>
          <table:table-cell office:value-type="float" office:value="0.1" table:style-name="ce5">
            <text:p>0.1</text:p>
          </table:table-cell>
          <table:table-cell office:value-type="float" office:value="0.1" table:style-name="ce5">
            <text:p>0.1</text:p>
          </table:table-cell>
          <table:table-cell office:value-type="float" office:value="0.12" table:style-name="ce21">
            <text:p>0.12</text:p>
          </table:table-cell>
          <table:table-cell office:value-type="float" office:value="250.96" table:style-name="ce5">
            <text:p>250.96</text:p>
          </table:table-cell>
          <table:table-cell office:value-type="float" office:value="43.01" table:style-name="ce5">
            <text:p>43.01</text:p>
          </table:table-cell>
          <table:table-cell office:value-type="float" office:value="218.49" table:style-name="ce5">
            <text:p>218.49</text:p>
          </table:table-cell>
          <table:table-cell office:value-type="float" office:value="0.27" table:style-name="ce5">
            <text:p>0.27</text:p>
          </table:table-cell>
          <table:table-cell office:value-type="float" office:value="0.25" table:style-name="ce5">
            <text:p>0.25</text:p>
          </table:table-cell>
          <table:table-cell office:value-type="float" office:value="6.8" table:style-name="ce21">
            <text:p>6.8</text:p>
          </table:table-cell>
          <table:table-cell office:value-type="float" office:value="499.49" table:style-name="ce5">
            <text:p>499.49</text:p>
          </table:table-cell>
          <table:table-cell office:value-type="float" office:value="205.47" table:style-name="ce5">
            <text:p>205.47</text:p>
          </table:table-cell>
          <table:table-cell office:value-type="float" office:value="441.75" table:style-name="ce5">
            <text:p>441.75</text:p>
          </table:table-cell>
          <table:table-cell office:value-type="float" office:value="12.79" table:style-name="ce5">
            <text:p>12.79</text:p>
          </table:table-cell>
          <table:table-cell office:value-type="float" office:value="0.32" table:style-name="ce5">
            <text:p>0.32</text:p>
          </table:table-cell>
          <table:table-cell office:value-type="float" office:value="200.3" table:style-name="ce21">
            <text:p>200.3</text:p>
          </table:table-cell>
          <table:table-cell office:value-type="float" office:value="809.16" table:style-name="ce25">
            <text:p>809.16</text:p>
          </table:table-cell>
          <table:table-cell office:value-type="float" office:value="374.66" table:style-name="ce25">
            <text:p>374.66</text:p>
          </table:table-cell>
          <table:table-cell office:value-type="float" office:value="796.64" table:style-name="ce25">
            <text:p>796.64</text:p>
          </table:table-cell>
          <table:table-cell office:value-type="float" office:value="178.12" table:style-name="ce25">
            <text:p>178.12</text:p>
          </table:table-cell>
          <table:table-cell office:value-type="float" office:value="179.79" table:style-name="ce25">
            <text:p>179.79</text:p>
          </table:table-cell>
          <table:table-cell office:value-type="float" office:value="641.46" table:style-name="ce29">
            <text:p>641.46</text:p>
          </table:table-cell>
          <table:table-cell table:number-columns-repeated="16347"/>
        </table:table-row>
        <table:table-row table:style-name="ro1">
          <table:table-cell table:number-columns-repeated="6" table:style-name="ce1"/>
          <table:table-cell table:style-name="ce8"/>
          <table:table-cell table:number-columns-repeated="6" table:style-name="ce27"/>
          <table:table-cell table:number-columns-repeated="6" table:style-name="ce8"/>
          <table:table-cell table:number-columns-repeated="12" table:style-name="ce1"/>
          <table:table-cell table:number-columns-repeated="6" table:style-name="ce27"/>
          <table:table-cell table:number-columns-repeated="16347"/>
        </table:table-row>
        <table:table-row table:style-name="ro1">
          <table:table-cell table:number-columns-repeated="7" table:style-name="ce8"/>
          <table:table-cell table:number-columns-repeated="6" table:style-name="ce27"/>
          <table:table-cell table:number-columns-repeated="18" table:style-name="ce8"/>
          <table:table-cell table:number-columns-repeated="6" table:style-name="ce27"/>
          <table:table-cell table:number-columns-repeated="16347" table:style-name="ce8"/>
        </table:table-row>
        <table:table-row table:style-name="ro1">
          <table:table-cell table:style-name="ce1"/>
          <table:table-cell office:value-type="string" table:number-columns-spanned="6" table:number-rows-spanned="1" table:style-name="ce16">
            <text:p>Diferencia</text:p>
          </table:table-cell>
          <table:covered-table-cell table:number-columns-repeated="5"/>
          <table:table-cell office:value-type="string" table:number-columns-spanned="6" table:number-rows-spanned="1" table:style-name="ce28">
            <text:p>Diferencia</text:p>
          </table:table-cell>
          <table:covered-table-cell table:number-columns-repeated="5"/>
          <table:table-cell office:value-type="string" table:number-columns-spanned="6" table:number-rows-spanned="1" table:style-name="ce16">
            <text:p>Diferencia</text:p>
          </table:table-cell>
          <table:covered-table-cell table:number-columns-repeated="5"/>
          <table:table-cell office:value-type="string" table:number-columns-spanned="6" table:number-rows-spanned="1" table:style-name="ce16">
            <text:p>Diferencia</text:p>
          </table:table-cell>
          <table:covered-table-cell table:number-columns-repeated="5"/>
          <table:table-cell office:value-type="string" table:number-columns-spanned="6" table:number-rows-spanned="1" table:style-name="ce16">
            <text:p>Diferencia</text:p>
          </table:table-cell>
          <table:covered-table-cell table:number-columns-repeated="5"/>
          <table:table-cell office:value-type="string" table:number-columns-spanned="6" table:number-rows-spanned="1" table:style-name="ce28">
            <text:p>Diferencia</text:p>
          </table:table-cell>
          <table:covered-table-cell table:number-columns-repeated="5"/>
          <table:table-cell table:number-columns-repeated="16347" table:style-name="ce8"/>
        </table:table-row>
        <table:table-row table:style-name="ro1">
          <table:table-cell office:value-type="string" table:style-name="ce4">
            <text:p>Avg. Speed</text:p>
          </table:table-cell>
          <table:table-cell office:value-type="float" office:value="0" table:formula="of:=[.B9]-[.B9]" table:style-name="ce6">
            <text:p>0</text:p>
          </table:table-cell>
          <table:table-cell office:value-type="float" office:value="-5.9999999999999831E-2" table:formula="of:=[.C9]-[.B9]" table:style-name="ce9">
            <text:p>-0.06</text:p>
          </table:table-cell>
          <table:table-cell office:value-type="float" office:value="7.0000000000000284E-2" table:formula="of:=[.D9]-[.B9]" table:style-name="ce9">
            <text:p>0.07</text:p>
          </table:table-cell>
          <table:table-cell office:value-type="float" office:value="1.06" table:formula="of:=[.E9]-[.B9]" table:style-name="ce9">
            <text:p>1.06</text:p>
          </table:table-cell>
          <table:table-cell office:value-type="float" office:value="1.2400000000000002" table:formula="of:=[.F9]-[.B9]" table:style-name="ce9">
            <text:p>1.24</text:p>
          </table:table-cell>
          <table:table-cell office:value-type="float" office:value="0.64000000000000012" table:formula="of:=[.G9]-[.B9]" table:style-name="ce9">
            <text:p>0.64</text:p>
          </table:table-cell>
          <table:table-cell office:value-type="float" office:value="0" table:formula="of:=[.H9]-[.H9]" table:style-name="ce29">
            <text:p>0</text:p>
          </table:table-cell>
          <table:table-cell office:value-type="float" office:value="0.53999999999999981" table:formula="of:=[.I9]-[.H9]" table:style-name="ce30">
            <text:p>0.54</text:p>
          </table:table-cell>
          <table:table-cell office:value-type="float" office:value="0.39999999999999991" table:formula="of:=[.J9]-[.H9]" table:style-name="ce30">
            <text:p>0.40</text:p>
          </table:table-cell>
          <table:table-cell office:value-type="float" office:value="1.4999999999999998" table:formula="of:=[.K9]-[.H9]" table:style-name="ce30">
            <text:p>1.50</text:p>
          </table:table-cell>
          <table:table-cell office:value-type="float" office:value="1.6899999999999997" table:formula="of:=[.L9]-[.H9]" table:style-name="ce30">
            <text:p>1.69</text:p>
          </table:table-cell>
          <table:table-cell office:value-type="float" office:value="1.1100000000000001" table:formula="of:=[.M9]-[.H9]" table:style-name="ce30">
            <text:p>1.11</text:p>
          </table:table-cell>
          <table:table-cell office:value-type="float" office:value="0" table:formula="of:=[.N9]-[.N9]" table:style-name="ce6">
            <text:p>0</text:p>
          </table:table-cell>
          <table:table-cell office:value-type="float" office:value="0.30000000000000004" table:formula="of:=[.O9]-[.N9]" table:style-name="ce9">
            <text:p>0.30</text:p>
          </table:table-cell>
          <table:table-cell office:value-type="float" office:value="2.0000000000000018E-2" table:formula="of:=[.P9]-[.N9]" table:style-name="ce9">
            <text:p>0.02</text:p>
          </table:table-cell>
          <table:table-cell office:value-type="float" office:value="1.48" table:formula="of:=[.Q9]-[.N9]" table:style-name="ce9">
            <text:p>1.48</text:p>
          </table:table-cell>
          <table:table-cell office:value-type="float" office:value="1.63" table:formula="of:=[.R9]-[.N9]" table:style-name="ce9">
            <text:p>1.63</text:p>
          </table:table-cell>
          <table:table-cell office:value-type="float" office:value="1.0299999999999998" table:formula="of:=[.S9]-[.N9]" table:style-name="ce9">
            <text:p>1.03</text:p>
          </table:table-cell>
          <table:table-cell office:value-type="float" office:value="0" table:formula="of:=[.T9]-[.T9]" table:style-name="ce6">
            <text:p>0</text:p>
          </table:table-cell>
          <table:table-cell office:value-type="float" office:value="0.45999999999999996" table:formula="of:=[.U9]-[.T9]" table:style-name="ce9">
            <text:p>0.46</text:p>
          </table:table-cell>
          <table:table-cell office:value-type="float" office:value="0.12000000000000011" table:formula="of:=[.V9]-[.T9]" table:style-name="ce9">
            <text:p>0.12</text:p>
          </table:table-cell>
          <table:table-cell office:value-type="float" office:value="1.5999999999999999" table:formula="of:=[.W9]-[.T9]" table:style-name="ce9">
            <text:p>1.60</text:p>
          </table:table-cell>
          <table:table-cell office:value-type="float" office:value="1.8299999999999998" table:formula="of:=[.X9]-[.T9]" table:style-name="ce9">
            <text:p>1.83</text:p>
          </table:table-cell>
          <table:table-cell office:value-type="float" office:value="0.82000000000000006" table:formula="of:=[.Y9]-[.T9]" table:style-name="ce9">
            <text:p>0.82</text:p>
          </table:table-cell>
          <table:table-cell office:value-type="float" office:value="0" table:formula="of:=[.Z9]-[.Z9]" table:style-name="ce6">
            <text:p>0</text:p>
          </table:table-cell>
          <table:table-cell office:value-type="float" office:value="0.24" table:formula="of:=[.AA9]-[.Z9]" table:style-name="ce9">
            <text:p>0.24</text:p>
          </table:table-cell>
          <table:table-cell office:value-type="float" office:value="6.999999999999984E-2" table:formula="of:=[.AB9]-[.Z9]" table:style-name="ce9">
            <text:p>0.07</text:p>
          </table:table-cell>
          <table:table-cell office:value-type="float" office:value="1.02" table:formula="of:=[.AC9]-[.Z9]" table:style-name="ce9">
            <text:p>1.02</text:p>
          </table:table-cell>
          <table:table-cell office:value-type="float" office:value="1.54" table:formula="of:=[.AD9]-[.Z9]" table:style-name="ce9">
            <text:p>1.54</text:p>
          </table:table-cell>
          <table:table-cell office:value-type="float" office:value="0.25" table:formula="of:=[.AE9]-[.Z9]" table:style-name="ce9">
            <text:p>0.25</text:p>
          </table:table-cell>
          <table:table-cell office:value-type="float" office:value="0" table:formula="of:=[.AF9]-[.AF9]" table:style-name="ce29">
            <text:p>0</text:p>
          </table:table-cell>
          <table:table-cell office:value-type="float" office:value="0.26" table:formula="of:=[.AG9]-[.AF9]" table:style-name="ce30">
            <text:p>0.26</text:p>
          </table:table-cell>
          <table:table-cell office:value-type="float" office:value="-2.0000000000000018E-2" table:formula="of:=[.AH9]-[.AF9]" table:style-name="ce30">
            <text:p>-0.02</text:p>
          </table:table-cell>
          <table:table-cell office:value-type="float" office:value="0.59000000000000008" table:formula="of:=[.AI9]-[.AF9]" table:style-name="ce30">
            <text:p>0.59</text:p>
          </table:table-cell>
          <table:table-cell office:value-type="float" office:value="0.67999999999999994" table:formula="of:=[.AJ9]-[.AF9]" table:style-name="ce30">
            <text:p>0.68</text:p>
          </table:table-cell>
          <table:table-cell office:value-type="float" office:value="3.0000000000000027E-2" table:formula="of:=[.AK9]-[.AF9]" table:style-name="ce30">
            <text:p>0.03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<text:span text:style-name="T2">Avg.<text:s/></text:span>Trip Duration</text:p>
          </table:table-cell>
          <table:table-cell office:value-type="float" office:value="0" table:formula="of:=[.B10]-[.B10]" table:style-name="ce6">
            <text:p>0</text:p>
          </table:table-cell>
          <table:table-cell office:value-type="float" office:value="-141.25" table:formula="of:=[.B10]-[.C10]" table:style-name="ce9">
            <text:p>-141.25</text:p>
          </table:table-cell>
          <table:table-cell office:value-type="float" office:value="53.94" table:formula="of:=[.B10]-[.D10]" table:style-name="ce9">
            <text:p>53.94</text:p>
          </table:table-cell>
          <table:table-cell office:value-type="float" office:value="243.64" table:formula="of:=[.B10]-[.E10]" table:style-name="ce9">
            <text:p>243.64</text:p>
          </table:table-cell>
          <table:table-cell office:value-type="float" office:value="255.59" table:formula="of:=[.B10]-[.F10]" table:style-name="ce9">
            <text:p>255.59</text:p>
          </table:table-cell>
          <table:table-cell office:value-type="float" office:value="203.55" table:formula="of:=[.B10]-[.G10]" table:style-name="ce9">
            <text:p>203.55</text:p>
          </table:table-cell>
          <table:table-cell office:value-type="float" office:value="0" table:formula="of:=[.H10]-[.H10]" table:style-name="ce29">
            <text:p>0</text:p>
          </table:table-cell>
          <table:table-cell office:value-type="float" office:value="474.43999999999994" table:formula="of:=[.H10]-[.I10]" table:style-name="ce30">
            <text:p>474.44</text:p>
          </table:table-cell>
          <table:table-cell office:value-type="float" office:value="412.52" table:formula="of:=[.H10]-[.J10]" table:style-name="ce30">
            <text:p>412.52</text:p>
          </table:table-cell>
          <table:table-cell office:value-type="float" office:value="668.38" table:formula="of:=[.H10]-[.K10]" table:style-name="ce30">
            <text:p>668.38</text:p>
          </table:table-cell>
          <table:table-cell office:value-type="float" office:value="680.3" table:formula="of:=[.H10]-[.L10]" table:style-name="ce30">
            <text:p>680.30</text:p>
          </table:table-cell>
          <table:table-cell office:value-type="float" office:value="624.14" table:formula="of:=[.H10]-[.M10]" table:style-name="ce30">
            <text:p>624.14</text:p>
          </table:table-cell>
          <table:table-cell office:value-type="float" office:value="0" table:formula="of:=[.N10]-[.N10]" table:style-name="ce6">
            <text:p>0</text:p>
          </table:table-cell>
          <table:table-cell office:value-type="float" office:value="90.990000000000009" table:formula="of:=[.N10]-[.O10]" table:style-name="ce9">
            <text:p>90.99</text:p>
          </table:table-cell>
          <table:table-cell office:value-type="float" office:value="-49.990000000000009" table:formula="of:=[.N10]-[.P10]" table:style-name="ce9">
            <text:p>-49.99</text:p>
          </table:table-cell>
          <table:table-cell office:value-type="float" office:value="675.02" table:formula="of:=[.N10]-[.Q10]" table:style-name="ce9">
            <text:p>675.02</text:p>
          </table:table-cell>
          <table:table-cell office:value-type="float" office:value="682.5" table:formula="of:=[.N10]-[.R10]" table:style-name="ce9">
            <text:p>682.50</text:p>
          </table:table-cell>
          <table:table-cell office:value-type="float" office:value="625.41999999999996" table:formula="of:=[.N10]-[.S10]" table:style-name="ce9">
            <text:p>625.42</text:p>
          </table:table-cell>
          <table:table-cell office:value-type="float" office:value="0" table:formula="of:=[.T10]-[.T10]" table:style-name="ce6">
            <text:p>0</text:p>
          </table:table-cell>
          <table:table-cell office:value-type="float" office:value="494.17999999999995" table:formula="of:=[.T10]-[.U10]" table:style-name="ce9">
            <text:p>494.18</text:p>
          </table:table-cell>
          <table:table-cell office:value-type="float" office:value="208.64999999999986" table:formula="of:=[.T10]-[.V10]" table:style-name="ce9">
            <text:p>208.65</text:p>
          </table:table-cell>
          <table:table-cell office:value-type="float" office:value="1161.9899999999998" table:formula="of:=[.T10]-[.W10]" table:style-name="ce9">
            <text:p>1161.99</text:p>
          </table:table-cell>
          <table:table-cell office:value-type="float" office:value="1176.3999999999999" table:formula="of:=[.T10]-[.X10]" table:style-name="ce9">
            <text:p>1176.40</text:p>
          </table:table-cell>
          <table:table-cell office:value-type="float" office:value="890.79" table:formula="of:=[.T10]-[.Y10]" table:style-name="ce9">
            <text:p>890.79</text:p>
          </table:table-cell>
          <table:table-cell office:value-type="float" office:value="0" table:formula="of:=[.Z10]-[.Z10]" table:style-name="ce6">
            <text:p>0</text:p>
          </table:table-cell>
          <table:table-cell office:value-type="float" office:value="530.56000000000017" table:formula="of:=[.Z10]-[.AA10]" table:style-name="ce9">
            <text:p>530.56</text:p>
          </table:table-cell>
          <table:table-cell office:value-type="float" office:value="236.74" table:formula="of:=[.Z10]-[.AB10]" table:style-name="ce9">
            <text:p>236.74</text:p>
          </table:table-cell>
          <table:table-cell office:value-type="float" office:value="1059.6300000000001" table:formula="of:=[.Z10]-[.AC10]" table:style-name="ce9">
            <text:p>1059.63</text:p>
          </table:table-cell>
          <table:table-cell office:value-type="float" office:value="1397.0700000000002" table:formula="of:=[.Z10]-[.AD10]" table:style-name="ce9">
            <text:p>1397.07</text:p>
          </table:table-cell>
          <table:table-cell office:value-type="float" office:value="400.36000000000013" table:formula="of:=[.Z10]-[.AE10]" table:style-name="ce9">
            <text:p>400.36</text:p>
          </table:table-cell>
          <table:table-cell office:value-type="float" office:value="0" table:formula="of:=[.AF10]-[.AF10]" table:style-name="ce29">
            <text:p>0</text:p>
          </table:table-cell>
          <table:table-cell office:value-type="float" office:value="516.21" table:formula="of:=[.AF10]-[.AG10]" table:style-name="ce30">
            <text:p>516.21</text:p>
          </table:table-cell>
          <table:table-cell office:value-type="float" office:value="158.43000000000006" table:formula="of:=[.AF10]-[.AH10]" table:style-name="ce30">
            <text:p>158.43</text:p>
          </table:table-cell>
          <table:table-cell office:value-type="float" office:value="795.92000000000007" table:formula="of:=[.AF10]-[.AI10]" table:style-name="ce30">
            <text:p>795.92</text:p>
          </table:table-cell>
          <table:table-cell office:value-type="float" office:value="667.92000000000007" table:formula="of:=[.AF10]-[.AJ10]" table:style-name="ce30">
            <text:p>667.92</text:p>
          </table:table-cell>
          <table:table-cell office:value-type="float" office:value="116.03999999999996" table:formula="of:=[.AF10]-[.AK10]" table:style-name="ce30">
            <text:p>116.04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<text:span text:style-name="T2">Avg.<text:s/></text:span>Waiting Time</text:p>
          </table:table-cell>
          <table:table-cell office:value-type="float" office:value="0" table:formula="of:=[.B11]-[.B11]" table:style-name="ce6">
            <text:p>0</text:p>
          </table:table-cell>
          <table:table-cell office:value-type="float" office:value="-124.70999999999998" table:formula="of:=[.B11]-[.C11]" table:style-name="ce9">
            <text:p>-124.71</text:p>
          </table:table-cell>
          <table:table-cell office:value-type="float" office:value="53.510000000000048" table:formula="of:=[.B11]-[.D11]" table:style-name="ce9">
            <text:p>53.51</text:p>
          </table:table-cell>
          <table:table-cell office:value-type="float" office:value="233.79000000000002" table:formula="of:=[.B11]-[.E11]" table:style-name="ce9">
            <text:p>233.79</text:p>
          </table:table-cell>
          <table:table-cell office:value-type="float" office:value="246.01000000000002" table:formula="of:=[.B11]-[.F11]" table:style-name="ce9">
            <text:p>246.01</text:p>
          </table:table-cell>
          <table:table-cell office:value-type="float" office:value="198.21000000000004" table:formula="of:=[.B11]-[.G11]" table:style-name="ce9">
            <text:p>198.21</text:p>
          </table:table-cell>
          <table:table-cell office:value-type="float" office:value="0" table:formula="of:=[.H11]-[.H11]" table:style-name="ce29">
            <text:p>0</text:p>
          </table:table-cell>
          <table:table-cell office:value-type="float" office:value="465.04" table:formula="of:=[.H11]-[.I11]" table:style-name="ce30">
            <text:p>465.04</text:p>
          </table:table-cell>
          <table:table-cell office:value-type="float" office:value="393.65000000000003" table:formula="of:=[.H11]-[.J11]" table:style-name="ce30">
            <text:p>393.65</text:p>
          </table:table-cell>
          <table:table-cell office:value-type="float" office:value="637.34" table:formula="of:=[.H11]-[.K11]" table:style-name="ce30">
            <text:p>637.34</text:p>
          </table:table-cell>
          <table:table-cell office:value-type="float" office:value="648.85" table:formula="of:=[.H11]-[.L11]" table:style-name="ce30">
            <text:p>648.85</text:p>
          </table:table-cell>
          <table:table-cell office:value-type="float" office:value="597.27" table:formula="of:=[.H11]-[.M11]" table:style-name="ce30">
            <text:p>597.27</text:p>
          </table:table-cell>
          <table:table-cell office:value-type="float" office:value="0" table:formula="of:=[.N11]-[.N11]" table:style-name="ce6">
            <text:p>0</text:p>
          </table:table-cell>
          <table:table-cell office:value-type="float" office:value="94.230000000000018" table:formula="of:=[.N11]-[.O11]" table:style-name="ce9">
            <text:p>94.23</text:p>
          </table:table-cell>
          <table:table-cell office:value-type="float" office:value="-48.590000000000032" table:formula="of:=[.N11]-[.P11]" table:style-name="ce9">
            <text:p>-48.59</text:p>
          </table:table-cell>
          <table:table-cell office:value-type="float" office:value="643.94999999999993" table:formula="of:=[.N11]-[.Q11]" table:style-name="ce9">
            <text:p>643.95</text:p>
          </table:table-cell>
          <table:table-cell office:value-type="float" office:value="651.78" table:formula="of:=[.N11]-[.R11]" table:style-name="ce9">
            <text:p>651.78</text:p>
          </table:table-cell>
          <table:table-cell office:value-type="float" office:value="599.01" table:formula="of:=[.N11]-[.S11]" table:style-name="ce9">
            <text:p>599.01</text:p>
          </table:table-cell>
          <table:table-cell office:value-type="float" office:value="0" table:formula="of:=[.T11]-[.T11]" table:style-name="ce6">
            <text:p>0</text:p>
          </table:table-cell>
          <table:table-cell office:value-type="float" office:value="481.11999999999989" table:formula="of:=[.T11]-[.U11]" table:style-name="ce9">
            <text:p>481.12</text:p>
          </table:table-cell>
          <table:table-cell office:value-type="float" office:value="198.51999999999998" table:formula="of:=[.T11]-[.V11]" table:style-name="ce9">
            <text:p>198.52</text:p>
          </table:table-cell>
          <table:table-cell office:value-type="float" office:value="1110.72" table:formula="of:=[.T11]-[.W11]" table:style-name="ce9">
            <text:p>1110.72</text:p>
          </table:table-cell>
          <table:table-cell office:value-type="float" office:value="1125.1199999999999" table:formula="of:=[.T11]-[.X11]" table:style-name="ce9">
            <text:p>1125.12</text:p>
          </table:table-cell>
          <table:table-cell office:value-type="float" office:value="852.12999999999988" table:formula="of:=[.T11]-[.Y11]" table:style-name="ce9">
            <text:p>852.13</text:p>
          </table:table-cell>
          <table:table-cell office:value-type="float" office:value="0" table:formula="of:=[.Z11]-[.Z11]" table:style-name="ce6">
            <text:p>0</text:p>
          </table:table-cell>
          <table:table-cell office:value-type="float" office:value="518.09" table:formula="of:=[.Z11]-[.AA11]" table:style-name="ce9">
            <text:p>518.09</text:p>
          </table:table-cell>
          <table:table-cell office:value-type="float" office:value="223.97000000000003" table:formula="of:=[.Z11]-[.AB11]" table:style-name="ce9">
            <text:p>223.97</text:p>
          </table:table-cell>
          <table:table-cell office:value-type="float" office:value="1013.53" table:formula="of:=[.Z11]-[.AC11]" table:style-name="ce9">
            <text:p>1013.53</text:p>
          </table:table-cell>
          <table:table-cell office:value-type="float" office:value="1338" table:formula="of:=[.Z11]-[.AD11]" table:style-name="ce9">
            <text:p>1338.00</text:p>
          </table:table-cell>
          <table:table-cell office:value-type="float" office:value="380.8900000000001" table:formula="of:=[.Z11]-[.AE11]" table:style-name="ce9">
            <text:p>380.89</text:p>
          </table:table-cell>
          <table:table-cell office:value-type="float" office:value="0" table:formula="of:=[.AF11]-[.AF11]" table:style-name="ce29">
            <text:p>0</text:p>
          </table:table-cell>
          <table:table-cell office:value-type="float" office:value="505.8599999999999" table:formula="of:=[.AF11]-[.AG11]" table:style-name="ce30">
            <text:p>505.86</text:p>
          </table:table-cell>
          <table:table-cell office:value-type="float" office:value="152.12999999999988" table:formula="of:=[.AF11]-[.AH11]" table:style-name="ce30">
            <text:p>152.13</text:p>
          </table:table-cell>
          <table:table-cell office:value-type="float" office:value="763.40999999999985" table:formula="of:=[.AF11]-[.AI11]" table:style-name="ce30">
            <text:p>763.41</text:p>
          </table:table-cell>
          <table:table-cell office:value-type="float" office:value="638.31999999999994" table:formula="of:=[.AF11]-[.AJ11]" table:style-name="ce30">
            <text:p>638.32</text:p>
          </table:table-cell>
          <table:table-cell office:value-type="float" office:value="108.11999999999989" table:formula="of:=[.AF11]-[.AK11]" table:style-name="ce30">
            <text:p>108.12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<text:span text:style-name="T2">Avg.<text:s/></text:span>Time Loss</text:p>
          </table:table-cell>
          <table:table-cell office:value-type="float" office:value="0" table:formula="of:=[.B12]-[.B12]" table:style-name="ce6">
            <text:p>0</text:p>
          </table:table-cell>
          <table:table-cell office:value-type="float" office:value="-139.52999999999997" table:formula="of:=[.B12]-[.C12]" table:style-name="ce9">
            <text:p>-139.53</text:p>
          </table:table-cell>
          <table:table-cell office:value-type="float" office:value="53.25" table:formula="of:=[.B12]-[.D12]" table:style-name="ce9">
            <text:p>53.25</text:p>
          </table:table-cell>
          <table:table-cell office:value-type="float" office:value="241.77" table:formula="of:=[.B12]-[.E12]" table:style-name="ce9">
            <text:p>241.77</text:p>
          </table:table-cell>
          <table:table-cell office:value-type="float" office:value="253.70000000000002" table:formula="of:=[.B12]-[.F12]" table:style-name="ce9">
            <text:p>253.70</text:p>
          </table:table-cell>
          <table:table-cell office:value-type="float" office:value="201.64000000000001" table:formula="of:=[.B12]-[.G12]" table:style-name="ce9">
            <text:p>201.64</text:p>
          </table:table-cell>
          <table:table-cell office:value-type="float" office:value="0" table:formula="of:=[.H12]-[.H12]" table:style-name="ce29">
            <text:p>0</text:p>
          </table:table-cell>
          <table:table-cell office:value-type="float" office:value="458.34" table:formula="of:=[.H12]-[.I12]" table:style-name="ce30">
            <text:p>458.34</text:p>
          </table:table-cell>
          <table:table-cell office:value-type="float" office:value="399.69" table:formula="of:=[.H12]-[.J12]" table:style-name="ce30">
            <text:p>399.69</text:p>
          </table:table-cell>
          <table:table-cell office:value-type="float" office:value="652.4" table:formula="of:=[.H12]-[.K12]" table:style-name="ce30">
            <text:p>652.40</text:p>
          </table:table-cell>
          <table:table-cell office:value-type="float" office:value="664.31999999999994" table:formula="of:=[.H12]-[.L12]" table:style-name="ce30">
            <text:p>664.32</text:p>
          </table:table-cell>
          <table:table-cell office:value-type="float" office:value="608.14" table:formula="of:=[.H12]-[.M12]" table:style-name="ce30">
            <text:p>608.14</text:p>
          </table:table-cell>
          <table:table-cell office:value-type="float" office:value="0" table:formula="of:=[.N12]-[.N12]" table:style-name="ce6">
            <text:p>0</text:p>
          </table:table-cell>
          <table:table-cell office:value-type="float" office:value="88.189999999999941" table:formula="of:=[.N12]-[.O12]" table:style-name="ce9">
            <text:p>88.19</text:p>
          </table:table-cell>
          <table:table-cell office:value-type="float" office:value="-45.480000000000018" table:formula="of:=[.N12]-[.P12]" table:style-name="ce9">
            <text:p>-45.48</text:p>
          </table:table-cell>
          <table:table-cell office:value-type="float" office:value="663.09999999999991" table:formula="of:=[.N12]-[.Q12]" table:style-name="ce9">
            <text:p>663.10</text:p>
          </table:table-cell>
          <table:table-cell office:value-type="float" office:value="670.57999999999993" table:formula="of:=[.N12]-[.R12]" table:style-name="ce9">
            <text:p>670.58</text:p>
          </table:table-cell>
          <table:table-cell office:value-type="float" office:value="613.5" table:formula="of:=[.N12]-[.S12]" table:style-name="ce9">
            <text:p>613.50</text:p>
          </table:table-cell>
          <table:table-cell office:value-type="float" office:value="0" table:formula="of:=[.T12]-[.T12]" table:style-name="ce6">
            <text:p>0</text:p>
          </table:table-cell>
          <table:table-cell office:value-type="float" office:value="478.78" table:formula="of:=[.T12]-[.U12]" table:style-name="ce9">
            <text:p>478.78</text:p>
          </table:table-cell>
          <table:table-cell office:value-type="float" office:value="203.26999999999998" table:formula="of:=[.T12]-[.V12]" table:style-name="ce9">
            <text:p>203.27</text:p>
          </table:table-cell>
          <table:table-cell office:value-type="float" office:value="1134.99" table:formula="of:=[.T12]-[.W12]" table:style-name="ce9">
            <text:p>1134.99</text:p>
          </table:table-cell>
          <table:table-cell office:value-type="float" office:value="1149.3699999999999" table:formula="of:=[.T12]-[.X12]" table:style-name="ce9">
            <text:p>1149.37</text:p>
          </table:table-cell>
          <table:table-cell office:value-type="float" office:value="868.82999999999993" table:formula="of:=[.T12]-[.Y12]" table:style-name="ce9">
            <text:p>868.83</text:p>
          </table:table-cell>
          <table:table-cell office:value-type="float" office:value="0" table:formula="of:=[.Z12]-[.Z12]" table:style-name="ce6">
            <text:p>0</text:p>
          </table:table-cell>
          <table:table-cell office:value-type="float" office:value="513.87999999999988" table:formula="of:=[.Z12]-[.AA12]" table:style-name="ce9">
            <text:p>513.88</text:p>
          </table:table-cell>
          <table:table-cell office:value-type="float" office:value="227.21000000000004" table:formula="of:=[.Z12]-[.AB12]" table:style-name="ce9">
            <text:p>227.21</text:p>
          </table:table-cell>
          <table:table-cell office:value-type="float" office:value="1036.9299999999998" table:formula="of:=[.Z12]-[.AC12]" table:style-name="ce9">
            <text:p>1036.93</text:p>
          </table:table-cell>
          <table:table-cell office:value-type="float" office:value="1364.8" table:formula="of:=[.Z12]-[.AD12]" table:style-name="ce9">
            <text:p>1364.80</text:p>
          </table:table-cell>
          <table:table-cell office:value-type="float" office:value="391.28" table:formula="of:=[.Z12]-[.AE12]" table:style-name="ce9">
            <text:p>391.28</text:p>
          </table:table-cell>
          <table:table-cell office:value-type="float" office:value="0" table:formula="of:=[.AF12]-[.AF12]" table:style-name="ce29">
            <text:p>0</text:p>
          </table:table-cell>
          <table:table-cell office:value-type="float" office:value="503.83999999999992" table:formula="of:=[.AF12]-[.AG12]" table:style-name="ce30">
            <text:p>503.84</text:p>
          </table:table-cell>
          <table:table-cell office:value-type="float" office:value="155.01" table:formula="of:=[.AF12]-[.AH12]" table:style-name="ce30">
            <text:p>155.01</text:p>
          </table:table-cell>
          <table:table-cell office:value-type="float" office:value="780.1" table:formula="of:=[.AF12]-[.AI12]" table:style-name="ce30">
            <text:p>780.10</text:p>
          </table:table-cell>
          <table:table-cell office:value-type="float" office:value="654.84999999999991" table:formula="of:=[.AF12]-[.AJ12]" table:style-name="ce30">
            <text:p>654.85</text:p>
          </table:table-cell>
          <table:table-cell office:value-type="float" office:value="112.8900000000001" table:formula="of:=[.AF12]-[.AK12]" table:style-name="ce30">
            <text:p>112.89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<text:span text:style-name="T2">Avg.<text:s/></text:span>Depart Delay</text:p>
          </table:table-cell>
          <table:table-cell office:value-type="float" office:value="0" table:formula="of:=[.B13]-[.B13]" table:style-name="ce6">
            <text:p>0</text:p>
          </table:table-cell>
          <table:table-cell office:value-type="float" office:value="8.2899999999999991" table:formula="of:=[.B13]-[.C13]" table:style-name="ce9">
            <text:p>8.29</text:p>
          </table:table-cell>
          <table:table-cell office:value-type="float" office:value="5.0200000000000005" table:formula="of:=[.B13]-[.D13]" table:style-name="ce9">
            <text:p>5.02</text:p>
          </table:table-cell>
          <table:table-cell office:value-type="float" office:value="12.68" table:formula="of:=[.B13]-[.E13]" table:style-name="ce9">
            <text:p>12.68</text:p>
          </table:table-cell>
          <table:table-cell office:value-type="float" office:value="12.63" table:formula="of:=[.B13]-[.F13]" table:style-name="ce9">
            <text:p>12.63</text:p>
          </table:table-cell>
          <table:table-cell office:value-type="float" office:value="12.71" table:formula="of:=[.B13]-[.G13]" table:style-name="ce9">
            <text:p>12.71</text:p>
          </table:table-cell>
          <table:table-cell office:value-type="float" office:value="0" table:formula="of:=[.H13]-[.H13]" table:style-name="ce29">
            <text:p>0</text:p>
          </table:table-cell>
          <table:table-cell office:value-type="float" office:value="52.28" table:formula="of:=[.H13]-[.I13]" table:style-name="ce30">
            <text:p>52.28</text:p>
          </table:table-cell>
          <table:table-cell office:value-type="float" office:value="35.049999999999997" table:formula="of:=[.H13]-[.J13]" table:style-name="ce30">
            <text:p>35.05</text:p>
          </table:table-cell>
          <table:table-cell office:value-type="float" office:value="59.18" table:formula="of:=[.H13]-[.K13]" table:style-name="ce30">
            <text:p>59.18</text:p>
          </table:table-cell>
          <table:table-cell office:value-type="float" office:value="59.18" table:formula="of:=[.H13]-[.L13]" table:style-name="ce30">
            <text:p>59.18</text:p>
          </table:table-cell>
          <table:table-cell office:value-type="float" office:value="59.160000000000004" table:formula="of:=[.H13]-[.M13]" table:style-name="ce30">
            <text:p>59.16</text:p>
          </table:table-cell>
          <table:table-cell office:value-type="float" office:value="0" table:formula="of:=[.N13]-[.N13]" table:style-name="ce6">
            <text:p>0</text:p>
          </table:table-cell>
          <table:table-cell office:value-type="float" office:value="59.019999999999996" table:formula="of:=[.N13]-[.O13]" table:style-name="ce9">
            <text:p>59.02</text:p>
          </table:table-cell>
          <table:table-cell office:value-type="float" office:value="-66.37" table:formula="of:=[.N13]-[.P13]" table:style-name="ce9">
            <text:p>-66.37</text:p>
          </table:table-cell>
          <table:table-cell office:value-type="float" office:value="75.400000000000006" table:formula="of:=[.N13]-[.Q13]" table:style-name="ce9">
            <text:p>75.40</text:p>
          </table:table-cell>
          <table:table-cell office:value-type="float" office:value="75.400000000000006" table:formula="of:=[.N13]-[.R13]" table:style-name="ce9">
            <text:p>75.40</text:p>
          </table:table-cell>
          <table:table-cell office:value-type="float" office:value="75.38" table:formula="of:=[.N13]-[.S13]" table:style-name="ce9">
            <text:p>75.38</text:p>
          </table:table-cell>
          <table:table-cell office:value-type="float" office:value="0" table:formula="of:=[.T13]-[.T13]" table:style-name="ce6">
            <text:p>0</text:p>
          </table:table-cell>
          <table:table-cell office:value-type="float" office:value="207.95000000000002" table:formula="of:=[.T13]-[.U13]" table:style-name="ce9">
            <text:p>207.95</text:p>
          </table:table-cell>
          <table:table-cell office:value-type="float" office:value="32.47" table:formula="of:=[.T13]-[.V13]" table:style-name="ce9">
            <text:p>32.47</text:p>
          </table:table-cell>
          <table:table-cell office:value-type="float" office:value="250.69" table:formula="of:=[.T13]-[.W13]" table:style-name="ce9">
            <text:p>250.69</text:p>
          </table:table-cell>
          <table:table-cell office:value-type="float" office:value="250.71" table:formula="of:=[.T13]-[.X13]" table:style-name="ce9">
            <text:p>250.71</text:p>
          </table:table-cell>
          <table:table-cell office:value-type="float" office:value="244.16" table:formula="of:=[.T13]-[.Y13]" table:style-name="ce9">
            <text:p>244.16</text:p>
          </table:table-cell>
          <table:table-cell office:value-type="float" office:value="0" table:formula="of:=[.Z13]-[.Z13]" table:style-name="ce6">
            <text:p>0</text:p>
          </table:table-cell>
          <table:table-cell office:value-type="float" office:value="294.02" table:formula="of:=[.Z13]-[.AA13]" table:style-name="ce9">
            <text:p>294.02</text:p>
          </table:table-cell>
          <table:table-cell office:value-type="float" office:value="57.740000000000009" table:formula="of:=[.Z13]-[.AB13]" table:style-name="ce9">
            <text:p>57.74</text:p>
          </table:table-cell>
          <table:table-cell office:value-type="float" office:value="486.7" table:formula="of:=[.Z13]-[.AC13]" table:style-name="ce9">
            <text:p>486.70</text:p>
          </table:table-cell>
          <table:table-cell office:value-type="float" office:value="499.17" table:formula="of:=[.Z13]-[.AD13]" table:style-name="ce9">
            <text:p>499.17</text:p>
          </table:table-cell>
          <table:table-cell office:value-type="float" office:value="299.19" table:formula="of:=[.Z13]-[.AE13]" table:style-name="ce9">
            <text:p>299.19</text:p>
          </table:table-cell>
          <table:table-cell office:value-type="float" office:value="0" table:formula="of:=[.AF13]-[.AF13]" table:style-name="ce29">
            <text:p>0</text:p>
          </table:table-cell>
          <table:table-cell office:value-type="float" office:value="434.49999999999994" table:formula="of:=[.AF13]-[.AG13]" table:style-name="ce30">
            <text:p>434.50</text:p>
          </table:table-cell>
          <table:table-cell office:value-type="float" office:value="12.519999999999982" table:formula="of:=[.AF13]-[.AH13]" table:style-name="ce30">
            <text:p>12.52</text:p>
          </table:table-cell>
          <table:table-cell office:value-type="float" office:value="631.04" table:formula="of:=[.AF13]-[.AI13]" table:style-name="ce30">
            <text:p>631.04</text:p>
          </table:table-cell>
          <table:table-cell office:value-type="float" office:value="629.37" table:formula="of:=[.AF13]-[.AJ13]" table:style-name="ce30">
            <text:p>629.37</text:p>
          </table:table-cell>
          <table:table-cell office:value-type="float" office:value="167.69999999999993" table:formula="of:=[.AF13]-[.AK13]" table:style-name="ce30">
            <text:p>167.70</text:p>
          </table:table-cell>
          <table:table-cell table:number-columns-repeated="16347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16384" table:style-name="ce1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24" table:number-rows-spanned="1" table:style-name="ce13">
            <text:p>San Diego</text:p>
          </table:table-cell>
          <table:covered-table-cell table:number-columns-repeated="23"/>
          <table:table-cell table:number-columns-repeated="16359" table:style-name="ce1"/>
        </table:table-row>
        <table:table-row table:style-name="ro1">
          <table:table-cell office:value-type="string" table:style-name="ce3">
            <text:p>Cars Flow</text:p>
          </table:table-cell>
          <table:table-cell office:value-type="string" table:number-columns-spanned="6" table:number-rows-spanned="1" table:style-name="ce14">
            <text:p>Free</text:p>
          </table:table-cell>
          <table:covered-table-cell table:number-columns-repeated="5"/>
          <table:table-cell office:value-type="string" table:number-columns-spanned="6" table:number-rows-spanned="1" table:style-name="ce14">
            <text:p>Desc</text:p>
          </table:table-cell>
          <table:covered-table-cell table:number-columns-repeated="5"/>
          <table:table-cell office:value-type="string" table:number-columns-spanned="6" table:number-rows-spanned="1" table:style-name="ce14">
            <text:p>Traff</text:p>
          </table:table-cell>
          <table:covered-table-cell table:number-columns-repeated="5"/>
          <table:table-cell office:value-type="string" table:number-columns-spanned="6" table:number-rows-spanned="1" table:style-name="ce14">
            <text:p>Cong</text:p>
          </table:table-cell>
          <table:covered-table-cell table:number-columns-repeated="5"/>
          <table:table-cell table:number-columns-repeated="16359" table:style-name="ce1"/>
        </table:table-row>
        <table:table-row table:style-name="ro1">
          <table:table-cell office:value-type="string" table:style-name="ce3">
            <text:p>Cars Inserted</text:p>
          </table:table-cell>
          <table:table-cell office:value-type="float" office:value="587" table:number-columns-spanned="6" table:number-rows-spanned="1" table:style-name="ce15">
            <text:p>587</text:p>
          </table:table-cell>
          <table:covered-table-cell table:number-columns-repeated="5"/>
          <table:table-cell office:value-type="float" office:value="947" table:number-columns-spanned="6" table:number-rows-spanned="1" table:style-name="ce15">
            <text:p>947</text:p>
          </table:table-cell>
          <table:covered-table-cell table:number-columns-repeated="5"/>
          <table:table-cell office:value-type="float" office:value="1145" table:number-columns-spanned="6" table:number-rows-spanned="1" table:style-name="ce15">
            <text:p>1145</text:p>
          </table:table-cell>
          <table:covered-table-cell table:number-columns-repeated="5"/>
          <table:table-cell office:value-type="float" office:value="1292" table:number-columns-spanned="6" table:number-rows-spanned="1" table:style-name="ce15">
            <text:p>1292</text:p>
          </table:table-cell>
          <table:covered-table-cell table:number-columns-repeated="5"/>
          <table:table-cell table:number-columns-repeated="16359" table:style-name="ce1"/>
        </table:table-row>
        <table:table-row table:style-name="ro1">
          <table:table-cell office:value-type="string" table:style-name="ce11">
            <text:p>Signal Logic</text:p>
          </table:table-cell>
          <table:table-cell office:value-type="string" table:style-name="ce5">
            <text:p>Timed</text:p>
          </table:table-cell>
          <table:table-cell office:value-type="string" table:style-name="ce5">
            <text:p>Webster</text:p>
          </table:table-cell>
          <table:table-cell office:value-type="string" table:style-name="ce5">
            <text:p>Coordinated</text:p>
          </table:table-cell>
          <table:table-cell office:value-type="string" table:style-name="ce5">
            <text:p>Collab_P</text:p>
          </table:table-cell>
          <table:table-cell office:value-type="string" table:style-name="ce5">
            <text:p>Actuated</text:p>
          </table:table-cell>
          <table:table-cell office:value-type="string" table:style-name="ce21">
            <text:p>Collab_PI</text:p>
          </table:table-cell>
          <table:table-cell office:value-type="string" table:style-name="ce5">
            <text:p>Timed</text:p>
          </table:table-cell>
          <table:table-cell office:value-type="string" table:style-name="ce5">
            <text:p>Webster</text:p>
          </table:table-cell>
          <table:table-cell office:value-type="string" table:style-name="ce5">
            <text:p>Coordinated</text:p>
          </table:table-cell>
          <table:table-cell office:value-type="string" table:style-name="ce5">
            <text:p>Collab_P</text:p>
          </table:table-cell>
          <table:table-cell office:value-type="string" table:style-name="ce5">
            <text:p>Actuated</text:p>
          </table:table-cell>
          <table:table-cell office:value-type="string" table:style-name="ce21">
            <text:p>Collab_PI</text:p>
          </table:table-cell>
          <table:table-cell office:value-type="string" table:style-name="ce5">
            <text:p>Timed</text:p>
          </table:table-cell>
          <table:table-cell office:value-type="string" table:style-name="ce5">
            <text:p>Webster</text:p>
          </table:table-cell>
          <table:table-cell office:value-type="string" table:style-name="ce5">
            <text:p>Coordinated</text:p>
          </table:table-cell>
          <table:table-cell office:value-type="string" table:style-name="ce5">
            <text:p>Collab_P</text:p>
          </table:table-cell>
          <table:table-cell office:value-type="string" table:style-name="ce5">
            <text:p>Actuated</text:p>
          </table:table-cell>
          <table:table-cell office:value-type="string" table:style-name="ce21">
            <text:p>Collab_PI</text:p>
          </table:table-cell>
          <table:table-cell office:value-type="string" table:style-name="ce5">
            <text:p>Timed</text:p>
          </table:table-cell>
          <table:table-cell office:value-type="string" table:style-name="ce5">
            <text:p>Webster</text:p>
          </table:table-cell>
          <table:table-cell office:value-type="string" table:style-name="ce5">
            <text:p>Coordinated</text:p>
          </table:table-cell>
          <table:table-cell office:value-type="string" table:style-name="ce5">
            <text:p>Collab_P</text:p>
          </table:table-cell>
          <table:table-cell office:value-type="string" table:style-name="ce5">
            <text:p>Actuated</text:p>
          </table:table-cell>
          <table:table-cell office:value-type="string" table:style-name="ce21">
            <text:p>Collab_PI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11">
            <text:p>Simulation Duration</text:p>
          </table:table-cell>
          <table:table-cell office:value-type="float" office:value="2013" table:style-name="ce5">
            <text:p>2013</text:p>
          </table:table-cell>
          <table:table-cell office:value-type="float" office:value="2063" table:style-name="ce5">
            <text:p>2063</text:p>
          </table:table-cell>
          <table:table-cell office:value-type="float" office:value="1947" table:style-name="ce5">
            <text:p>1947</text:p>
          </table:table-cell>
          <table:table-cell office:value-type="float" office:value="1959" table:style-name="ce5">
            <text:p>1959</text:p>
          </table:table-cell>
          <table:table-cell office:value-type="float" office:value="1928" table:style-name="ce5">
            <text:p>1928</text:p>
          </table:table-cell>
          <table:table-cell office:value-type="float" office:value="1960" table:style-name="ce21">
            <text:p>1960</text:p>
          </table:table-cell>
          <table:table-cell office:value-type="float" office:value="2611" table:style-name="ce5">
            <text:p>2611</text:p>
          </table:table-cell>
          <table:table-cell office:value-type="float" office:value="2416" table:style-name="ce5">
            <text:p>2416</text:p>
          </table:table-cell>
          <table:table-cell office:value-type="float" office:value="2610" table:style-name="ce5">
            <text:p>2610</text:p>
          </table:table-cell>
          <table:table-cell office:value-type="float" office:value="1959" table:style-name="ce5">
            <text:p>1959</text:p>
          </table:table-cell>
          <table:table-cell office:value-type="float" office:value="1944" table:style-name="ce5">
            <text:p>1944</text:p>
          </table:table-cell>
          <table:table-cell office:value-type="float" office:value="2050" table:style-name="ce21">
            <text:p>2050</text:p>
          </table:table-cell>
          <table:table-cell office:value-type="float" office:value="3931" table:style-name="ce5">
            <text:p>3931</text:p>
          </table:table-cell>
          <table:table-cell office:value-type="float" office:value="3301" table:style-name="ce5">
            <text:p>3301</text:p>
          </table:table-cell>
          <table:table-cell office:value-type="float" office:value="3858" table:style-name="ce5">
            <text:p>3858</text:p>
          </table:table-cell>
          <table:table-cell office:value-type="float" office:value="2249" table:style-name="ce5">
            <text:p>2249</text:p>
          </table:table-cell>
          <table:table-cell office:value-type="float" office:value="2505" table:style-name="ce5">
            <text:p>2505</text:p>
          </table:table-cell>
          <table:table-cell office:value-type="float" office:value="2319" table:style-name="ce21">
            <text:p>2319</text:p>
          </table:table-cell>
          <table:table-cell office:value-type="float" office:value="4291" table:style-name="ce5">
            <text:p>4291</text:p>
          </table:table-cell>
          <table:table-cell office:value-type="float" office:value="3863" table:style-name="ce5">
            <text:p>3863</text:p>
          </table:table-cell>
          <table:table-cell office:value-type="float" office:value="4367" table:style-name="ce5">
            <text:p>4367</text:p>
          </table:table-cell>
          <table:table-cell office:value-type="float" office:value="2576" table:style-name="ce5">
            <text:p>2576</text:p>
          </table:table-cell>
          <table:table-cell office:value-type="float" office:value="2775" table:style-name="ce5">
            <text:p>2775</text:p>
          </table:table-cell>
          <table:table-cell office:value-type="float" office:value="2919" table:style-name="ce21">
            <text:p>2919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11">
            <text:p>Teleport Ja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30" table:style-name="ce5">
            <text:p>30</text:p>
          </table:table-cell>
          <table:table-cell office:value-type="float" office:value="12" table:style-name="ce5">
            <text:p>12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43" table:style-name="ce5">
            <text:p>43</text:p>
          </table:table-cell>
          <table:table-cell office:value-type="float" office:value="35" table:style-name="ce5">
            <text:p>35</text:p>
          </table:table-cell>
          <table:table-cell office:value-type="float" office:value="64" table:style-name="ce5">
            <text:p>6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3" table:style-name="ce21">
            <text:p>13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11">
            <text:p>Teleport Yield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0" table:style-name="ce5">
            <text:p>20</text:p>
          </table:table-cell>
          <table:table-cell office:value-type="float" office:value="10" table:style-name="ce5">
            <text:p>10</text:p>
          </table:table-cell>
          <table:table-cell office:value-type="float" office:value="31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49" table:style-name="ce5">
            <text:p>49</text:p>
          </table:table-cell>
          <table:table-cell office:value-type="float" office:value="29" table:style-name="ce5">
            <text:p>29</text:p>
          </table:table-cell>
          <table:table-cell office:value-type="float" office:value="43" table:style-name="ce5">
            <text:p>43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6" table:style-name="ce21">
            <text:p>6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11">
            <text:p>Avg. Speed</text:p>
          </table:table-cell>
          <table:table-cell office:value-type="float" office:value="5.23" table:style-name="ce5">
            <text:p>5.23</text:p>
          </table:table-cell>
          <table:table-cell office:value-type="float" office:value="5.53" table:style-name="ce5">
            <text:p>5.53</text:p>
          </table:table-cell>
          <table:table-cell office:value-type="float" office:value="5.63" table:style-name="ce5">
            <text:p>5.63</text:p>
          </table:table-cell>
          <table:table-cell office:value-type="float" office:value="5.64" table:style-name="ce5">
            <text:p>5.64</text:p>
          </table:table-cell>
          <table:table-cell office:value-type="float" office:value="5.74" table:style-name="ce5">
            <text:p>5.74</text:p>
          </table:table-cell>
          <table:table-cell office:value-type="float" office:value="5.43" table:style-name="ce21">
            <text:p>5.43</text:p>
          </table:table-cell>
          <table:table-cell office:value-type="float" office:value="4.01" table:style-name="ce5">
            <text:p>4.01</text:p>
          </table:table-cell>
          <table:table-cell office:value-type="float" office:value="4.2699999999999996" table:style-name="ce5">
            <text:p>4.27</text:p>
          </table:table-cell>
          <table:table-cell office:value-type="float" office:value="4.2" table:style-name="ce5">
            <text:p>4.2</text:p>
          </table:table-cell>
          <table:table-cell office:value-type="float" office:value="5.38" table:style-name="ce5">
            <text:p>5.38</text:p>
          </table:table-cell>
          <table:table-cell office:value-type="float" office:value="5.4" table:style-name="ce5">
            <text:p>5.4</text:p>
          </table:table-cell>
          <table:table-cell office:value-type="float" office:value="4.83" table:style-name="ce21">
            <text:p>4.83</text:p>
          </table:table-cell>
          <table:table-cell office:value-type="float" office:value="3" table:style-name="ce5">
            <text:p>3</text:p>
          </table:table-cell>
          <table:table-cell office:value-type="float" office:value="3.09" table:style-name="ce5">
            <text:p>3.09</text:p>
          </table:table-cell>
          <table:table-cell office:value-type="float" office:value="2.9" table:style-name="ce5">
            <text:p>2.9</text:p>
          </table:table-cell>
          <table:table-cell office:value-type="float" office:value="4.1900000000000004" table:style-name="ce5">
            <text:p>4.19</text:p>
          </table:table-cell>
          <table:table-cell office:value-type="float" office:value="4.21" table:style-name="ce5">
            <text:p>4.21</text:p>
          </table:table-cell>
          <table:table-cell office:value-type="float" office:value="3.86" table:style-name="ce21">
            <text:p>3.86</text:p>
          </table:table-cell>
          <table:table-cell office:value-type="float" office:value="2.4500000000000002" table:style-name="ce5">
            <text:p>2.45</text:p>
          </table:table-cell>
          <table:table-cell office:value-type="float" office:value="2.82" table:style-name="ce5">
            <text:p>2.82</text:p>
          </table:table-cell>
          <table:table-cell office:value-type="float" office:value="2.59" table:style-name="ce5">
            <text:p>2.59</text:p>
          </table:table-cell>
          <table:table-cell office:value-type="float" office:value="3.6" table:style-name="ce5">
            <text:p>3.6</text:p>
          </table:table-cell>
          <table:table-cell office:value-type="float" office:value="3.7" table:style-name="ce5">
            <text:p>3.7</text:p>
          </table:table-cell>
          <table:table-cell office:value-type="float" office:value="3.02" table:style-name="ce21">
            <text:p>3.02</text:p>
          </table:table-cell>
          <table:table-cell table:number-columns-repeated="16359"/>
        </table:table-row>
        <table:table-row table:style-name="ro1">
          <table:table-cell office:value-type="string" table:style-name="ce11">
            <text:p><text:span text:style-name="T2">Avg.<text:s/></text:span>Trip Duration</text:p>
          </table:table-cell>
          <table:table-cell office:value-type="float" office:value="116.93" table:style-name="ce5">
            <text:p>116.93</text:p>
          </table:table-cell>
          <table:table-cell office:value-type="float" office:value="112.48" table:style-name="ce5">
            <text:p>112.48</text:p>
          </table:table-cell>
          <table:table-cell office:value-type="float" office:value="109.71" table:style-name="ce5">
            <text:p>109.71</text:p>
          </table:table-cell>
          <table:table-cell office:value-type="float" office:value="105.37" table:style-name="ce5">
            <text:p>105.37</text:p>
          </table:table-cell>
          <table:table-cell office:value-type="float" office:value="102.1" table:style-name="ce5">
            <text:p>102.1</text:p>
          </table:table-cell>
          <table:table-cell office:value-type="float" office:value="111.83" table:style-name="ce21">
            <text:p>111.83</text:p>
          </table:table-cell>
          <table:table-cell office:value-type="float" office:value="217.61" table:style-name="ce5">
            <text:p>217.61</text:p>
          </table:table-cell>
          <table:table-cell office:value-type="float" office:value="191.98" table:style-name="ce5">
            <text:p>191.98</text:p>
          </table:table-cell>
          <table:table-cell office:value-type="float" office:value="229.54" table:style-name="ce5">
            <text:p>229.54</text:p>
          </table:table-cell>
          <table:table-cell office:value-type="float" office:value="111.87" table:style-name="ce5">
            <text:p>111.87</text:p>
          </table:table-cell>
          <table:table-cell office:value-type="float" office:value="112.26" table:style-name="ce5">
            <text:p>112.26</text:p>
          </table:table-cell>
          <table:table-cell office:value-type="float" office:value="131.66999999999999" table:style-name="ce21">
            <text:p>131.67</text:p>
          </table:table-cell>
          <table:table-cell office:value-type="float" office:value="444.62" table:style-name="ce5">
            <text:p>444.62</text:p>
          </table:table-cell>
          <table:table-cell office:value-type="float" office:value="352.78" table:style-name="ce5">
            <text:p>352.78</text:p>
          </table:table-cell>
          <table:table-cell office:value-type="float" office:value="510.77" table:style-name="ce5">
            <text:p>510.77</text:p>
          </table:table-cell>
          <table:table-cell office:value-type="float" office:value="164.8" table:style-name="ce5">
            <text:p>164.8</text:p>
          </table:table-cell>
          <table:table-cell office:value-type="float" office:value="178.86" table:style-name="ce5">
            <text:p>178.86</text:p>
          </table:table-cell>
          <table:table-cell office:value-type="float" office:value="184.34" table:style-name="ce21">
            <text:p>184.34</text:p>
          </table:table-cell>
          <table:table-cell office:value-type="float" office:value="585.99" table:style-name="ce5">
            <text:p>585.99</text:p>
          </table:table-cell>
          <table:table-cell office:value-type="float" office:value="464.77" table:style-name="ce5">
            <text:p>464.77</text:p>
          </table:table-cell>
          <table:table-cell office:value-type="float" office:value="636.66" table:style-name="ce5">
            <text:p>636.66</text:p>
          </table:table-cell>
          <table:table-cell office:value-type="float" office:value="237.72" table:style-name="ce5">
            <text:p>237.72</text:p>
          </table:table-cell>
          <table:table-cell office:value-type="float" office:value="246.24" table:style-name="ce5">
            <text:p>246.24</text:p>
          </table:table-cell>
          <table:table-cell office:value-type="float" office:value="304.37" table:style-name="ce21">
            <text:p>304.37</text:p>
          </table:table-cell>
          <table:table-cell table:number-columns-repeated="16359"/>
        </table:table-row>
        <table:table-row table:style-name="ro1">
          <table:table-cell office:value-type="string" table:style-name="ce11">
            <text:p><text:span text:style-name="T2">Avg.<text:s/></text:span>Waiting Time</text:p>
          </table:table-cell>
          <table:table-cell office:value-type="float" office:value="38.65" table:style-name="ce5">
            <text:p>38.65</text:p>
          </table:table-cell>
          <table:table-cell office:value-type="float" office:value="33.14" table:style-name="ce5">
            <text:p>33.14</text:p>
          </table:table-cell>
          <table:table-cell office:value-type="float" office:value="33.36" table:style-name="ce5">
            <text:p>33.36</text:p>
          </table:table-cell>
          <table:table-cell office:value-type="float" office:value="26.72" table:style-name="ce5">
            <text:p>26.72</text:p>
          </table:table-cell>
          <table:table-cell office:value-type="float" office:value="24.09" table:style-name="ce5">
            <text:p>24.09</text:p>
          </table:table-cell>
          <table:table-cell office:value-type="float" office:value="32.06" table:style-name="ce21">
            <text:p>32.06</text:p>
          </table:table-cell>
          <table:table-cell office:value-type="float" office:value="127.22" table:style-name="ce5">
            <text:p>127.22</text:p>
          </table:table-cell>
          <table:table-cell office:value-type="float" office:value="100.08" table:style-name="ce5">
            <text:p>100.08</text:p>
          </table:table-cell>
          <table:table-cell office:value-type="float" office:value="140.08000000000001" table:style-name="ce5">
            <text:p>140.08</text:p>
          </table:table-cell>
          <table:table-cell office:value-type="float" office:value="33.14" table:style-name="ce5">
            <text:p>33.14</text:p>
          </table:table-cell>
          <table:table-cell office:value-type="float" office:value="33.24" table:style-name="ce5">
            <text:p>33.24</text:p>
          </table:table-cell>
          <table:table-cell office:value-type="float" office:value="48.07" table:style-name="ce21">
            <text:p>48.07</text:p>
          </table:table-cell>
          <table:table-cell office:value-type="float" office:value="338.76" table:style-name="ce5">
            <text:p>338.76</text:p>
          </table:table-cell>
          <table:table-cell office:value-type="float" office:value="242.83" table:style-name="ce5">
            <text:p>242.83</text:p>
          </table:table-cell>
          <table:table-cell office:value-type="float" office:value="401.11" table:style-name="ce5">
            <text:p>401.11</text:p>
          </table:table-cell>
          <table:table-cell office:value-type="float" office:value="73.959999999999994" table:style-name="ce5">
            <text:p>73.96</text:p>
          </table:table-cell>
          <table:table-cell office:value-type="float" office:value="86.32" table:style-name="ce5">
            <text:p>86.32</text:p>
          </table:table-cell>
          <table:table-cell office:value-type="float" office:value="88.56" table:style-name="ce21">
            <text:p>88.56</text:p>
          </table:table-cell>
          <table:table-cell office:value-type="float" office:value="472.18" table:style-name="ce5">
            <text:p>472.18</text:p>
          </table:table-cell>
          <table:table-cell office:value-type="float" office:value="349.82" table:style-name="ce5">
            <text:p>349.82</text:p>
          </table:table-cell>
          <table:table-cell office:value-type="float" office:value="519.87" table:style-name="ce5">
            <text:p>519.87</text:p>
          </table:table-cell>
          <table:table-cell office:value-type="float" office:value="138.75" table:style-name="ce5">
            <text:p>138.75</text:p>
          </table:table-cell>
          <table:table-cell office:value-type="float" office:value="146.66" table:style-name="ce5">
            <text:p>146.66</text:p>
          </table:table-cell>
          <table:table-cell office:value-type="float" office:value="198.43" table:style-name="ce21">
            <text:p>198.43</text:p>
          </table:table-cell>
          <table:table-cell table:number-columns-repeated="16359"/>
        </table:table-row>
        <table:table-row table:style-name="ro1">
          <table:table-cell office:value-type="string" table:style-name="ce11">
            <text:p><text:span text:style-name="T2">Avg.<text:s/></text:span>Time Loss</text:p>
          </table:table-cell>
          <table:table-cell office:value-type="float" office:value="61.7" table:style-name="ce5">
            <text:p>61.7</text:p>
          </table:table-cell>
          <table:table-cell office:value-type="float" office:value="57.28" table:style-name="ce5">
            <text:p>57.28</text:p>
          </table:table-cell>
          <table:table-cell office:value-type="float" office:value="54.46" table:style-name="ce5">
            <text:p>54.46</text:p>
          </table:table-cell>
          <table:table-cell office:value-type="float" office:value="50.17" table:style-name="ce5">
            <text:p>50.17</text:p>
          </table:table-cell>
          <table:table-cell office:value-type="float" office:value="46.88" table:style-name="ce5">
            <text:p>46.88</text:p>
          </table:table-cell>
          <table:table-cell office:value-type="float" office:value="56.61" table:style-name="ce21">
            <text:p>56.61</text:p>
          </table:table-cell>
          <table:table-cell office:value-type="float" office:value="165.41" table:style-name="ce5">
            <text:p>165.41</text:p>
          </table:table-cell>
          <table:table-cell office:value-type="float" office:value="139.86000000000001" table:style-name="ce5">
            <text:p>139.86</text:p>
          </table:table-cell>
          <table:table-cell office:value-type="float" office:value="176.01" table:style-name="ce5">
            <text:p>176.01</text:p>
          </table:table-cell>
          <table:table-cell office:value-type="float" office:value="59.59" table:style-name="ce5">
            <text:p>59.59</text:p>
          </table:table-cell>
          <table:table-cell office:value-type="float" office:value="60.02" table:style-name="ce5">
            <text:p>60.02</text:p>
          </table:table-cell>
          <table:table-cell office:value-type="float" office:value="79.48" table:style-name="ce21">
            <text:p>79.48</text:p>
          </table:table-cell>
          <table:table-cell office:value-type="float" office:value="387.79" table:style-name="ce5">
            <text:p>387.79</text:p>
          </table:table-cell>
          <table:table-cell office:value-type="float" office:value="298.77999999999997" table:style-name="ce5">
            <text:p>298.78</text:p>
          </table:table-cell>
          <table:table-cell office:value-type="float" office:value="451.26" table:style-name="ce5">
            <text:p>451.26</text:p>
          </table:table-cell>
          <table:table-cell office:value-type="float" office:value="111.3" table:style-name="ce5">
            <text:p>111.3</text:p>
          </table:table-cell>
          <table:table-cell office:value-type="float" office:value="125.34" table:style-name="ce5">
            <text:p>125.34</text:p>
          </table:table-cell>
          <table:table-cell office:value-type="float" office:value="130.91" table:style-name="ce21">
            <text:p>130.91</text:p>
          </table:table-cell>
          <table:table-cell office:value-type="float" office:value="527.98" table:style-name="ce5">
            <text:p>527.98</text:p>
          </table:table-cell>
          <table:table-cell office:value-type="float" office:value="408.78" table:style-name="ce5">
            <text:p>408.78</text:p>
          </table:table-cell>
          <table:table-cell office:value-type="float" office:value="574.70000000000005" table:style-name="ce5">
            <text:p>574.7</text:p>
          </table:table-cell>
          <table:table-cell office:value-type="float" office:value="184.47" table:style-name="ce5">
            <text:p>184.47</text:p>
          </table:table-cell>
          <table:table-cell office:value-type="float" office:value="193.18" table:style-name="ce5">
            <text:p>193.18</text:p>
          </table:table-cell>
          <table:table-cell office:value-type="float" office:value="250.11" table:style-name="ce21">
            <text:p>250.11</text:p>
          </table:table-cell>
          <table:table-cell table:number-columns-repeated="16359"/>
        </table:table-row>
        <table:table-row table:style-name="ro1">
          <table:table-cell office:value-type="string" table:style-name="ce11">
            <text:p><text:span text:style-name="T2">Avg.<text:s/></text:span>Depart Delay</text:p>
          </table:table-cell>
          <table:table-cell office:value-type="float" office:value="0.17" table:style-name="ce5">
            <text:p>0.17</text:p>
          </table:table-cell>
          <table:table-cell office:value-type="float" office:value="0.15" table:style-name="ce5">
            <text:p>0.15</text:p>
          </table:table-cell>
          <table:table-cell office:value-type="float" office:value="0.12" table:style-name="ce5">
            <text:p>0.12</text:p>
          </table:table-cell>
          <table:table-cell office:value-type="float" office:value="0.13" table:style-name="ce5">
            <text:p>0.13</text:p>
          </table:table-cell>
          <table:table-cell office:value-type="float" office:value="0.11" table:style-name="ce5">
            <text:p>0.11</text:p>
          </table:table-cell>
          <table:table-cell office:value-type="float" office:value="0.33" table:style-name="ce21">
            <text:p>0.33</text:p>
          </table:table-cell>
          <table:table-cell office:value-type="float" office:value="8.7200000000000006" table:style-name="ce5">
            <text:p>8.72</text:p>
          </table:table-cell>
          <table:table-cell office:value-type="float" office:value="1.61" table:style-name="ce5">
            <text:p>1.61</text:p>
          </table:table-cell>
          <table:table-cell office:value-type="float" office:value="7.84" table:style-name="ce5">
            <text:p>7.84</text:p>
          </table:table-cell>
          <table:table-cell office:value-type="float" office:value="0.26" table:style-name="ce5">
            <text:p>0.26</text:p>
          </table:table-cell>
          <table:table-cell office:value-type="float" office:value="0.32" table:style-name="ce5">
            <text:p>0.32</text:p>
          </table:table-cell>
          <table:table-cell office:value-type="float" office:value="0.52" table:style-name="ce21">
            <text:p>0.52</text:p>
          </table:table-cell>
          <table:table-cell office:value-type="float" office:value="79.27" table:style-name="ce5">
            <text:p>79.27</text:p>
          </table:table-cell>
          <table:table-cell office:value-type="float" office:value="40.21" table:style-name="ce5">
            <text:p>40.21</text:p>
          </table:table-cell>
          <table:table-cell office:value-type="float" office:value="79.319999999999993" table:style-name="ce5">
            <text:p>79.32</text:p>
          </table:table-cell>
          <table:table-cell office:value-type="float" office:value="2.56" table:style-name="ce5">
            <text:p>2.56</text:p>
          </table:table-cell>
          <table:table-cell office:value-type="float" office:value="12.8" table:style-name="ce5">
            <text:p>12.8</text:p>
          </table:table-cell>
          <table:table-cell office:value-type="float" office:value="2.35" table:style-name="ce21">
            <text:p>2.35</text:p>
          </table:table-cell>
          <table:table-cell office:value-type="float" office:value="166.27" table:style-name="ce5">
            <text:p>166.27</text:p>
          </table:table-cell>
          <table:table-cell office:value-type="float" office:value="89.07" table:style-name="ce5">
            <text:p>89.07</text:p>
          </table:table-cell>
          <table:table-cell office:value-type="float" office:value="157.75" table:style-name="ce5">
            <text:p>157.75</text:p>
          </table:table-cell>
          <table:table-cell office:value-type="float" office:value="22.93" table:style-name="ce5">
            <text:p>22.93</text:p>
          </table:table-cell>
          <table:table-cell office:value-type="float" office:value="33.159999999999997" table:style-name="ce5">
            <text:p>33.16</text:p>
          </table:table-cell>
          <table:table-cell office:value-type="float" office:value="20.93" table:style-name="ce21">
            <text:p>20.93</text:p>
          </table:table-cell>
          <table:table-cell table:number-columns-repeated="16359"/>
        </table:table-row>
        <table:table-row table:style-name="ro1">
          <table:table-cell table:number-columns-repeated="6" table:style-name="ce1"/>
          <table:table-cell table:style-name="ce22"/>
          <table:table-cell table:number-columns-repeated="3" table:style-name="ce1"/>
          <table:table-cell table:style-name="ce8"/>
          <table:table-cell table:style-name="ce1"/>
          <table:table-cell table:number-columns-repeated="13" table:style-name="ce8"/>
          <table:table-cell table:number-columns-repeated="16359"/>
        </table:table-row>
        <table:table-row table:style-name="ro1" table:visibility="collapse">
          <table:table-cell table:number-columns-repeated="1638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6" table:number-rows-spanned="1" table:style-name="ce16">
            <text:p>Diferencia</text:p>
          </table:table-cell>
          <table:covered-table-cell table:number-columns-repeated="5"/>
          <table:table-cell office:value-type="string" table:style-name="ce12">
            <text:p>Diferencia</text:p>
          </table:table-cell>
          <table:table-cell table:number-columns-spanned="5" table:number-rows-spanned="1" table:style-name="ce17"/>
          <table:covered-table-cell table:number-columns-repeated="4"/>
          <table:table-cell office:value-type="string" table:number-columns-spanned="6" table:number-rows-spanned="1" table:style-name="ce16">
            <text:p>Diferencia</text:p>
          </table:table-cell>
          <table:covered-table-cell table:number-columns-repeated="5"/>
          <table:table-cell office:value-type="string" table:number-columns-spanned="6" table:number-rows-spanned="1" table:style-name="ce16">
            <text:p>Diferencia</text:p>
          </table:table-cell>
          <table:covered-table-cell table:number-columns-repeated="5"/>
          <table:table-cell table:number-columns-repeated="16359"/>
        </table:table-row>
        <table:table-row table:style-name="ro1">
          <table:table-cell office:value-type="string" table:style-name="ce4">
            <text:p>Avg. Speed</text:p>
          </table:table-cell>
          <table:table-cell office:value-type="float" office:value="0" table:formula="of:=[.B33]-[.B33]" table:style-name="ce6">
            <text:p>0</text:p>
          </table:table-cell>
          <table:table-cell office:value-type="float" office:value="0.29999999999999982" table:formula="of:=[.C33]-[.B33]" table:style-name="ce9">
            <text:p>0.30</text:p>
          </table:table-cell>
          <table:table-cell office:value-type="float" office:value="0.39999999999999947" table:formula="of:=[.D33]-[.B33]" table:style-name="ce9">
            <text:p>0.40</text:p>
          </table:table-cell>
          <table:table-cell office:value-type="float" office:value="0.40999999999999925" table:formula="of:=[.E33]-[.B33]" table:style-name="ce9">
            <text:p>0.41</text:p>
          </table:table-cell>
          <table:table-cell office:value-type="float" office:value="0.50999999999999979" table:formula="of:=[.F33]-[.B33]" table:style-name="ce9">
            <text:p>0.51</text:p>
          </table:table-cell>
          <table:table-cell office:value-type="float" office:value="0.19999999999999929" table:formula="of:=[.G33]-[.B33]" table:style-name="ce9">
            <text:p>0.20</text:p>
          </table:table-cell>
          <table:table-cell office:value-type="float" office:value="0" table:formula="of:=[.H33]-[.H33]" table:style-name="ce6">
            <text:p>0</text:p>
          </table:table-cell>
          <table:table-cell office:value-type="float" office:value="0.25999999999999979" table:formula="of:=[.I33]-[.H33]" table:style-name="ce9">
            <text:p>0.26</text:p>
          </table:table-cell>
          <table:table-cell office:value-type="float" office:value="0.19000000000000039" table:formula="of:=[.J33]-[.H33]" table:style-name="ce9">
            <text:p>0.19</text:p>
          </table:table-cell>
          <table:table-cell office:value-type="float" office:value="1.37" table:formula="of:=[.K33]-[.H33]" table:style-name="ce9">
            <text:p>1.37</text:p>
          </table:table-cell>
          <table:table-cell office:value-type="float" office:value="1.3900000000000006" table:formula="of:=[.L33]-[.H33]" table:style-name="ce9">
            <text:p>1.39</text:p>
          </table:table-cell>
          <table:table-cell office:value-type="float" office:value="0.82000000000000028" table:formula="of:=[.M33]-[.H33]" table:style-name="ce9">
            <text:p>0.82</text:p>
          </table:table-cell>
          <table:table-cell office:value-type="float" office:value="0" table:formula="of:=[.N33]-[.N33]" table:style-name="ce6">
            <text:p>0</text:p>
          </table:table-cell>
          <table:table-cell office:value-type="float" office:value="8.9999999999999858E-2" table:formula="of:=[.O33]-[.N33]" table:style-name="ce9">
            <text:p>0.09</text:p>
          </table:table-cell>
          <table:table-cell office:value-type="float" office:value="-0.10000000000000009" table:formula="of:=[.P33]-[.N33]" table:style-name="ce9">
            <text:p>-0.10</text:p>
          </table:table-cell>
          <table:table-cell office:value-type="float" office:value="1.1900000000000004" table:formula="of:=[.Q33]-[.N33]" table:style-name="ce9">
            <text:p>1.19</text:p>
          </table:table-cell>
          <table:table-cell office:value-type="float" office:value="1.21" table:formula="of:=[.R33]-[.N33]" table:style-name="ce9">
            <text:p>1.21</text:p>
          </table:table-cell>
          <table:table-cell office:value-type="float" office:value="0.85999999999999988" table:formula="of:=[.S33]-[.N33]" table:style-name="ce9">
            <text:p>0.86</text:p>
          </table:table-cell>
          <table:table-cell office:value-type="float" office:value="0" table:formula="of:=[.T33]-[.T33]" table:style-name="ce6">
            <text:p>0</text:p>
          </table:table-cell>
          <table:table-cell office:value-type="float" office:value="0.36999999999999966" table:formula="of:=[.U33]-[.T33]" table:style-name="ce9">
            <text:p>0.37</text:p>
          </table:table-cell>
          <table:table-cell office:value-type="float" office:value="0.13999999999999968" table:formula="of:=[.V33]-[.T33]" table:style-name="ce9">
            <text:p>0.14</text:p>
          </table:table-cell>
          <table:table-cell office:value-type="float" office:value="1.1499999999999999" table:formula="of:=[.W33]-[.T33]" table:style-name="ce9">
            <text:p>1.15</text:p>
          </table:table-cell>
          <table:table-cell office:value-type="float" office:value="1.25" table:formula="of:=[.X33]-[.T33]" table:style-name="ce9">
            <text:p>1.25</text:p>
          </table:table-cell>
          <table:table-cell office:value-type="float" office:value="0.56999999999999984" table:formula="of:=[.Y33]-[.T33]" table:style-name="ce9">
            <text:p>0.57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<text:span text:style-name="T2">Avg.<text:s/></text:span>Trip Duration</text:p>
          </table:table-cell>
          <table:table-cell office:value-type="float" office:value="0" table:formula="of:=[.B34]-[.B34]" table:style-name="ce6">
            <text:p>0</text:p>
          </table:table-cell>
          <table:table-cell office:value-type="float" office:value="4.4500000000000028" table:formula="of:=[.B34]-[.C34]" table:style-name="ce9">
            <text:p>4.45</text:p>
          </table:table-cell>
          <table:table-cell office:value-type="float" office:value="7.2200000000000131" table:formula="of:=[.B34]-[.D34]" table:style-name="ce9">
            <text:p>7.22</text:p>
          </table:table-cell>
          <table:table-cell office:value-type="float" office:value="11.560000000000002" table:formula="of:=[.B34]-[.E34]" table:style-name="ce9">
            <text:p>11.56</text:p>
          </table:table-cell>
          <table:table-cell office:value-type="float" office:value="14.830000000000013" table:formula="of:=[.B34]-[.F34]" table:style-name="ce9">
            <text:p>14.83</text:p>
          </table:table-cell>
          <table:table-cell office:value-type="float" office:value="5.1000000000000085" table:formula="of:=[.B34]-[.G34]" table:style-name="ce9">
            <text:p>5.10</text:p>
          </table:table-cell>
          <table:table-cell office:value-type="float" office:value="0" table:formula="of:=[.H34]-[.H34]" table:style-name="ce6">
            <text:p>0</text:p>
          </table:table-cell>
          <table:table-cell office:value-type="float" office:value="25.630000000000024" table:formula="of:=[.H34]-[.I34]" table:style-name="ce9">
            <text:p>25.63</text:p>
          </table:table-cell>
          <table:table-cell office:value-type="float" office:value="-11.929999999999978" table:formula="of:=[.H34]-[.J34]" table:style-name="ce9">
            <text:p>-11.93</text:p>
          </table:table-cell>
          <table:table-cell office:value-type="float" office:value="105.74000000000001" table:formula="of:=[.H34]-[.K34]" table:style-name="ce9">
            <text:p>105.74</text:p>
          </table:table-cell>
          <table:table-cell office:value-type="float" office:value="105.35000000000001" table:formula="of:=[.H34]-[.L34]" table:style-name="ce9">
            <text:p>105.35</text:p>
          </table:table-cell>
          <table:table-cell office:value-type="float" office:value="85.940000000000026" table:formula="of:=[.H34]-[.M34]" table:style-name="ce9">
            <text:p>85.94</text:p>
          </table:table-cell>
          <table:table-cell office:value-type="float" office:value="0" table:formula="of:=[.N34]-[.N34]" table:style-name="ce6">
            <text:p>0</text:p>
          </table:table-cell>
          <table:table-cell office:value-type="float" office:value="91.840000000000032" table:formula="of:=[.N34]-[.O34]" table:style-name="ce9">
            <text:p>91.84</text:p>
          </table:table-cell>
          <table:table-cell office:value-type="float" office:value="-66.149999999999977" table:formula="of:=[.N34]-[.P34]" table:style-name="ce9">
            <text:p>-66.15</text:p>
          </table:table-cell>
          <table:table-cell office:value-type="float" office:value="279.82" table:formula="of:=[.N34]-[.Q34]" table:style-name="ce9">
            <text:p>279.82</text:p>
          </table:table-cell>
          <table:table-cell office:value-type="float" office:value="265.76" table:formula="of:=[.N34]-[.R34]" table:style-name="ce9">
            <text:p>265.76</text:p>
          </table:table-cell>
          <table:table-cell office:value-type="float" office:value="260.27999999999997" table:formula="of:=[.N34]-[.S34]" table:style-name="ce9">
            <text:p>260.28</text:p>
          </table:table-cell>
          <table:table-cell office:value-type="float" office:value="0" table:formula="of:=[.T34]-[.T34]" table:style-name="ce6">
            <text:p>0</text:p>
          </table:table-cell>
          <table:table-cell office:value-type="float" office:value="121.22000000000003" table:formula="of:=[.T34]-[.U34]" table:style-name="ce9">
            <text:p>121.22</text:p>
          </table:table-cell>
          <table:table-cell office:value-type="float" office:value="-50.669999999999959" table:formula="of:=[.T34]-[.V34]" table:style-name="ce9">
            <text:p>-50.67</text:p>
          </table:table-cell>
          <table:table-cell office:value-type="float" office:value="348.27" table:formula="of:=[.T34]-[.W34]" table:style-name="ce9">
            <text:p>348.27</text:p>
          </table:table-cell>
          <table:table-cell office:value-type="float" office:value="339.75" table:formula="of:=[.T34]-[.X34]" table:style-name="ce9">
            <text:p>339.75</text:p>
          </table:table-cell>
          <table:table-cell office:value-type="float" office:value="281.62" table:formula="of:=[.T34]-[.Y34]" table:style-name="ce9">
            <text:p>281.62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<text:span text:style-name="T2">Avg.<text:s/></text:span>Waiting Time</text:p>
          </table:table-cell>
          <table:table-cell office:value-type="float" office:value="0" table:formula="of:=[.B35]-[.B35]" table:style-name="ce6">
            <text:p>0</text:p>
          </table:table-cell>
          <table:table-cell office:value-type="float" office:value="5.509999999999998" table:formula="of:=[.B35]-[.C35]" table:style-name="ce9">
            <text:p>5.51</text:p>
          </table:table-cell>
          <table:table-cell office:value-type="float" office:value="5.2899999999999991" table:formula="of:=[.B35]-[.D35]" table:style-name="ce9">
            <text:p>5.29</text:p>
          </table:table-cell>
          <table:table-cell office:value-type="float" office:value="11.93" table:formula="of:=[.B35]-[.E35]" table:style-name="ce9">
            <text:p>11.93</text:p>
          </table:table-cell>
          <table:table-cell office:value-type="float" office:value="14.559999999999999" table:formula="of:=[.B35]-[.F35]" table:style-name="ce9">
            <text:p>14.56</text:p>
          </table:table-cell>
          <table:table-cell office:value-type="float" office:value="6.5899999999999963" table:formula="of:=[.B35]-[.G35]" table:style-name="ce9">
            <text:p>6.59</text:p>
          </table:table-cell>
          <table:table-cell office:value-type="float" office:value="0" table:formula="of:=[.H35]-[.H35]" table:style-name="ce6">
            <text:p>0</text:p>
          </table:table-cell>
          <table:table-cell office:value-type="float" office:value="27.14" table:formula="of:=[.H35]-[.I35]" table:style-name="ce9">
            <text:p>27.14</text:p>
          </table:table-cell>
          <table:table-cell office:value-type="float" office:value="-12.860000000000014" table:formula="of:=[.H35]-[.J35]" table:style-name="ce9">
            <text:p>-12.86</text:p>
          </table:table-cell>
          <table:table-cell office:value-type="float" office:value="94.08" table:formula="of:=[.H35]-[.K35]" table:style-name="ce9">
            <text:p>94.08</text:p>
          </table:table-cell>
          <table:table-cell office:value-type="float" office:value="93.97999999999999" table:formula="of:=[.H35]-[.L35]" table:style-name="ce9">
            <text:p>93.98</text:p>
          </table:table-cell>
          <table:table-cell office:value-type="float" office:value="79.150000000000006" table:formula="of:=[.H35]-[.M35]" table:style-name="ce9">
            <text:p>79.15</text:p>
          </table:table-cell>
          <table:table-cell office:value-type="float" office:value="0" table:formula="of:=[.N35]-[.N35]" table:style-name="ce6">
            <text:p>0</text:p>
          </table:table-cell>
          <table:table-cell office:value-type="float" office:value="95.929999999999978" table:formula="of:=[.N35]-[.O35]" table:style-name="ce9">
            <text:p>95.93</text:p>
          </table:table-cell>
          <table:table-cell office:value-type="float" office:value="-62.350000000000023" table:formula="of:=[.N35]-[.P35]" table:style-name="ce9">
            <text:p>-62.35</text:p>
          </table:table-cell>
          <table:table-cell office:value-type="float" office:value="264.8" table:formula="of:=[.N35]-[.Q35]" table:style-name="ce9">
            <text:p>264.80</text:p>
          </table:table-cell>
          <table:table-cell office:value-type="float" office:value="252.44" table:formula="of:=[.N35]-[.R35]" table:style-name="ce9">
            <text:p>252.44</text:p>
          </table:table-cell>
          <table:table-cell office:value-type="float" office:value="250.2" table:formula="of:=[.N35]-[.S35]" table:style-name="ce9">
            <text:p>250.20</text:p>
          </table:table-cell>
          <table:table-cell office:value-type="float" office:value="0" table:formula="of:=[.T35]-[.T35]" table:style-name="ce6">
            <text:p>0</text:p>
          </table:table-cell>
          <table:table-cell office:value-type="float" office:value="122.36000000000001" table:formula="of:=[.T35]-[.U35]" table:style-name="ce9">
            <text:p>122.36</text:p>
          </table:table-cell>
          <table:table-cell office:value-type="float" office:value="-47.69" table:formula="of:=[.T35]-[.V35]" table:style-name="ce9">
            <text:p>-47.69</text:p>
          </table:table-cell>
          <table:table-cell office:value-type="float" office:value="333.43" table:formula="of:=[.T35]-[.W35]" table:style-name="ce9">
            <text:p>333.43</text:p>
          </table:table-cell>
          <table:table-cell office:value-type="float" office:value="325.52" table:formula="of:=[.T35]-[.X35]" table:style-name="ce9">
            <text:p>325.52</text:p>
          </table:table-cell>
          <table:table-cell office:value-type="float" office:value="273.75" table:formula="of:=[.T35]-[.Y35]" table:style-name="ce9">
            <text:p>273.75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<text:span text:style-name="T2">Avg.<text:s/></text:span>Time Loss</text:p>
          </table:table-cell>
          <table:table-cell office:value-type="float" office:value="0" table:formula="of:=[.B36]-[.B36]" table:style-name="ce6">
            <text:p>0</text:p>
          </table:table-cell>
          <table:table-cell office:value-type="float" office:value="4.4200000000000017" table:formula="of:=[.B36]-[.C36]" table:style-name="ce9">
            <text:p>4.42</text:p>
          </table:table-cell>
          <table:table-cell office:value-type="float" office:value="7.240000000000002" table:formula="of:=[.B36]-[.D36]" table:style-name="ce9">
            <text:p>7.24</text:p>
          </table:table-cell>
          <table:table-cell office:value-type="float" office:value="11.530000000000001" table:formula="of:=[.B36]-[.E36]" table:style-name="ce9">
            <text:p>11.53</text:p>
          </table:table-cell>
          <table:table-cell office:value-type="float" office:value="14.82" table:formula="of:=[.B36]-[.F36]" table:style-name="ce9">
            <text:p>14.82</text:p>
          </table:table-cell>
          <table:table-cell office:value-type="float" office:value="5.0900000000000034" table:formula="of:=[.B36]-[.G36]" table:style-name="ce9">
            <text:p>5.09</text:p>
          </table:table-cell>
          <table:table-cell office:value-type="float" office:value="0" table:formula="of:=[.H36]-[.H36]" table:style-name="ce6">
            <text:p>0</text:p>
          </table:table-cell>
          <table:table-cell office:value-type="float" office:value="25.549999999999983" table:formula="of:=[.H36]-[.I36]" table:style-name="ce9">
            <text:p>25.55</text:p>
          </table:table-cell>
          <table:table-cell office:value-type="float" office:value="-10.599999999999994" table:formula="of:=[.H36]-[.J36]" table:style-name="ce9">
            <text:p>-10.60</text:p>
          </table:table-cell>
          <table:table-cell office:value-type="float" office:value="105.82" table:formula="of:=[.H36]-[.K36]" table:style-name="ce9">
            <text:p>105.82</text:p>
          </table:table-cell>
          <table:table-cell office:value-type="float" office:value="105.38999999999999" table:formula="of:=[.H36]-[.L36]" table:style-name="ce9">
            <text:p>105.39</text:p>
          </table:table-cell>
          <table:table-cell office:value-type="float" office:value="85.929999999999993" table:formula="of:=[.H36]-[.M36]" table:style-name="ce9">
            <text:p>85.93</text:p>
          </table:table-cell>
          <table:table-cell office:value-type="float" office:value="0" table:formula="of:=[.N36]-[.N36]" table:style-name="ce6">
            <text:p>0</text:p>
          </table:table-cell>
          <table:table-cell office:value-type="float" office:value="89.010000000000048" table:formula="of:=[.N36]-[.O36]" table:style-name="ce9">
            <text:p>89.01</text:p>
          </table:table-cell>
          <table:table-cell office:value-type="float" office:value="-63.46999999999997" table:formula="of:=[.N36]-[.P36]" table:style-name="ce9">
            <text:p>-63.47</text:p>
          </table:table-cell>
          <table:table-cell office:value-type="float" office:value="276.49" table:formula="of:=[.N36]-[.Q36]" table:style-name="ce9">
            <text:p>276.49</text:p>
          </table:table-cell>
          <table:table-cell office:value-type="float" office:value="262.45000000000005" table:formula="of:=[.N36]-[.R36]" table:style-name="ce9">
            <text:p>262.45</text:p>
          </table:table-cell>
          <table:table-cell office:value-type="float" office:value="256.88" table:formula="of:=[.N36]-[.S36]" table:style-name="ce9">
            <text:p>256.88</text:p>
          </table:table-cell>
          <table:table-cell office:value-type="float" office:value="0" table:formula="of:=[.T36]-[.T36]" table:style-name="ce6">
            <text:p>0</text:p>
          </table:table-cell>
          <table:table-cell office:value-type="float" office:value="119.20000000000005" table:formula="of:=[.T36]-[.U36]" table:style-name="ce9">
            <text:p>119.20</text:p>
          </table:table-cell>
          <table:table-cell office:value-type="float" office:value="-46.720000000000027" table:formula="of:=[.T36]-[.V36]" table:style-name="ce9">
            <text:p>-46.72</text:p>
          </table:table-cell>
          <table:table-cell office:value-type="float" office:value="343.51" table:formula="of:=[.T36]-[.W36]" table:style-name="ce9">
            <text:p>343.51</text:p>
          </table:table-cell>
          <table:table-cell office:value-type="float" office:value="334.8" table:formula="of:=[.T36]-[.X36]" table:style-name="ce9">
            <text:p>334.80</text:p>
          </table:table-cell>
          <table:table-cell office:value-type="float" office:value="277.87" table:formula="of:=[.T36]-[.Y36]" table:style-name="ce9">
            <text:p>277.87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<text:span text:style-name="T2">Avg.<text:s/></text:span>Depart Delay</text:p>
          </table:table-cell>
          <table:table-cell office:value-type="float" office:value="0" table:formula="of:=[.B37]-[.B37]" table:style-name="ce6">
            <text:p>0</text:p>
          </table:table-cell>
          <table:table-cell office:value-type="float" office:value="2.0000000000000018E-2" table:formula="of:=[.B37]-[.C37]" table:style-name="ce9">
            <text:p>0.02</text:p>
          </table:table-cell>
          <table:table-cell office:value-type="float" office:value="5.0000000000000017E-2" table:formula="of:=[.B37]-[.D37]" table:style-name="ce9">
            <text:p>0.05</text:p>
          </table:table-cell>
          <table:table-cell office:value-type="float" office:value="4.0000000000000008E-2" table:formula="of:=[.B37]-[.E37]" table:style-name="ce9">
            <text:p>0.04</text:p>
          </table:table-cell>
          <table:table-cell office:value-type="float" office:value="6.0000000000000012E-2" table:formula="of:=[.B37]-[.F37]" table:style-name="ce9">
            <text:p>0.06</text:p>
          </table:table-cell>
          <table:table-cell office:value-type="float" office:value="-0.16" table:formula="of:=[.B37]-[.G37]" table:style-name="ce9">
            <text:p>-0.16</text:p>
          </table:table-cell>
          <table:table-cell office:value-type="float" office:value="0" table:formula="of:=[.H37]-[.H37]" table:style-name="ce6">
            <text:p>0</text:p>
          </table:table-cell>
          <table:table-cell office:value-type="float" office:value="7.11" table:formula="of:=[.H37]-[.I37]" table:style-name="ce9">
            <text:p>7.11</text:p>
          </table:table-cell>
          <table:table-cell office:value-type="float" office:value="0.88000000000000078" table:formula="of:=[.H37]-[.J37]" table:style-name="ce9">
            <text:p>0.88</text:p>
          </table:table-cell>
          <table:table-cell office:value-type="float" office:value="8.4600000000000009" table:formula="of:=[.H37]-[.K37]" table:style-name="ce9">
            <text:p>8.46</text:p>
          </table:table-cell>
          <table:table-cell office:value-type="float" office:value="8.4" table:formula="of:=[.H37]-[.L37]" table:style-name="ce9">
            <text:p>8.40</text:p>
          </table:table-cell>
          <table:table-cell office:value-type="float" office:value="8.2000000000000011" table:formula="of:=[.H37]-[.M37]" table:style-name="ce9">
            <text:p>8.20</text:p>
          </table:table-cell>
          <table:table-cell office:value-type="float" office:value="0" table:formula="of:=[.N37]-[.N37]" table:style-name="ce6">
            <text:p>0</text:p>
          </table:table-cell>
          <table:table-cell office:value-type="float" office:value="39.059999999999995" table:formula="of:=[.N37]-[.O37]" table:style-name="ce9">
            <text:p>39.06</text:p>
          </table:table-cell>
          <table:table-cell office:value-type="float" office:value="-4.9999999999997158E-2" table:formula="of:=[.N37]-[.P37]" table:style-name="ce9">
            <text:p>-0.05</text:p>
          </table:table-cell>
          <table:table-cell office:value-type="float" office:value="76.709999999999994" table:formula="of:=[.N37]-[.Q37]" table:style-name="ce9">
            <text:p>76.71</text:p>
          </table:table-cell>
          <table:table-cell office:value-type="float" office:value="66.47" table:formula="of:=[.N37]-[.R37]" table:style-name="ce9">
            <text:p>66.47</text:p>
          </table:table-cell>
          <table:table-cell office:value-type="float" office:value="76.92" table:formula="of:=[.N37]-[.S37]" table:style-name="ce9">
            <text:p>76.92</text:p>
          </table:table-cell>
          <table:table-cell office:value-type="float" office:value="0" table:formula="of:=[.T37]-[.T37]" table:style-name="ce6">
            <text:p>0</text:p>
          </table:table-cell>
          <table:table-cell office:value-type="float" office:value="77.200000000000017" table:formula="of:=[.T37]-[.U37]" table:style-name="ce9">
            <text:p>77.20</text:p>
          </table:table-cell>
          <table:table-cell office:value-type="float" office:value="8.5200000000000102" table:formula="of:=[.T37]-[.V37]" table:style-name="ce9">
            <text:p>8.52</text:p>
          </table:table-cell>
          <table:table-cell office:value-type="float" office:value="143.34" table:formula="of:=[.T37]-[.W37]" table:style-name="ce9">
            <text:p>143.34</text:p>
          </table:table-cell>
          <table:table-cell office:value-type="float" office:value="133.11000000000001" table:formula="of:=[.T37]-[.X37]" table:style-name="ce9">
            <text:p>133.11</text:p>
          </table:table-cell>
          <table:table-cell office:value-type="float" office:value="145.34" table:formula="of:=[.T37]-[.Y37]" table:style-name="ce9">
            <text:p>145.34</text:p>
          </table:table-cell>
          <table:table-cell table:number-columns-repeated="16359"/>
        </table:table-row>
        <table:table-row table:number-rows-repeated="1048530" table:style-name="ro1">
          <table:table-cell table:number-columns-repeated="16384"/>
        </table:table-row>
      </table:table>
      <table:table table:name="Sheet3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0" table:number-columns-repeated="16371" table:default-cell-style-name="ce1"/>
        <table:table-row table:style-name="ro1">
          <table:table-cell table:style-name="ce1"/>
          <table:table-cell office:value-type="string" table:number-columns-spanned="12" table:number-rows-spanned="1" table:style-name="ce18">
            <text:p>Optimal</text:p>
          </table:table-cell>
          <table:covered-table-cell table:number-columns-repeated="11"/>
          <table:table-cell table:number-columns-repeated="16371" table:style-name="ce1"/>
        </table:table-row>
        <table:table-row table:style-name="ro1">
          <table:table-cell office:value-type="string" table:style-name="ce3">
            <text:p>Cars Flow</text:p>
          </table:table-cell>
          <table:table-cell office:value-type="string" table:number-columns-spanned="2" table:number-rows-spanned="1" table:style-name="ce14">
            <text:p>Free</text:p>
          </table:table-cell>
          <table:covered-table-cell/>
          <table:table-cell office:value-type="string" table:number-columns-spanned="2" table:number-rows-spanned="1" table:style-name="ce23">
            <text:p>Desc</text:p>
          </table:table-cell>
          <table:covered-table-cell/>
          <table:table-cell office:value-type="string" table:number-columns-spanned="2" table:number-rows-spanned="1" table:style-name="ce14">
            <text:p>Traff</text:p>
          </table:table-cell>
          <table:covered-table-cell/>
          <table:table-cell office:value-type="string" table:number-columns-spanned="2" table:number-rows-spanned="1" table:style-name="ce14">
            <text:p>Cong</text:p>
          </table:table-cell>
          <table:covered-table-cell/>
          <table:table-cell office:value-type="string" table:number-columns-spanned="2" table:number-rows-spanned="1" table:style-name="ce14">
            <text:p>Veru Cong</text:p>
          </table:table-cell>
          <table:covered-table-cell/>
          <table:table-cell office:value-type="string" table:number-columns-spanned="2" table:number-rows-spanned="1" table:style-name="ce23">
            <text:p>Very Cong Plus</text:p>
          </table:table-cell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Cars Inserted</text:p>
          </table:table-cell>
          <table:table-cell office:value-type="float" office:value="707" table:number-columns-spanned="2" table:number-rows-spanned="1" table:style-name="ce15">
            <text:p>707</text:p>
          </table:table-cell>
          <table:covered-table-cell/>
          <table:table-cell office:value-type="float" office:value="778" table:number-columns-spanned="2" table:number-rows-spanned="1" table:style-name="ce24">
            <text:p>778</text:p>
          </table:table-cell>
          <table:covered-table-cell/>
          <table:table-cell office:value-type="float" office:value="804" table:number-columns-spanned="2" table:number-rows-spanned="1" table:style-name="ce15">
            <text:p>804</text:p>
          </table:table-cell>
          <table:covered-table-cell/>
          <table:table-cell office:value-type="float" office:value="880" table:number-columns-spanned="2" table:number-rows-spanned="1" table:style-name="ce15">
            <text:p>880</text:p>
          </table:table-cell>
          <table:covered-table-cell/>
          <table:table-cell office:value-type="float" office:value="1047" table:number-columns-spanned="2" table:number-rows-spanned="1" table:style-name="ce15">
            <text:p>1047</text:p>
          </table:table-cell>
          <table:covered-table-cell/>
          <table:table-cell office:value-type="float" office:value="1197" table:number-columns-spanned="2" table:number-rows-spanned="1" table:style-name="ce24">
            <text:p>1197</text:p>
          </table:table-cell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11">
            <text:p>Signal Logic</text:p>
          </table:table-cell>
          <table:table-cell office:value-type="string" table:style-name="ce6">
            <text:p>Collab_P</text:p>
          </table:table-cell>
          <table:table-cell office:value-type="string" table:style-name="ce6">
            <text:p>Collab_P_No nd 4_8</text:p>
          </table:table-cell>
          <table:table-cell office:value-type="string" table:style-name="ce29">
            <text:p>Collab_P</text:p>
          </table:table-cell>
          <table:table-cell office:value-type="string" table:style-name="ce29">
            <text:p>Collab_P_No nd 4_8</text:p>
          </table:table-cell>
          <table:table-cell office:value-type="string" table:style-name="ce6">
            <text:p>Collab_P</text:p>
          </table:table-cell>
          <table:table-cell office:value-type="string" table:style-name="ce6">
            <text:p>Collab_P_No nd 4_8</text:p>
          </table:table-cell>
          <table:table-cell office:value-type="string" table:style-name="ce6">
            <text:p>Collab_P</text:p>
          </table:table-cell>
          <table:table-cell office:value-type="string" table:style-name="ce6">
            <text:p>Collab_P_No nd 4_8</text:p>
          </table:table-cell>
          <table:table-cell office:value-type="string" table:style-name="ce6">
            <text:p>Collab_P</text:p>
          </table:table-cell>
          <table:table-cell office:value-type="string" table:style-name="ce6">
            <text:p>Collab_P_No nd 4_8</text:p>
          </table:table-cell>
          <table:table-cell office:value-type="string" table:style-name="ce29">
            <text:p>Collab_P</text:p>
          </table:table-cell>
          <table:table-cell office:value-type="string" table:style-name="ce29">
            <text:p>Collab_P_No nd 4_8</text:p>
          </table:table-cell>
          <table:table-cell table:style-name="ce1"/>
          <table:table-cell office:value-type="string" table:style-name="ce5">
            <text:p>Webster</text:p>
          </table:table-cell>
          <table:table-cell office:value-type="string" table:style-name="ce5">
            <text:p>Webster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Simulation Duration</text:p>
          </table:table-cell>
          <table:table-cell office:value-type="float" office:value="2128" table:style-name="ce7">
            <text:p>2128</text:p>
          </table:table-cell>
          <table:table-cell office:value-type="float" office:value="2196" table:style-name="ce6">
            <text:p>2196</text:p>
          </table:table-cell>
          <table:table-cell office:value-type="float" office:value="2141" table:style-name="ce29">
            <text:p>2141</text:p>
          </table:table-cell>
          <table:table-cell office:value-type="float" office:value="2218" table:style-name="ce29">
            <text:p>2218</text:p>
          </table:table-cell>
          <table:table-cell office:value-type="float" office:value="2113" table:style-name="ce7">
            <text:p>2113</text:p>
          </table:table-cell>
          <table:table-cell office:value-type="float" office:value="2145" table:style-name="ce6">
            <text:p>2145</text:p>
          </table:table-cell>
          <table:table-cell office:value-type="float" office:value="2118" table:style-name="ce6">
            <text:p>2118</text:p>
          </table:table-cell>
          <table:table-cell office:value-type="float" office:value="3475" table:style-name="ce6">
            <text:p>3475</text:p>
          </table:table-cell>
          <table:table-cell office:value-type="float" office:value="4082" table:style-name="ce6">
            <text:p>4082</text:p>
          </table:table-cell>
          <table:table-cell office:value-type="float" office:value="4583" table:style-name="ce6">
            <text:p>4583</text:p>
          </table:table-cell>
          <table:table-cell office:value-type="float" office:value="5382" table:style-name="ce29">
            <text:p>5382</text:p>
          </table:table-cell>
          <table:table-cell table:style-name="ce29"/>
          <table:table-cell table:style-name="ce1"/>
          <table:table-cell office:value-type="float" office:value="4274" table:style-name="ce5">
            <text:p>4274</text:p>
          </table:table-cell>
          <table:table-cell office:value-type="float" office:value="5454" table:style-name="ce5">
            <text:p>5454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Teleport Jam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6">
            <text:p>6</text:p>
          </table:table-cell>
          <table:table-cell office:value-type="float" office:value="22" table:style-name="ce6">
            <text:p>22</text:p>
          </table:table-cell>
          <table:table-cell office:value-type="float" office:value="19" table:style-name="ce6">
            <text:p>19</text:p>
          </table:table-cell>
          <table:table-cell office:value-type="float" office:value="41" table:style-name="ce29">
            <text:p>41</text:p>
          </table:table-cell>
          <table:table-cell table:style-name="ce29"/>
          <table:table-cell table:style-name="ce1"/>
          <table:table-cell office:value-type="float" office:value="2" table:style-name="ce5">
            <text:p>2</text:p>
          </table:table-cell>
          <table:table-cell office:value-type="float" office:value="16" table:style-name="ce5">
            <text:p>16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Teleport Yield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7" table:style-name="ce6">
            <text:p>47</text:p>
          </table:table-cell>
          <table:table-cell office:value-type="float" office:value="81" table:style-name="ce6">
            <text:p>81</text:p>
          </table:table-cell>
          <table:table-cell office:value-type="float" office:value="116" table:style-name="ce6">
            <text:p>116</text:p>
          </table:table-cell>
          <table:table-cell office:value-type="float" office:value="162" table:style-name="ce29">
            <text:p>162</text:p>
          </table:table-cell>
          <table:table-cell table:style-name="ce29"/>
          <table:table-cell table:style-name="ce1"/>
          <table:table-cell office:value-type="float" office:value="91" table:style-name="ce5">
            <text:p>91</text:p>
          </table:table-cell>
          <table:table-cell office:value-type="float" office:value="139" table:style-name="ce5">
            <text:p>139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Avg. Speed</text:p>
          </table:table-cell>
          <table:table-cell office:value-type="float" office:value="3.11" table:style-name="ce7">
            <text:p>3.11</text:p>
          </table:table-cell>
          <table:table-cell office:value-type="float" office:value="3.02" table:style-name="ce6">
            <text:p>3.02</text:p>
          </table:table-cell>
          <table:table-cell office:value-type="float" office:value="3.09" table:style-name="ce29">
            <text:p>3.09</text:p>
          </table:table-cell>
          <table:table-cell office:value-type="float" office:value="2.95" table:style-name="ce29">
            <text:p>2.95</text:p>
          </table:table-cell>
          <table:table-cell office:value-type="float" office:value="3.04" table:style-name="ce7">
            <text:p>3.04</text:p>
          </table:table-cell>
          <table:table-cell office:value-type="float" office:value="2.88" table:style-name="ce6">
            <text:p>2.88</text:p>
          </table:table-cell>
          <table:table-cell office:value-type="float" office:value="2.84" table:style-name="ce6">
            <text:p>2.84</text:p>
          </table:table-cell>
          <table:table-cell office:value-type="float" office:value="2.27" table:style-name="ce6">
            <text:p>2.27</text:p>
          </table:table-cell>
          <table:table-cell office:value-type="float" office:value="2.12" table:style-name="ce6">
            <text:p>2.12</text:p>
          </table:table-cell>
          <table:table-cell office:value-type="float" office:value="1.92" table:style-name="ce6">
            <text:p>1.92</text:p>
          </table:table-cell>
          <table:table-cell office:value-type="float" office:value="1.62" table:style-name="ce29">
            <text:p>1.62</text:p>
          </table:table-cell>
          <table:table-cell table:style-name="ce29"/>
          <table:table-cell table:style-name="ce1"/>
          <table:table-cell office:value-type="float" office:value="1.86" table:style-name="ce5">
            <text:p>1.86</text:p>
          </table:table-cell>
          <table:table-cell office:value-type="float" office:value="1.34" table:style-name="ce5">
            <text:p>1.34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<text:span text:style-name="T2">Avg.<text:s/></text:span>Trip Duration</text:p>
          </table:table-cell>
          <table:table-cell office:value-type="float" office:value="176.61" table:style-name="ce7">
            <text:p>176.61</text:p>
          </table:table-cell>
          <table:table-cell office:value-type="float" office:value="184.36" table:style-name="ce6">
            <text:p>184.36</text:p>
          </table:table-cell>
          <table:table-cell office:value-type="float" office:value="177.66" table:style-name="ce29">
            <text:p>177.66</text:p>
          </table:table-cell>
          <table:table-cell office:value-type="float" office:value="191.72" table:style-name="ce29">
            <text:p>191.72</text:p>
          </table:table-cell>
          <table:table-cell office:value-type="float" office:value="179.23" table:style-name="ce7">
            <text:p>179.23</text:p>
          </table:table-cell>
          <table:table-cell office:value-type="float" office:value="194.93" table:style-name="ce6">
            <text:p>194.93</text:p>
          </table:table-cell>
          <table:table-cell office:value-type="float" office:value="192.12" table:style-name="ce6">
            <text:p>192.12</text:p>
          </table:table-cell>
          <table:table-cell office:value-type="float" office:value="441.7" table:style-name="ce6">
            <text:p>441.7</text:p>
          </table:table-cell>
          <table:table-cell office:value-type="float" office:value="552.79" table:style-name="ce6">
            <text:p>552.79</text:p>
          </table:table-cell>
          <table:table-cell office:value-type="float" office:value="744.42" table:style-name="ce6">
            <text:p>744.42</text:p>
          </table:table-cell>
          <table:table-cell office:value-type="float" office:value="968" table:style-name="ce29">
            <text:p>968</text:p>
          </table:table-cell>
          <table:table-cell table:style-name="ce29"/>
          <table:table-cell table:style-name="ce1"/>
          <table:table-cell office:value-type="float" office:value="763.26" table:style-name="ce5">
            <text:p>763.26</text:p>
          </table:table-cell>
          <table:table-cell office:value-type="float" office:value="1081.8599999999999" table:style-name="ce5">
            <text:p>1081.86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<text:span text:style-name="T2">Avg.<text:s/></text:span>Waiting Time</text:p>
          </table:table-cell>
          <table:table-cell office:value-type="float" office:value="97.81" table:style-name="ce7">
            <text:p>97.81</text:p>
          </table:table-cell>
          <table:table-cell office:value-type="float" office:value="105.11" table:style-name="ce6">
            <text:p>105.11</text:p>
          </table:table-cell>
          <table:table-cell office:value-type="float" office:value="98.65" table:style-name="ce29">
            <text:p>98.65</text:p>
          </table:table-cell>
          <table:table-cell office:value-type="float" office:value="111.91" table:style-name="ce29">
            <text:p>111.91</text:p>
          </table:table-cell>
          <table:table-cell office:value-type="float" office:value="100.34" table:style-name="ce7">
            <text:p>100.34</text:p>
          </table:table-cell>
          <table:table-cell office:value-type="float" office:value="114.21" table:style-name="ce6">
            <text:p>114.21</text:p>
          </table:table-cell>
          <table:table-cell office:value-type="float" office:value="111.61" table:style-name="ce6">
            <text:p>111.61</text:p>
          </table:table-cell>
          <table:table-cell office:value-type="float" office:value="350.38" table:style-name="ce6">
            <text:p>350.38</text:p>
          </table:table-cell>
          <table:table-cell office:value-type="float" office:value="454.73" table:style-name="ce6">
            <text:p>454.73</text:p>
          </table:table-cell>
          <table:table-cell office:value-type="float" office:value="638.59" table:style-name="ce6">
            <text:p>638.59</text:p>
          </table:table-cell>
          <table:table-cell office:value-type="float" office:value="852.19" table:style-name="ce29">
            <text:p>852.19</text:p>
          </table:table-cell>
          <table:table-cell table:style-name="ce29"/>
          <table:table-cell table:style-name="ce1"/>
          <table:table-cell office:value-type="float" office:value="650.05999999999995" table:style-name="ce5">
            <text:p>650.06</text:p>
          </table:table-cell>
          <table:table-cell office:value-type="float" office:value="950.17" table:style-name="ce5">
            <text:p>950.17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<text:span text:style-name="T2">Avg.<text:s/></text:span>Time Loss</text:p>
          </table:table-cell>
          <table:table-cell office:value-type="float" office:value="128.84" table:style-name="ce7">
            <text:p>128.84</text:p>
          </table:table-cell>
          <table:table-cell office:value-type="float" office:value="136.47999999999999" table:style-name="ce6">
            <text:p>136.48</text:p>
          </table:table-cell>
          <table:table-cell office:value-type="float" office:value="130.47999999999999" table:style-name="ce29">
            <text:p>130.48</text:p>
          </table:table-cell>
          <table:table-cell office:value-type="float" office:value="144.52000000000001" table:style-name="ce29">
            <text:p>144.52</text:p>
          </table:table-cell>
          <table:table-cell office:value-type="float" office:value="131.81" table:style-name="ce7">
            <text:p>131.81</text:p>
          </table:table-cell>
          <table:table-cell office:value-type="float" office:value="147.21" table:style-name="ce6">
            <text:p>147.21</text:p>
          </table:table-cell>
          <table:table-cell office:value-type="float" office:value="144.58000000000001" table:style-name="ce6">
            <text:p>144.58</text:p>
          </table:table-cell>
          <table:table-cell office:value-type="float" office:value="389.38" table:style-name="ce6">
            <text:p>389.38</text:p>
          </table:table-cell>
          <table:table-cell office:value-type="float" office:value="494.65" table:style-name="ce6">
            <text:p>494.65</text:p>
          </table:table-cell>
          <table:table-cell office:value-type="float" office:value="683.16" table:style-name="ce6">
            <text:p>683.16</text:p>
          </table:table-cell>
          <table:table-cell office:value-type="float" office:value="901.89" table:style-name="ce29">
            <text:p>901.89</text:p>
          </table:table-cell>
          <table:table-cell table:style-name="ce29"/>
          <table:table-cell table:style-name="ce1"/>
          <table:table-cell office:value-type="float" office:value="706.72" table:style-name="ce5">
            <text:p>706.72</text:p>
          </table:table-cell>
          <table:table-cell office:value-type="float" office:value="1017.7" table:style-name="ce5">
            <text:p>1017.7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<text:span text:style-name="T2">Avg.<text:s/></text:span>Depart Delay</text:p>
          </table:table-cell>
          <table:table-cell office:value-type="float" office:value="0.14000000000000001" table:style-name="ce7">
            <text:p>0.14</text:p>
          </table:table-cell>
          <table:table-cell office:value-type="float" office:value="0.09" table:style-name="ce6">
            <text:p>0.09</text:p>
          </table:table-cell>
          <table:table-cell office:value-type="float" office:value="0.6" table:style-name="ce29">
            <text:p>0.6</text:p>
          </table:table-cell>
          <table:table-cell office:value-type="float" office:value="0.63" table:style-name="ce29">
            <text:p>0.63</text:p>
          </table:table-cell>
          <table:table-cell office:value-type="float" office:value="0.1" table:style-name="ce7">
            <text:p>0.1</text:p>
          </table:table-cell>
          <table:table-cell office:value-type="float" office:value="0.15" table:style-name="ce6">
            <text:p>0.15</text:p>
          </table:table-cell>
          <table:table-cell office:value-type="float" office:value="0.27" table:style-name="ce6">
            <text:p>0.27</text:p>
          </table:table-cell>
          <table:table-cell office:value-type="float" office:value="14.28" table:style-name="ce6">
            <text:p>14.28</text:p>
          </table:table-cell>
          <table:table-cell office:value-type="float" office:value="12.79" table:style-name="ce6">
            <text:p>12.79</text:p>
          </table:table-cell>
          <table:table-cell office:value-type="float" office:value="66.33" table:style-name="ce6">
            <text:p>66.33</text:p>
          </table:table-cell>
          <table:table-cell office:value-type="float" office:value="178.12" table:style-name="ce29">
            <text:p>178.12</text:p>
          </table:table-cell>
          <table:table-cell table:style-name="ce29"/>
          <table:table-cell table:style-name="ce1"/>
          <table:table-cell office:value-type="float" office:value="16.48" table:style-name="ce5">
            <text:p>16.48</text:p>
          </table:table-cell>
          <table:table-cell office:value-type="float" office:value="205.47" table:style-name="ce5">
            <text:p>205.47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8"/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number-columns-spanned="2" table:number-rows-spanned="1" table:style-name="ce16">
            <text:p>Diferencia</text:p>
          </table:table-cell>
          <table:covered-table-cell/>
          <table:table-cell office:value-type="string" table:number-columns-spanned="2" table:number-rows-spanned="1" table:style-name="ce16">
            <text:p>Diferencia</text:p>
          </table:table-cell>
          <table:covered-table-cell/>
          <table:table-cell office:value-type="string" table:number-columns-spanned="2" table:number-rows-spanned="1" table:style-name="ce16">
            <text:p>Diferencia</text:p>
          </table:table-cell>
          <table:covered-table-cell/>
          <table:table-cell office:value-type="string" table:number-columns-spanned="2" table:number-rows-spanned="1" table:style-name="ce16">
            <text:p>Diferencia</text:p>
          </table:table-cell>
          <table:covered-table-cell/>
          <table:table-cell office:value-type="string" table:number-columns-spanned="2" table:number-rows-spanned="1" table:style-name="ce16">
            <text:p>Diferencia</text:p>
          </table:table-cell>
          <table:covered-table-cell/>
          <table:table-cell office:value-type="string" table:number-columns-spanned="2" table:number-rows-spanned="1" table:style-name="ce16">
            <text:p>Diferencia</text:p>
          </table:table-cell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4">
            <text:p>Avg. Speed</text:p>
          </table:table-cell>
          <table:table-cell office:value-type="float" office:value="0" table:formula="of:=[.B8]-[.B8]" table:style-name="ce6">
            <text:p>0</text:p>
          </table:table-cell>
          <table:table-cell office:value-type="float" office:value="-8.9999999999999858E-2" table:formula="of:=[.C8]-[.B8]" table:style-name="ce9">
            <text:p>-0.09</text:p>
          </table:table-cell>
          <table:table-cell office:value-type="float" office:value="0" table:formula="of:=[.D8]-[.D8]" table:style-name="ce6">
            <text:p>0</text:p>
          </table:table-cell>
          <table:table-cell office:value-type="float" office:value="-0.13999999999999968" table:formula="of:=[.E8]-[.D8]" table:style-name="ce9">
            <text:p>-0.14</text:p>
          </table:table-cell>
          <table:table-cell office:value-type="float" office:value="0" table:formula="of:=[.F8]-[.F8]" table:style-name="ce6">
            <text:p>0</text:p>
          </table:table-cell>
          <table:table-cell office:value-type="float" office:value="-0.16000000000000014" table:formula="of:=[.G8]-[.F8]" table:style-name="ce9">
            <text:p>-0.16</text:p>
          </table:table-cell>
          <table:table-cell office:value-type="float" office:value="0" table:formula="of:=[.H8]-[.H8]" table:style-name="ce6">
            <text:p>0</text:p>
          </table:table-cell>
          <table:table-cell office:value-type="float" office:value="-0.56999999999999984" table:formula="of:=[.I8]-[.H8]" table:style-name="ce9">
            <text:p>-0.57</text:p>
          </table:table-cell>
          <table:table-cell office:value-type="float" office:value="0" table:formula="of:=[.J8]-[.J8]" table:style-name="ce6">
            <text:p>0</text:p>
          </table:table-cell>
          <table:table-cell office:value-type="float" office:value="-0.20000000000000018" table:formula="of:=[.K8]-[.J8]" table:style-name="ce9">
            <text:p>-0.20</text:p>
          </table:table-cell>
          <table:table-cell office:value-type="float" office:value="0" table:formula="of:=[.L8]-[.L8]" table:style-name="ce6">
            <text:p>0</text:p>
          </table:table-cell>
          <table:table-cell office:value-type="float" office:value="-1.62" table:formula="of:=[.M8]-[.L8]" table:style-name="ce9">
            <text:p>-1.6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">
            <text:p><text:span text:style-name="T2">Avg.<text:s/></text:span>Trip Duration</text:p>
          </table:table-cell>
          <table:table-cell office:value-type="float" office:value="0" table:formula="of:=[.B9]-[.B9]" table:style-name="ce6">
            <text:p>0</text:p>
          </table:table-cell>
          <table:table-cell office:value-type="float" office:value="-7.75" table:formula="of:=[.B9]-[.C9]" table:style-name="ce9">
            <text:p>-7.75</text:p>
          </table:table-cell>
          <table:table-cell office:value-type="float" office:value="0" table:formula="of:=[.D9]-[.D9]" table:style-name="ce6">
            <text:p>0</text:p>
          </table:table-cell>
          <table:table-cell office:value-type="float" office:value="-14.060000000000002" table:formula="of:=[.D9]-[.E9]" table:style-name="ce9">
            <text:p>-14.06</text:p>
          </table:table-cell>
          <table:table-cell office:value-type="float" office:value="0" table:formula="of:=[.F9]-[.F9]" table:style-name="ce6">
            <text:p>0</text:p>
          </table:table-cell>
          <table:table-cell office:value-type="float" office:value="-15.700000000000017" table:formula="of:=[.F9]-[.G9]" table:style-name="ce9">
            <text:p>-15.70</text:p>
          </table:table-cell>
          <table:table-cell office:value-type="float" office:value="0" table:formula="of:=[.H9]-[.H9]" table:style-name="ce6">
            <text:p>0</text:p>
          </table:table-cell>
          <table:table-cell office:value-type="float" office:value="-249.57999999999998" table:formula="of:=[.H9]-[.I9]" table:style-name="ce9">
            <text:p>-249.58</text:p>
          </table:table-cell>
          <table:table-cell office:value-type="float" office:value="0" table:formula="of:=[.J9]-[.J9]" table:style-name="ce6">
            <text:p>0</text:p>
          </table:table-cell>
          <table:table-cell office:value-type="float" office:value="-191.63" table:formula="of:=[.J9]-[.K9]" table:style-name="ce9">
            <text:p>-191.63</text:p>
          </table:table-cell>
          <table:table-cell office:value-type="float" office:value="0" table:formula="of:=[.L9]-[.L9]" table:style-name="ce6">
            <text:p>0</text:p>
          </table:table-cell>
          <table:table-cell office:value-type="float" office:value="968" table:formula="of:=[.L9]-[.M9]" table:style-name="ce9">
            <text:p>968.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">
            <text:p><text:span text:style-name="T2">Avg.<text:s/></text:span>Waiting Time</text:p>
          </table:table-cell>
          <table:table-cell office:value-type="float" office:value="0" table:formula="of:=[.B10]-[.B10]" table:style-name="ce6">
            <text:p>0</text:p>
          </table:table-cell>
          <table:table-cell office:value-type="float" office:value="-7.2999999999999972" table:formula="of:=[.B10]-[.C10]" table:style-name="ce9">
            <text:p>-7.30</text:p>
          </table:table-cell>
          <table:table-cell office:value-type="float" office:value="0" table:formula="of:=[.D10]-[.D10]" table:style-name="ce6">
            <text:p>0</text:p>
          </table:table-cell>
          <table:table-cell office:value-type="float" office:value="-13.259999999999991" table:formula="of:=[.D10]-[.E10]" table:style-name="ce9">
            <text:p>-13.26</text:p>
          </table:table-cell>
          <table:table-cell office:value-type="float" office:value="0" table:formula="of:=[.F10]-[.F10]" table:style-name="ce6">
            <text:p>0</text:p>
          </table:table-cell>
          <table:table-cell office:value-type="float" office:value="-13.86999999999999" table:formula="of:=[.F10]-[.G10]" table:style-name="ce9">
            <text:p>-13.87</text:p>
          </table:table-cell>
          <table:table-cell office:value-type="float" office:value="0" table:formula="of:=[.H10]-[.H10]" table:style-name="ce6">
            <text:p>0</text:p>
          </table:table-cell>
          <table:table-cell office:value-type="float" office:value="-238.76999999999998" table:formula="of:=[.H10]-[.I10]" table:style-name="ce9">
            <text:p>-238.77</text:p>
          </table:table-cell>
          <table:table-cell office:value-type="float" office:value="0" table:formula="of:=[.J10]-[.J10]" table:style-name="ce6">
            <text:p>0</text:p>
          </table:table-cell>
          <table:table-cell office:value-type="float" office:value="-183.86" table:formula="of:=[.J10]-[.K10]" table:style-name="ce9">
            <text:p>-183.86</text:p>
          </table:table-cell>
          <table:table-cell office:value-type="float" office:value="0" table:formula="of:=[.L10]-[.L10]" table:style-name="ce6">
            <text:p>0</text:p>
          </table:table-cell>
          <table:table-cell office:value-type="float" office:value="852.19" table:formula="of:=[.L10]-[.M10]" table:style-name="ce9">
            <text:p>852.19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">
            <text:p><text:span text:style-name="T2">Avg.<text:s/></text:span>Time Loss</text:p>
          </table:table-cell>
          <table:table-cell office:value-type="float" office:value="0" table:formula="of:=[.B11]-[.B11]" table:style-name="ce6">
            <text:p>0</text:p>
          </table:table-cell>
          <table:table-cell office:value-type="float" office:value="-7.6399999999999864" table:formula="of:=[.B11]-[.C11]" table:style-name="ce9">
            <text:p>-7.64</text:p>
          </table:table-cell>
          <table:table-cell office:value-type="float" office:value="0" table:formula="of:=[.D11]-[.D11]" table:style-name="ce6">
            <text:p>0</text:p>
          </table:table-cell>
          <table:table-cell office:value-type="float" office:value="-14.04000000000002" table:formula="of:=[.D11]-[.E11]" table:style-name="ce9">
            <text:p>-14.04</text:p>
          </table:table-cell>
          <table:table-cell office:value-type="float" office:value="0" table:formula="of:=[.F11]-[.F11]" table:style-name="ce6">
            <text:p>0</text:p>
          </table:table-cell>
          <table:table-cell office:value-type="float" office:value="-15.400000000000006" table:formula="of:=[.F11]-[.G11]" table:style-name="ce9">
            <text:p>-15.40</text:p>
          </table:table-cell>
          <table:table-cell office:value-type="float" office:value="0" table:formula="of:=[.H11]-[.H11]" table:style-name="ce6">
            <text:p>0</text:p>
          </table:table-cell>
          <table:table-cell office:value-type="float" office:value="-244.79999999999998" table:formula="of:=[.H11]-[.I11]" table:style-name="ce9">
            <text:p>-244.80</text:p>
          </table:table-cell>
          <table:table-cell office:value-type="float" office:value="0" table:formula="of:=[.J11]-[.J11]" table:style-name="ce6">
            <text:p>0</text:p>
          </table:table-cell>
          <table:table-cell office:value-type="float" office:value="-188.51" table:formula="of:=[.J11]-[.K11]" table:style-name="ce9">
            <text:p>-188.51</text:p>
          </table:table-cell>
          <table:table-cell office:value-type="float" office:value="0" table:formula="of:=[.L11]-[.L11]" table:style-name="ce6">
            <text:p>0</text:p>
          </table:table-cell>
          <table:table-cell office:value-type="float" office:value="901.89" table:formula="of:=[.L11]-[.M11]" table:style-name="ce9">
            <text:p>901.89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">
            <text:p><text:span text:style-name="T2">Avg.<text:s/></text:span>Depart Delay</text:p>
          </table:table-cell>
          <table:table-cell office:value-type="float" office:value="0" table:formula="of:=[.B12]-[.B12]" table:style-name="ce6">
            <text:p>0</text:p>
          </table:table-cell>
          <table:table-cell office:value-type="float" office:value="5.0000000000000017E-2" table:formula="of:=[.B12]-[.C12]" table:style-name="ce9">
            <text:p>0.05</text:p>
          </table:table-cell>
          <table:table-cell office:value-type="float" office:value="0" table:formula="of:=[.D12]-[.D12]" table:style-name="ce6">
            <text:p>0</text:p>
          </table:table-cell>
          <table:table-cell office:value-type="float" office:value="-3.0000000000000027E-2" table:formula="of:=[.D12]-[.E12]" table:style-name="ce9">
            <text:p>-0.03</text:p>
          </table:table-cell>
          <table:table-cell office:value-type="float" office:value="0" table:formula="of:=[.F12]-[.F12]" table:style-name="ce6">
            <text:p>0</text:p>
          </table:table-cell>
          <table:table-cell office:value-type="float" office:value="-4.9999999999999989E-2" table:formula="of:=[.F12]-[.G12]" table:style-name="ce9">
            <text:p>-0.05</text:p>
          </table:table-cell>
          <table:table-cell office:value-type="float" office:value="0" table:formula="of:=[.H12]-[.H12]" table:style-name="ce6">
            <text:p>0</text:p>
          </table:table-cell>
          <table:table-cell office:value-type="float" office:value="-14.01" table:formula="of:=[.H12]-[.I12]" table:style-name="ce9">
            <text:p>-14.01</text:p>
          </table:table-cell>
          <table:table-cell office:value-type="float" office:value="0" table:formula="of:=[.J12]-[.J12]" table:style-name="ce6">
            <text:p>0</text:p>
          </table:table-cell>
          <table:table-cell office:value-type="float" office:value="-53.54" table:formula="of:=[.J12]-[.K12]" table:style-name="ce9">
            <text:p>-53.54</text:p>
          </table:table-cell>
          <table:table-cell office:value-type="float" office:value="0" table:formula="of:=[.L12]-[.L12]" table:style-name="ce6">
            <text:p>0</text:p>
          </table:table-cell>
          <table:table-cell office:value-type="float" office:value="178.12" table:formula="of:=[.L12]-[.M12]" table:style-name="ce9">
            <text:p>178.12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9" table:style-name="ce10"/>
          <table:table-cell table:number-columns-repeated="16375" table:style-name="ce1"/>
        </table:table-row>
        <table:table-row table:style-name="ro1">
          <table:table-cell table:number-columns-repeated="10" table:style-name="ce1"/>
          <table:table-cell office:value-type="float" office:value="-5.5555555555555607" table:formula="of:=[.G16]/[.G8]*100" table:style-name="ce1">
            <text:p>-5.555555556</text:p>
          </table:table-cell>
          <table:table-cell office:value-type="float" office:value="54.838709677419338" table:formula="of:=(([.G8]-[.O8])/[.O8])*100" table:style-name="ce1">
            <text:p>54.83870968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number-columns-spanned="8" table:number-rows-spanned="1" table:style-name="ce18">
            <text:p>San Diego</text:p>
          </table:table-cell>
          <table:covered-table-cell table:number-columns-repeated="7"/>
          <table:table-cell table:style-name="ce1"/>
          <table:table-cell office:value-type="float" office:value="-8.0541732929769747" table:formula="of:=[.G17]/[.G9]*100" table:style-name="ce1">
            <text:p>-8.054173293</text:p>
          </table:table-cell>
          <table:table-cell office:value-type="float" office:value="74.460865235961521" table:formula="of:=(([.O9]-[.G9])/[.O9])*100" table:style-name="ce1">
            <text:p>74.4608652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Cars Flow</text:p>
          </table:table-cell>
          <table:table-cell office:value-type="string" table:number-columns-spanned="2" table:number-rows-spanned="1" table:style-name="ce14">
            <text:p>Free</text:p>
          </table:table-cell>
          <table:covered-table-cell/>
          <table:table-cell office:value-type="string" table:number-columns-spanned="2" table:number-rows-spanned="1" table:style-name="ce14">
            <text:p>Desc</text:p>
          </table:table-cell>
          <table:covered-table-cell/>
          <table:table-cell office:value-type="string" table:number-columns-spanned="2" table:number-rows-spanned="1" table:style-name="ce14">
            <text:p>Traff</text:p>
          </table:table-cell>
          <table:covered-table-cell/>
          <table:table-cell office:value-type="string" table:number-columns-spanned="2" table:number-rows-spanned="1" table:style-name="ce14">
            <text:p>Cong</text:p>
          </table:table-cell>
          <table:covered-table-cell/>
          <table:table-cell table:style-name="ce1"/>
          <table:table-cell office:value-type="float" office:value="-12.144295595832231" table:formula="of:=[.G18]/[.G10]*100" table:style-name="ce1">
            <text:p>-12.1442956</text:p>
          </table:table-cell>
          <table:table-cell office:value-type="float" office:value="82.430852536688917" table:formula="of:=(([.O10]-[.G10])/[.O10])*100" table:style-name="ce1">
            <text:p>82.4308525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Cars Inserted</text:p>
          </table:table-cell>
          <table:table-cell office:value-type="float" office:value="587" table:number-columns-spanned="2" table:number-rows-spanned="1" table:style-name="ce15">
            <text:p>587</text:p>
          </table:table-cell>
          <table:covered-table-cell/>
          <table:table-cell office:value-type="float" office:value="947" table:number-columns-spanned="2" table:number-rows-spanned="1" table:style-name="ce15">
            <text:p>947</text:p>
          </table:table-cell>
          <table:covered-table-cell/>
          <table:table-cell office:value-type="float" office:value="1145" table:number-columns-spanned="2" table:number-rows-spanned="1" table:style-name="ce15">
            <text:p>1145</text:p>
          </table:table-cell>
          <table:covered-table-cell/>
          <table:table-cell office:value-type="float" office:value="1292" table:number-columns-spanned="2" table:number-rows-spanned="1" table:style-name="ce15">
            <text:p>1292</text:p>
          </table:table-cell>
          <table:covered-table-cell/>
          <table:table-cell table:style-name="ce1"/>
          <table:table-cell office:value-type="float" office:value="-10.461245839277227" table:formula="of:=[.G19]/[.G11]*100" table:style-name="ce1">
            <text:p>-10.46124584</text:p>
          </table:table-cell>
          <table:table-cell office:value-type="float" office:value="79.16996830427891" table:formula="of:=(([.O11]-[.G11])/[.O11])*100" table:style-name="ce1">
            <text:p>79.169968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1">
            <text:p>Signal Logic</text:p>
          </table:table-cell>
          <table:table-cell office:value-type="string" table:style-name="ce6">
            <text:p>Collab_P</text:p>
          </table:table-cell>
          <table:table-cell office:value-type="string" table:style-name="ce6">
            <text:p>Collab_P_No nd 4_6_12</text:p>
          </table:table-cell>
          <table:table-cell office:value-type="string" table:style-name="ce6">
            <text:p>Collab_P</text:p>
          </table:table-cell>
          <table:table-cell office:value-type="string" table:style-name="ce6">
            <text:p>Collab_P_No nd 4_6_12</text:p>
          </table:table-cell>
          <table:table-cell office:value-type="string" table:style-name="ce6">
            <text:p>Collab_P</text:p>
          </table:table-cell>
          <table:table-cell office:value-type="string" table:style-name="ce6">
            <text:p>Collab_P_No nd 4_6_12</text:p>
          </table:table-cell>
          <table:table-cell office:value-type="string" table:style-name="ce6">
            <text:p>Collab_P</text:p>
          </table:table-cell>
          <table:table-cell office:value-type="string" table:style-name="ce6">
            <text:p>Collab_P_No nd 4_6_12</text:p>
          </table:table-cell>
          <table:table-cell table:style-name="ce1"/>
          <table:table-cell office:value-type="float" office:value="-33.333333333333329" table:formula="of:=[.G20]/[.G12]*100" table:style-name="ce1">
            <text:p>-33.33333333</text:p>
          </table:table-cell>
          <table:table-cell office:value-type="float" office:value="99.089805825242721" table:formula="of:=(([.O12]-[.G12])/[.O12])*100" table:style-name="ce1">
            <text:p>99.08980583</text:p>
          </table:table-cell>
          <table:table-cell table:number-columns-repeated="2" table:style-name="ce1"/>
          <table:table-cell office:value-type="string" table:style-name="ce5">
            <text:p>Webster</text:p>
          </table:table-cell>
          <table:table-cell office:value-type="string" table:style-name="ce5">
            <text:p>Webster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Simulation Duration</text:p>
          </table:table-cell>
          <table:table-cell office:value-type="float" office:value="1959" table:style-name="ce6">
            <text:p>1959</text:p>
          </table:table-cell>
          <table:table-cell office:value-type="float" office:value="1946" table:style-name="ce6">
            <text:p>1946</text:p>
          </table:table-cell>
          <table:table-cell office:value-type="float" office:value="1959" table:style-name="ce7">
            <text:p>1959</text:p>
          </table:table-cell>
          <table:table-cell office:value-type="float" office:value="1964" table:style-name="ce6">
            <text:p>1964</text:p>
          </table:table-cell>
          <table:table-cell office:value-type="float" office:value="2249" table:style-name="ce7">
            <text:p>2249</text:p>
          </table:table-cell>
          <table:table-cell office:value-type="float" office:value="2523" table:style-name="ce6">
            <text:p>2523</text:p>
          </table:table-cell>
          <table:table-cell office:value-type="float" office:value="2576" table:style-name="ce7">
            <text:p>2576</text:p>
          </table:table-cell>
          <table:table-cell office:value-type="float" office:value="3053" table:style-name="ce6">
            <text:p>3053</text:p>
          </table:table-cell>
          <table:table-cell table:style-name="ce1"/>
          <table:table-cell office:value-type="float" office:value="-10.416666666666677" table:formula="of:=[.K16]/[.K8]*100" table:style-name="ce1">
            <text:p>-10.41666667</text:p>
          </table:table-cell>
          <table:table-cell office:value-type="float" office:value="43.283582089552226" table:formula="of:=(-([.P8]-[.K8])/[.P8])*100" table:style-name="ce1">
            <text:p>43.28358209</text:p>
          </table:table-cell>
          <table:table-cell table:number-columns-repeated="2" table:style-name="ce1"/>
          <table:table-cell office:value-type="float" office:value="2416" table:style-name="ce5">
            <text:p>2416</text:p>
          </table:table-cell>
          <table:table-cell office:value-type="float" office:value="3863" table:style-name="ce5">
            <text:p>3863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Teleport Ja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0" table:style-name="ce6">
            <text:p>20</text:p>
          </table:table-cell>
          <table:table-cell table:style-name="ce1"/>
          <table:table-cell office:value-type="float" office:value="-25.742188549474758" table:formula="of:=[.K17]/[.K9]*100" table:style-name="ce1">
            <text:p>-25.74218855</text:p>
          </table:table-cell>
          <table:table-cell office:value-type="float" office:value="31.190727081138036" table:formula="of:=(([.P9]-[.K9])/[.P9])*100" table:style-name="ce31">
            <text:p>31.19072708</text:p>
          </table:table-cell>
          <table:table-cell table:number-columns-repeated="2" table:style-name="ce1"/>
          <table:table-cell office:value-type="float" office:value="0" table:style-name="ce5">
            <text:p>0</text:p>
          </table:table-cell>
          <table:table-cell office:value-type="float" office:value="35" table:style-name="ce5">
            <text:p>35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Teleport Yield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6" table:style-name="ce6">
            <text:p>16</text:p>
          </table:table-cell>
          <table:table-cell table:style-name="ce1"/>
          <table:table-cell office:value-type="float" office:value="-28.791556397688662" table:formula="of:=[.K18]/[.K10]*100" table:style-name="ce31">
            <text:p>-28.7915564</text:p>
          </table:table-cell>
          <table:table-cell office:value-type="float" office:value="32.792026689960736" table:formula="of:=(([.P10]-[.K10])/[.P10])*100" table:style-name="ce1">
            <text:p>32.79202669</text:p>
          </table:table-cell>
          <table:table-cell table:number-columns-repeated="2" table:style-name="ce1"/>
          <table:table-cell office:value-type="float" office:value="0" table:style-name="ce5">
            <text:p>0</text:p>
          </table:table-cell>
          <table:table-cell office:value-type="float" office:value="29" table:style-name="ce5">
            <text:p>29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Avg. Speed</text:p>
          </table:table-cell>
          <table:table-cell office:value-type="float" office:value="5.64" table:style-name="ce6">
            <text:p>5.64</text:p>
          </table:table-cell>
          <table:table-cell office:value-type="float" office:value="5.57" table:style-name="ce6">
            <text:p>5.57</text:p>
          </table:table-cell>
          <table:table-cell office:value-type="float" office:value="5.38" table:style-name="ce7">
            <text:p>5.38</text:p>
          </table:table-cell>
          <table:table-cell office:value-type="float" office:value="5.13" table:style-name="ce6">
            <text:p>5.13</text:p>
          </table:table-cell>
          <table:table-cell office:value-type="float" office:value="4.1900000000000004" table:style-name="ce7">
            <text:p>4.19</text:p>
          </table:table-cell>
          <table:table-cell office:value-type="float" office:value="3.61" table:style-name="ce6">
            <text:p>3.61</text:p>
          </table:table-cell>
          <table:table-cell office:value-type="float" office:value="3.6" table:style-name="ce7">
            <text:p>3.6</text:p>
          </table:table-cell>
          <table:table-cell office:value-type="float" office:value="2.9" table:style-name="ce6">
            <text:p>2.9</text:p>
          </table:table-cell>
          <table:table-cell table:style-name="ce1"/>
          <table:table-cell office:value-type="float" office:value="-27.593828678494059" table:formula="of:=[.K19]/[.K11]*100" table:style-name="ce1">
            <text:p>-27.59382868</text:p>
          </table:table-cell>
          <table:table-cell office:value-type="float" office:value="32.872162719858508" table:formula="of:=(([.P11]-[.K11])/[.P11])*100" table:style-name="ce1">
            <text:p>32.87216272</text:p>
          </table:table-cell>
          <table:table-cell table:number-columns-repeated="2" table:style-name="ce1"/>
          <table:table-cell office:value-type="float" office:value="4.2699999999999996" table:style-name="ce5">
            <text:p>4.27</text:p>
          </table:table-cell>
          <table:table-cell office:value-type="float" office:value="2.82" table:style-name="ce5">
            <text:p>2.82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<text:span text:style-name="T2">Avg.<text:s/></text:span>Trip Duration</text:p>
          </table:table-cell>
          <table:table-cell office:value-type="float" office:value="105.37" table:style-name="ce6">
            <text:p>105.37</text:p>
          </table:table-cell>
          <table:table-cell office:value-type="float" office:value="106.66" table:style-name="ce6">
            <text:p>106.66</text:p>
          </table:table-cell>
          <table:table-cell office:value-type="float" office:value="111.87" table:style-name="ce7">
            <text:p>111.87</text:p>
          </table:table-cell>
          <table:table-cell office:value-type="float" office:value="118.67" table:style-name="ce6">
            <text:p>118.67</text:p>
          </table:table-cell>
          <table:table-cell office:value-type="float" office:value="164.8" table:style-name="ce7">
            <text:p>164.8</text:p>
          </table:table-cell>
          <table:table-cell office:value-type="float" office:value="235.49" table:style-name="ce6">
            <text:p>235.49</text:p>
          </table:table-cell>
          <table:table-cell office:value-type="float" office:value="237.72" table:style-name="ce7">
            <text:p>237.72</text:p>
          </table:table-cell>
          <table:table-cell office:value-type="float" office:value="392.15" table:style-name="ce6">
            <text:p>392.15</text:p>
          </table:table-cell>
          <table:table-cell table:style-name="ce1"/>
          <table:table-cell office:value-type="float" office:value="-80.71762400120609" table:formula="of:=[.K20]/[.K12]*100" table:style-name="ce1">
            <text:p>-80.717624</text:p>
          </table:table-cell>
          <table:table-cell office:value-type="float" office:value="67.717915024091099" table:formula="of:=(([.P12]-[.K12])/[.P12])*100" table:style-name="ce1">
            <text:p>67.71791502</text:p>
          </table:table-cell>
          <table:table-cell table:number-columns-repeated="2" table:style-name="ce1"/>
          <table:table-cell office:value-type="float" office:value="191.98" table:style-name="ce5">
            <text:p>191.98</text:p>
          </table:table-cell>
          <table:table-cell office:value-type="float" office:value="464.77" table:style-name="ce5">
            <text:p>464.77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<text:span text:style-name="T2">Avg.<text:s/></text:span>Waiting Time</text:p>
          </table:table-cell>
          <table:table-cell office:value-type="float" office:value="26.72" table:style-name="ce6">
            <text:p>26.72</text:p>
          </table:table-cell>
          <table:table-cell office:value-type="float" office:value="28.79" table:style-name="ce6">
            <text:p>28.79</text:p>
          </table:table-cell>
          <table:table-cell office:value-type="float" office:value="33.14" table:style-name="ce7">
            <text:p>33.14</text:p>
          </table:table-cell>
          <table:table-cell office:value-type="float" office:value="39.450000000000003" table:style-name="ce6">
            <text:p>39.45</text:p>
          </table:table-cell>
          <table:table-cell office:value-type="float" office:value="73.959999999999994" table:style-name="ce7">
            <text:p>73.96</text:p>
          </table:table-cell>
          <table:table-cell office:value-type="float" office:value="138.66" table:style-name="ce6">
            <text:p>138.66</text:p>
          </table:table-cell>
          <table:table-cell office:value-type="float" office:value="138.75" table:style-name="ce7">
            <text:p>138.75</text:p>
          </table:table-cell>
          <table:table-cell office:value-type="float" office:value="285.20999999999998" table:style-name="ce6">
            <text:p>285.21</text:p>
          </table:table-cell>
          <table:table-cell table:number-columns-repeated="5" table:style-name="ce1"/>
          <table:table-cell office:value-type="float" office:value="100.08" table:style-name="ce5">
            <text:p>100.08</text:p>
          </table:table-cell>
          <table:table-cell office:value-type="float" office:value="349.82" table:style-name="ce5">
            <text:p>349.82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<text:span text:style-name="T2">Avg.<text:s/></text:span>Time Loss</text:p>
          </table:table-cell>
          <table:table-cell office:value-type="float" office:value="50.17" table:style-name="ce6">
            <text:p>50.17</text:p>
          </table:table-cell>
          <table:table-cell office:value-type="float" office:value="51.43" table:style-name="ce6">
            <text:p>51.43</text:p>
          </table:table-cell>
          <table:table-cell office:value-type="float" office:value="59.59" table:style-name="ce7">
            <text:p>59.59</text:p>
          </table:table-cell>
          <table:table-cell office:value-type="float" office:value="66.41" table:style-name="ce6">
            <text:p>66.41</text:p>
          </table:table-cell>
          <table:table-cell office:value-type="float" office:value="111.3" table:style-name="ce7">
            <text:p>111.3</text:p>
          </table:table-cell>
          <table:table-cell office:value-type="float" office:value="181.88" table:style-name="ce6">
            <text:p>181.88</text:p>
          </table:table-cell>
          <table:table-cell office:value-type="float" office:value="184.47" table:style-name="ce7">
            <text:p>184.47</text:p>
          </table:table-cell>
          <table:table-cell office:value-type="float" office:value="337.2" table:style-name="ce6">
            <text:p>337.2</text:p>
          </table:table-cell>
          <table:table-cell table:style-name="ce1"/>
          <table:table-cell office:value-type="float" office:value="-4.8732943469785583" table:formula="of:=[.E40]/[.E32]*100" table:style-name="ce1">
            <text:p>-4.873294347</text:p>
          </table:table-cell>
          <table:table-cell office:value-type="float" office:value="20.140515222482446" table:formula="of:=(([.E32]-[.O32])/[.O32])*100" table:style-name="ce8">
            <text:p>20.14051522</text:p>
          </table:table-cell>
          <table:table-cell table:number-columns-repeated="2" table:style-name="ce1"/>
          <table:table-cell office:value-type="float" office:value="139.86000000000001" table:style-name="ce5">
            <text:p>139.86</text:p>
          </table:table-cell>
          <table:table-cell office:value-type="float" office:value="408.78" table:style-name="ce5">
            <text:p>408.78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<text:span text:style-name="T2">Avg.<text:s/></text:span>Depart Delay</text:p>
          </table:table-cell>
          <table:table-cell office:value-type="float" office:value="0.13" table:style-name="ce6">
            <text:p>0.13</text:p>
          </table:table-cell>
          <table:table-cell office:value-type="float" office:value="0.13" table:style-name="ce6">
            <text:p>0.13</text:p>
          </table:table-cell>
          <table:table-cell office:value-type="float" office:value="0.26" table:style-name="ce7">
            <text:p>0.26</text:p>
          </table:table-cell>
          <table:table-cell office:value-type="float" office:value="0.24" table:style-name="ce6">
            <text:p>0.24</text:p>
          </table:table-cell>
          <table:table-cell office:value-type="float" office:value="2.56" table:style-name="ce7">
            <text:p>2.56</text:p>
          </table:table-cell>
          <table:table-cell office:value-type="float" office:value="16.420000000000002" table:style-name="ce6">
            <text:p>16.42</text:p>
          </table:table-cell>
          <table:table-cell office:value-type="float" office:value="22.93" table:style-name="ce7">
            <text:p>22.93</text:p>
          </table:table-cell>
          <table:table-cell office:value-type="float" office:value="64.61" table:style-name="ce6">
            <text:p>64.61</text:p>
          </table:table-cell>
          <table:table-cell table:style-name="ce1"/>
          <table:table-cell office:value-type="float" office:value="-5.73017611864835" table:formula="of:=[.E41]/[.E33]*100" table:style-name="ce1">
            <text:p>-5.730176119</text:p>
          </table:table-cell>
          <table:table-cell office:value-type="float" office:value="38.186269403062816" table:formula="of:=(-([.E33]-[.O33])/[.O33])*100" table:style-name="ce1">
            <text:p>38.1862694</text:p>
          </table:table-cell>
          <table:table-cell table:number-columns-repeated="2" table:style-name="ce1"/>
          <table:table-cell office:value-type="float" office:value="1.61" table:style-name="ce5">
            <text:p>1.61</text:p>
          </table:table-cell>
          <table:table-cell office:value-type="float" office:value="89.07" table:style-name="ce5">
            <text:p>89.07</text:p>
          </table:table-cell>
          <table:table-cell table:number-columns-repeated="16368"/>
        </table:table-row>
        <table:table-row table:style-name="ro1">
          <table:table-cell table:number-columns-repeated="9" table:style-name="ce8"/>
          <table:table-cell table:style-name="ce1"/>
          <table:table-cell office:value-type="float" office:value="-15.994930291508243" table:formula="of:=[.E42]/[.E34]*100" table:style-name="ce1">
            <text:p>-15.99493029</text:p>
          </table:table-cell>
          <table:table-cell office:value-type="float" office:value="60.581534772182252" table:formula="of:=(-([.E34]-[.O34])/[.O34])*100" table:style-name="ce1">
            <text:p>60.58153477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8"/>
          <table:table-cell table:style-name="ce1"/>
          <table:table-cell office:value-type="float" office:value="-10.269537720222848" table:formula="of:=[.E43]/[.E35]*100" table:style-name="ce1">
            <text:p>-10.26953772</text:p>
          </table:table-cell>
          <table:table-cell office:value-type="float" office:value="52.516802516802521" table:formula="of:=(-([.E35]-[.O35])/[.O35])*100" table:style-name="ce1">
            <text:p>52.51680252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number-columns-spanned="2" table:number-rows-spanned="1" table:style-name="ce16">
            <text:p>Diferencia</text:p>
          </table:table-cell>
          <table:covered-table-cell/>
          <table:table-cell office:value-type="string" table:number-columns-spanned="2" table:number-rows-spanned="1" table:style-name="ce16">
            <text:p>Diferencia</text:p>
          </table:table-cell>
          <table:covered-table-cell/>
          <table:table-cell office:value-type="string" table:number-columns-spanned="2" table:number-rows-spanned="1" table:style-name="ce16">
            <text:p>Diferencia</text:p>
          </table:table-cell>
          <table:covered-table-cell/>
          <table:table-cell office:value-type="string" table:number-columns-spanned="2" table:number-rows-spanned="1" table:style-name="ce16">
            <text:p>Diferencia</text:p>
          </table:table-cell>
          <table:covered-table-cell/>
          <table:table-cell table:style-name="ce1"/>
          <table:table-cell office:value-type="float" office:value="8.333333333333341" table:formula="of:=[.E44]/[.E36]*100" table:style-name="ce1">
            <text:p>8.333333333</text:p>
          </table:table-cell>
          <table:table-cell office:value-type="float" office:value="85.093167701863365" table:formula="of:=(-([.E36]-[.O36])/[.O36])*100" table:style-name="ce1">
            <text:p>85.0931677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4">
            <text:p>Avg. Speed</text:p>
          </table:table-cell>
          <table:table-cell office:value-type="float" office:value="0" table:formula="of:=[.#REF!]-[.#REF!]" table:style-name="ce6">
            <text:p>#REF!</text:p>
          </table:table-cell>
          <table:table-cell office:value-type="float" office:value="-6.9999999999999396E-2" table:formula="of:=[.C32]-[.B32]" table:style-name="ce9">
            <text:p>-0.07</text:p>
          </table:table-cell>
          <table:table-cell office:value-type="float" office:value="0" table:formula="of:=[.D32]-[.D32]" table:style-name="ce6">
            <text:p>0</text:p>
          </table:table-cell>
          <table:table-cell office:value-type="float" office:value="-0.25" table:formula="of:=[.E32]-[.D32]" table:style-name="ce9">
            <text:p>-0.25</text:p>
          </table:table-cell>
          <table:table-cell office:value-type="float" office:value="0" table:formula="of:=[.#REF!]-[.#REF!]" table:style-name="ce6">
            <text:p>#REF!</text:p>
          </table:table-cell>
          <table:table-cell office:value-type="float" office:value="-0.58000000000000052" table:formula="of:=[.G32]-[.F32]" table:style-name="ce9">
            <text:p>-0.58</text:p>
          </table:table-cell>
          <table:table-cell office:value-type="float" office:value="0" table:formula="of:=[.#REF!]-[.#REF!]" table:style-name="ce6">
            <text:p>#REF!</text:p>
          </table:table-cell>
          <table:table-cell office:value-type="float" office:value="-0.70000000000000018" table:formula="of:=[.I32]-[.H32]" table:style-name="ce9">
            <text:p>-0.70</text:p>
          </table:table-cell>
          <table:table-cell table:style-name="ce1"/>
          <table:table-cell office:value-type="float" office:value="-24.137931034482765" table:formula="of:=[.I40]/[.I32]*100" table:style-name="ce1">
            <text:p>-24.13793103</text:p>
          </table:table-cell>
          <table:table-cell office:value-type="float" office:value="2.8368794326241162" table:formula="of:=(([.I32]-[.P32])/[.P32])*100" table:style-name="ce31">
            <text:p>2.83687943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4">
            <text:p><text:span text:style-name="T2">Avg.<text:s/></text:span>Trip Duration</text:p>
          </table:table-cell>
          <table:table-cell office:value-type="float" office:value="0" table:formula="of:=[.B32]-[.B32]" table:style-name="ce6">
            <text:p>0</text:p>
          </table:table-cell>
          <table:table-cell office:value-type="float" office:value="-1.289999999999992" table:formula="of:=[.B33]-[.C33]" table:style-name="ce9">
            <text:p>-1.29</text:p>
          </table:table-cell>
          <table:table-cell office:value-type="float" office:value="0" table:formula="of:=[.D32]-[.D32]" table:style-name="ce6">
            <text:p>0</text:p>
          </table:table-cell>
          <table:table-cell office:value-type="float" office:value="-6.7999999999999972" table:formula="of:=[.D33]-[.E33]" table:style-name="ce9">
            <text:p>-6.80</text:p>
          </table:table-cell>
          <table:table-cell office:value-type="float" office:value="0" table:formula="of:=[.F32]-[.F32]" table:style-name="ce6">
            <text:p>0</text:p>
          </table:table-cell>
          <table:table-cell office:value-type="float" office:value="-70.69" table:formula="of:=[.F33]-[.G33]" table:style-name="ce9">
            <text:p>-70.69</text:p>
          </table:table-cell>
          <table:table-cell office:value-type="float" office:value="0" table:formula="of:=[.H32]-[.H32]" table:style-name="ce6">
            <text:p>0</text:p>
          </table:table-cell>
          <table:table-cell office:value-type="float" office:value="-154.42999999999998" table:formula="of:=[.H33]-[.I33]" table:style-name="ce9">
            <text:p>-154.43</text:p>
          </table:table-cell>
          <table:table-cell table:style-name="ce1"/>
          <table:table-cell office:value-type="float" office:value="-39.380339155935225" table:formula="of:=[.I41]/[.I33]*100" table:style-name="ce1">
            <text:p>-39.38033916</text:p>
          </table:table-cell>
          <table:table-cell office:value-type="float" office:value="15.62493276244164" table:formula="of:=(-([.I33]-[.P33])/[.P33])*100" table:style-name="ce1">
            <text:p>15.62493276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4">
            <text:p><text:span text:style-name="T2">Avg.<text:s/></text:span>Waiting Time</text:p>
          </table:table-cell>
          <table:table-cell office:value-type="float" office:value="0" table:formula="of:=[.B33]-[.B33]" table:style-name="ce6">
            <text:p>0</text:p>
          </table:table-cell>
          <table:table-cell office:value-type="float" office:value="-2.0700000000000003" table:formula="of:=[.B34]-[.C34]" table:style-name="ce9">
            <text:p>-2.07</text:p>
          </table:table-cell>
          <table:table-cell office:value-type="float" office:value="0" table:formula="of:=[.D33]-[.D33]" table:style-name="ce6">
            <text:p>0</text:p>
          </table:table-cell>
          <table:table-cell office:value-type="float" office:value="-6.3100000000000023" table:formula="of:=[.D34]-[.E34]" table:style-name="ce9">
            <text:p>-6.31</text:p>
          </table:table-cell>
          <table:table-cell office:value-type="float" office:value="0" table:formula="of:=[.F33]-[.F33]" table:style-name="ce6">
            <text:p>0</text:p>
          </table:table-cell>
          <table:table-cell office:value-type="float" office:value="-64.7" table:formula="of:=[.F34]-[.G34]" table:style-name="ce9">
            <text:p>-64.70</text:p>
          </table:table-cell>
          <table:table-cell office:value-type="float" office:value="0" table:formula="of:=[.H33]-[.H33]" table:style-name="ce6">
            <text:p>0</text:p>
          </table:table-cell>
          <table:table-cell office:value-type="float" office:value="-146.45999999999998" table:formula="of:=[.H34]-[.I34]" table:style-name="ce9">
            <text:p>-146.46</text:p>
          </table:table-cell>
          <table:table-cell table:style-name="ce1"/>
          <table:table-cell office:value-type="float" office:value="-51.351635636899132" table:formula="of:=[.I42]/[.I34]*100" table:style-name="ce31">
            <text:p>-51.35163564</text:p>
          </table:table-cell>
          <table:table-cell office:value-type="float" office:value="18.469498599279635" table:formula="of:=(-([.I34]-[.P34])/[.P34])*100" table:style-name="ce1">
            <text:p>18.4694986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4">
            <text:p><text:span text:style-name="T2">Avg.<text:s/></text:span>Time Loss</text:p>
          </table:table-cell>
          <table:table-cell office:value-type="float" office:value="0" table:formula="of:=[.B34]-[.B34]" table:style-name="ce6">
            <text:p>0</text:p>
          </table:table-cell>
          <table:table-cell office:value-type="float" office:value="-1.259999999999998" table:formula="of:=[.B35]-[.C35]" table:style-name="ce9">
            <text:p>-1.26</text:p>
          </table:table-cell>
          <table:table-cell office:value-type="float" office:value="0" table:formula="of:=[.D34]-[.D34]" table:style-name="ce6">
            <text:p>0</text:p>
          </table:table-cell>
          <table:table-cell office:value-type="float" office:value="-6.8199999999999932" table:formula="of:=[.D35]-[.E35]" table:style-name="ce9">
            <text:p>-6.82</text:p>
          </table:table-cell>
          <table:table-cell office:value-type="float" office:value="0" table:formula="of:=[.F34]-[.F34]" table:style-name="ce6">
            <text:p>0</text:p>
          </table:table-cell>
          <table:table-cell office:value-type="float" office:value="-70.58" table:formula="of:=[.F35]-[.G35]" table:style-name="ce9">
            <text:p>-70.58</text:p>
          </table:table-cell>
          <table:table-cell office:value-type="float" office:value="0" table:formula="of:=[.H34]-[.H34]" table:style-name="ce6">
            <text:p>0</text:p>
          </table:table-cell>
          <table:table-cell office:value-type="float" office:value="-152.72999999999999" table:formula="of:=[.H35]-[.I35]" table:style-name="ce9">
            <text:p>-152.73</text:p>
          </table:table-cell>
          <table:table-cell table:style-name="ce1"/>
          <table:table-cell office:value-type="float" office:value="-45.293594306049826" table:formula="of:=[.I43]/[.I35]*100" table:style-name="ce1">
            <text:p>-45.29359431</text:p>
          </table:table-cell>
          <table:table-cell office:value-type="float" office:value="17.510641420813148" table:formula="of:=(-([.I35]-[.P35])/[.P35])*100" table:style-name="ce1">
            <text:p>17.5106414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4">
            <text:p><text:span text:style-name="T2">Avg.<text:s/></text:span>Depart Delay</text:p>
          </table:table-cell>
          <table:table-cell office:value-type="float" office:value="0" table:formula="of:=[.B35]-[.B35]" table:style-name="ce6">
            <text:p>0</text:p>
          </table:table-cell>
          <table:table-cell office:value-type="float" office:value="0" table:formula="of:=[.B36]-[.C36]" table:style-name="ce9">
            <text:p>0.00</text:p>
          </table:table-cell>
          <table:table-cell office:value-type="float" office:value="0" table:formula="of:=[.D35]-[.D35]" table:style-name="ce6">
            <text:p>0</text:p>
          </table:table-cell>
          <table:table-cell office:value-type="float" office:value="2.0000000000000018E-2" table:formula="of:=[.D36]-[.E36]" table:style-name="ce9">
            <text:p>0.02</text:p>
          </table:table-cell>
          <table:table-cell office:value-type="float" office:value="0" table:formula="of:=[.F35]-[.F35]" table:style-name="ce6">
            <text:p>0</text:p>
          </table:table-cell>
          <table:table-cell office:value-type="float" office:value="-13.860000000000001" table:formula="of:=[.F36]-[.G36]" table:style-name="ce9">
            <text:p>-13.86</text:p>
          </table:table-cell>
          <table:table-cell office:value-type="float" office:value="0" table:formula="of:=[.H35]-[.H35]" table:style-name="ce6">
            <text:p>0</text:p>
          </table:table-cell>
          <table:table-cell office:value-type="float" office:value="-41.68" table:formula="of:=[.H36]-[.I36]" table:style-name="ce9">
            <text:p>-41.68</text:p>
          </table:table-cell>
          <table:table-cell table:style-name="ce1"/>
          <table:table-cell office:value-type="float" office:value="-64.510137749574369" table:formula="of:=[.I44]/[.I36]*100" table:style-name="ce1">
            <text:p>-64.51013775</text:p>
          </table:table-cell>
          <table:table-cell office:value-type="float" office:value="27.461547097788252" table:formula="of:=(-([.I36]-[.P36])/[.P36])*100" table:style-name="ce1">
            <text:p>27.4615471</text:p>
          </table:table-cell>
          <table:table-cell table:number-columns-repeated="16372" table:style-name="ce1"/>
        </table:table-row>
        <table:table-row table:number-rows-repeated="1048532" table:style-name="ro1">
          <table:table-cell table:number-columns-repeated="16384"/>
        </table:table-row>
      </table:table>
      <table:table table:name="Sheet2" table:style-name="ta3">
        <table:table-column table:style-name="co11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9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9" table:default-cell-style-name="ce1"/>
        <table:table-column table:style-name="co10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8" table:number-rows-spanned="1" table:style-name="ce18">
            <text:p>Optimal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 office:value-type="string" table:style-name="ce3">
            <text:p>Cars Flow</text:p>
          </table:table-cell>
          <table:table-cell office:value-type="string" table:number-columns-spanned="2" table:number-rows-spanned="1" table:style-name="ce14">
            <text:p>Free</text:p>
          </table:table-cell>
          <table:covered-table-cell/>
          <table:table-cell office:value-type="string" table:number-columns-spanned="2" table:number-rows-spanned="1" table:style-name="ce14">
            <text:p>Desc</text:p>
          </table:table-cell>
          <table:covered-table-cell/>
          <table:table-cell office:value-type="string" table:number-columns-spanned="2" table:number-rows-spanned="1" table:style-name="ce14">
            <text:p>Traff</text:p>
          </table:table-cell>
          <table:covered-table-cell/>
          <table:table-cell office:value-type="string" table:number-columns-spanned="2" table:number-rows-spanned="1" table:style-name="ce14">
            <text:p>Cong</text:p>
          </table:table-cell>
          <table:covered-table-cell/>
          <table:table-cell table:number-columns-repeated="16375"/>
        </table:table-row>
        <table:table-row table:style-name="ro1">
          <table:table-cell office:value-type="string" table:style-name="ce3">
            <text:p>Cars Inserted</text:p>
          </table:table-cell>
          <table:table-cell office:value-type="float" office:value="707" table:number-columns-spanned="2" table:number-rows-spanned="1" table:style-name="ce15">
            <text:p>707</text:p>
          </table:table-cell>
          <table:covered-table-cell/>
          <table:table-cell office:value-type="float" office:value="778" table:number-columns-spanned="2" table:number-rows-spanned="1" table:style-name="ce15">
            <text:p>778</text:p>
          </table:table-cell>
          <table:covered-table-cell/>
          <table:table-cell office:value-type="float" office:value="804" table:number-columns-spanned="2" table:number-rows-spanned="1" table:style-name="ce15">
            <text:p>804</text:p>
          </table:table-cell>
          <table:covered-table-cell/>
          <table:table-cell office:value-type="float" office:value="880" table:number-columns-spanned="2" table:number-rows-spanned="1" table:style-name="ce15">
            <text:p>880</text:p>
          </table:table-cell>
          <table:covered-table-cell/>
          <table:table-cell table:number-columns-repeated="16375"/>
        </table:table-row>
        <table:table-row table:style-name="ro1">
          <table:table-cell office:value-type="string" table:style-name="ce11">
            <text:p>Signal Logic</text:p>
          </table:table-cell>
          <table:table-cell office:value-type="string" table:style-name="ce6">
            <text:p>PI</text:p>
          </table:table-cell>
          <table:table-cell office:value-type="string" table:style-name="ce6">
            <text:p>PI_No node 10</text:p>
          </table:table-cell>
          <table:table-cell office:value-type="string" table:style-name="ce6">
            <text:p>PI</text:p>
          </table:table-cell>
          <table:table-cell office:value-type="string" table:style-name="ce6">
            <text:p>PI_No node 10</text:p>
          </table:table-cell>
          <table:table-cell office:value-type="string" table:style-name="ce6">
            <text:p>PI</text:p>
          </table:table-cell>
          <table:table-cell office:value-type="string" table:style-name="ce6">
            <text:p>PI_No node 10</text:p>
          </table:table-cell>
          <table:table-cell office:value-type="string" table:style-name="ce6">
            <text:p>PI</text:p>
          </table:table-cell>
          <table:table-cell office:value-type="string" table:style-name="ce6">
            <text:p>PI_No node 1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imulation Duration</text:p>
          </table:table-cell>
          <table:table-cell office:value-type="float" office:value="2238" table:style-name="ce7">
            <text:p>2238</text:p>
          </table:table-cell>
          <table:table-cell office:value-type="float" office:value="2235" table:style-name="ce6">
            <text:p>2235</text:p>
          </table:table-cell>
          <table:table-cell office:value-type="float" office:value="2229" table:style-name="ce7">
            <text:p>2229</text:p>
          </table:table-cell>
          <table:table-cell office:value-type="float" office:value="2303" table:style-name="ce6">
            <text:p>2303</text:p>
          </table:table-cell>
          <table:table-cell office:value-type="float" office:value="2252" table:style-name="ce7">
            <text:p>2252</text:p>
          </table:table-cell>
          <table:table-cell office:value-type="float" office:value="2699" table:style-name="ce6">
            <text:p>2699</text:p>
          </table:table-cell>
          <table:table-cell office:value-type="float" office:value="3329" table:style-name="ce6">
            <text:p>3329</text:p>
          </table:table-cell>
          <table:table-cell office:value-type="float" office:value="4416" table:style-name="ce6">
            <text:p>4416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eleport Jam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9" table:style-name="ce6">
            <text:p>9</text:p>
          </table:table-cell>
          <table:table-cell office:value-type="float" office:value="21" table:style-name="ce6">
            <text:p>21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eleport Yield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54" table:style-name="ce6">
            <text:p>54</text:p>
          </table:table-cell>
          <table:table-cell office:value-type="float" office:value="84" table:style-name="ce6">
            <text:p>84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Avg. Speed</text:p>
          </table:table-cell>
          <table:table-cell office:value-type="float" office:value="2.69" table:style-name="ce7">
            <text:p>2.69</text:p>
          </table:table-cell>
          <table:table-cell office:value-type="float" office:value="2.57" table:style-name="ce6">
            <text:p>2.57</text:p>
          </table:table-cell>
          <table:table-cell office:value-type="float" office:value="2.7" table:style-name="ce7">
            <text:p>2.7</text:p>
          </table:table-cell>
          <table:table-cell office:value-type="float" office:value="2.37" table:style-name="ce6">
            <text:p>2.37</text:p>
          </table:table-cell>
          <table:table-cell office:value-type="float" office:value="2.59" table:style-name="ce7">
            <text:p>2.59</text:p>
          </table:table-cell>
          <table:table-cell office:value-type="float" office:value="2.2000000000000002" table:style-name="ce6">
            <text:p>2.2</text:p>
          </table:table-cell>
          <table:table-cell office:value-type="float" office:value="2.06" table:style-name="ce6">
            <text:p>2.06</text:p>
          </table:table-cell>
          <table:table-cell office:value-type="float" office:value="1.68" table:style-name="ce6">
            <text:p>1.68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pan text:style-name="T2">Avg.<text:s/></text:span>Trip Duration</text:p>
          </table:table-cell>
          <table:table-cell office:value-type="float" office:value="216.7" table:style-name="ce7">
            <text:p>216.7</text:p>
          </table:table-cell>
          <table:table-cell office:value-type="float" office:value="223.53" table:style-name="ce6">
            <text:p>223.53</text:p>
          </table:table-cell>
          <table:table-cell office:value-type="float" office:value="221.9" table:style-name="ce7">
            <text:p>221.9</text:p>
          </table:table-cell>
          <table:table-cell office:value-type="float" office:value="236.87" table:style-name="ce6">
            <text:p>236.87</text:p>
          </table:table-cell>
          <table:table-cell office:value-type="float" office:value="228.83" table:style-name="ce7">
            <text:p>228.83</text:p>
          </table:table-cell>
          <table:table-cell office:value-type="float" office:value="282.27" table:style-name="ce6">
            <text:p>282.27</text:p>
          </table:table-cell>
          <table:table-cell office:value-type="float" office:value="463.32" table:style-name="ce6">
            <text:p>463.32</text:p>
          </table:table-cell>
          <table:table-cell office:value-type="float" office:value="746.93" table:style-name="ce6">
            <text:p>746.93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pan text:style-name="T2">Avg.<text:s/></text:span>Waiting Time</text:p>
          </table:table-cell>
          <table:table-cell office:value-type="float" office:value="133.38999999999999" table:style-name="ce7">
            <text:p>133.39</text:p>
          </table:table-cell>
          <table:table-cell office:value-type="float" office:value="143.46" table:style-name="ce6">
            <text:p>143.46</text:p>
          </table:table-cell>
          <table:table-cell office:value-type="float" office:value="138.72" table:style-name="ce7">
            <text:p>138.72</text:p>
          </table:table-cell>
          <table:table-cell office:value-type="float" office:value="156.56" table:style-name="ce6">
            <text:p>156.56</text:p>
          </table:table-cell>
          <table:table-cell office:value-type="float" office:value="145.28" table:style-name="ce7">
            <text:p>145.28</text:p>
          </table:table-cell>
          <table:table-cell office:value-type="float" office:value="199.97" table:style-name="ce6">
            <text:p>199.97</text:p>
          </table:table-cell>
          <table:table-cell office:value-type="float" office:value="370.2" table:style-name="ce6">
            <text:p>370.2</text:p>
          </table:table-cell>
          <table:table-cell office:value-type="float" office:value="643.57000000000005" table:style-name="ce6">
            <text:p>643.57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pan text:style-name="T2">Avg.<text:s/></text:span>Time Loss</text:p>
          </table:table-cell>
          <table:table-cell office:value-type="float" office:value="168.97" table:style-name="ce7">
            <text:p>168.97</text:p>
          </table:table-cell>
          <table:table-cell office:value-type="float" office:value="175.76" table:style-name="ce6">
            <text:p>175.76</text:p>
          </table:table-cell>
          <table:table-cell office:value-type="float" office:value="174.74" table:style-name="ce7">
            <text:p>174.74</text:p>
          </table:table-cell>
          <table:table-cell office:value-type="float" office:value="189.67" table:style-name="ce6">
            <text:p>189.67</text:p>
          </table:table-cell>
          <table:table-cell office:value-type="float" office:value="181.41" table:style-name="ce7">
            <text:p>181.41</text:p>
          </table:table-cell>
          <table:table-cell office:value-type="float" office:value="234.7" table:style-name="ce6">
            <text:p>234.7</text:p>
          </table:table-cell>
          <table:table-cell office:value-type="float" office:value="410.74" table:style-name="ce6">
            <text:p>410.74</text:p>
          </table:table-cell>
          <table:table-cell office:value-type="float" office:value="687.59" table:style-name="ce6">
            <text:p>687.59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pan text:style-name="T2">Avg.<text:s/></text:span>Depart Delay</text:p>
          </table:table-cell>
          <table:table-cell office:value-type="float" office:value="0.11" table:style-name="ce7">
            <text:p>0.11</text:p>
          </table:table-cell>
          <table:table-cell office:value-type="float" office:value="0.12" table:style-name="ce6">
            <text:p>0.12</text:p>
          </table:table-cell>
          <table:table-cell office:value-type="float" office:value="0.62" table:style-name="ce7">
            <text:p>0.62</text:p>
          </table:table-cell>
          <table:table-cell office:value-type="float" office:value="0.73" table:style-name="ce6">
            <text:p>0.73</text:p>
          </table:table-cell>
          <table:table-cell office:value-type="float" office:value="0.12" table:style-name="ce7">
            <text:p>0.12</text:p>
          </table:table-cell>
          <table:table-cell office:value-type="float" office:value="0.68" table:style-name="ce6">
            <text:p>0.68</text:p>
          </table:table-cell>
          <table:table-cell office:value-type="float" office:value="6.8" table:style-name="ce6">
            <text:p>6.8</text:p>
          </table:table-cell>
          <table:table-cell office:value-type="float" office:value="32.89" table:style-name="ce6">
            <text:p>32.8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8"/>
          <table:table-cell table:number-columns-repeated="16375"/>
        </table:table-row>
        <table:table-row table:style-name="ro1">
          <table:table-cell table:style-name="ce1"/>
          <table:table-cell office:value-type="string" table:number-columns-spanned="2" table:number-rows-spanned="1" table:style-name="ce16">
            <text:p>Diferencia</text:p>
          </table:table-cell>
          <table:covered-table-cell/>
          <table:table-cell office:value-type="string" table:number-columns-spanned="2" table:number-rows-spanned="1" table:style-name="ce16">
            <text:p>Diferencia</text:p>
          </table:table-cell>
          <table:covered-table-cell/>
          <table:table-cell office:value-type="string" table:number-columns-spanned="2" table:number-rows-spanned="1" table:style-name="ce16">
            <text:p>Diferencia</text:p>
          </table:table-cell>
          <table:covered-table-cell/>
          <table:table-cell office:value-type="string" table:number-columns-spanned="2" table:number-rows-spanned="1" table:style-name="ce16">
            <text:p>Diferencia</text:p>
          </table:table-cell>
          <table:covered-table-cell/>
          <table:table-cell table:number-columns-repeated="16375"/>
        </table:table-row>
        <table:table-row table:style-name="ro1">
          <table:table-cell office:value-type="string" table:style-name="ce4">
            <text:p>Avg. Speed</text:p>
          </table:table-cell>
          <table:table-cell office:value-type="float" office:value="0" table:formula="of:=[.B9]-[.B9]" table:style-name="ce6">
            <text:p>0</text:p>
          </table:table-cell>
          <table:table-cell office:value-type="float" office:value="-0.12000000000000011" table:formula="of:=[.C9]-[.B9]" table:style-name="ce9">
            <text:p>-0.12</text:p>
          </table:table-cell>
          <table:table-cell office:value-type="float" office:value="0" table:formula="of:=[.D9]-[.D9]" table:style-name="ce6">
            <text:p>0</text:p>
          </table:table-cell>
          <table:table-cell office:value-type="float" office:value="-0.33000000000000007" table:formula="of:=[.E9]-[.D9]" table:style-name="ce9">
            <text:p>-0.33</text:p>
          </table:table-cell>
          <table:table-cell office:value-type="float" office:value="0" table:formula="of:=[.F9]-[.F9]" table:style-name="ce6">
            <text:p>0</text:p>
          </table:table-cell>
          <table:table-cell office:value-type="float" office:value="-0.38999999999999968" table:formula="of:=[.G9]-[.F9]" table:style-name="ce9">
            <text:p>-0.39</text:p>
          </table:table-cell>
          <table:table-cell office:value-type="float" office:value="0" table:formula="of:=[.H9]-[.H9]" table:style-name="ce6">
            <text:p>0</text:p>
          </table:table-cell>
          <table:table-cell office:value-type="float" office:value="-0.38000000000000012" table:formula="of:=[.I9]-[.H9]" table:style-name="ce9">
            <text:p>-0.3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Avg.<text:s/></text:span>Trip Duration</text:p>
          </table:table-cell>
          <table:table-cell office:value-type="float" office:value="0" table:formula="of:=[.B10]-[.B10]" table:style-name="ce6">
            <text:p>0</text:p>
          </table:table-cell>
          <table:table-cell office:value-type="float" office:value="-6.8300000000000125" table:formula="of:=[.B10]-[.C10]" table:style-name="ce9">
            <text:p>-6.83</text:p>
          </table:table-cell>
          <table:table-cell office:value-type="float" office:value="0" table:formula="of:=[.D10]-[.D10]" table:style-name="ce6">
            <text:p>0</text:p>
          </table:table-cell>
          <table:table-cell office:value-type="float" office:value="-14.969999999999999" table:formula="of:=[.D10]-[.E10]" table:style-name="ce9">
            <text:p>-14.97</text:p>
          </table:table-cell>
          <table:table-cell office:value-type="float" office:value="0" table:formula="of:=[.F10]-[.F10]" table:style-name="ce6">
            <text:p>0</text:p>
          </table:table-cell>
          <table:table-cell office:value-type="float" office:value="-53.439999999999969" table:formula="of:=[.F10]-[.G10]" table:style-name="ce9">
            <text:p>-53.44</text:p>
          </table:table-cell>
          <table:table-cell office:value-type="float" office:value="0" table:formula="of:=[.H10]-[.H10]" table:style-name="ce6">
            <text:p>0</text:p>
          </table:table-cell>
          <table:table-cell office:value-type="float" office:value="-283.60999999999996" table:formula="of:=[.H10]-[.I10]" table:style-name="ce9">
            <text:p>-283.6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Avg.<text:s/></text:span>Waiting Time</text:p>
          </table:table-cell>
          <table:table-cell office:value-type="float" office:value="0" table:formula="of:=[.B11]-[.B11]" table:style-name="ce6">
            <text:p>0</text:p>
          </table:table-cell>
          <table:table-cell office:value-type="float" office:value="-10.070000000000022" table:formula="of:=[.B11]-[.C11]" table:style-name="ce9">
            <text:p>-10.07</text:p>
          </table:table-cell>
          <table:table-cell office:value-type="float" office:value="0" table:formula="of:=[.D11]-[.D11]" table:style-name="ce6">
            <text:p>0</text:p>
          </table:table-cell>
          <table:table-cell office:value-type="float" office:value="-17.840000000000003" table:formula="of:=[.D11]-[.E11]" table:style-name="ce9">
            <text:p>-17.84</text:p>
          </table:table-cell>
          <table:table-cell office:value-type="float" office:value="0" table:formula="of:=[.F11]-[.F11]" table:style-name="ce6">
            <text:p>0</text:p>
          </table:table-cell>
          <table:table-cell office:value-type="float" office:value="-54.69" table:formula="of:=[.F11]-[.G11]" table:style-name="ce9">
            <text:p>-54.69</text:p>
          </table:table-cell>
          <table:table-cell office:value-type="float" office:value="0" table:formula="of:=[.H11]-[.H11]" table:style-name="ce6">
            <text:p>0</text:p>
          </table:table-cell>
          <table:table-cell office:value-type="float" office:value="-273.37000000000006" table:formula="of:=[.H11]-[.I11]" table:style-name="ce9">
            <text:p>-273.3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Avg.<text:s/></text:span>Time Loss</text:p>
          </table:table-cell>
          <table:table-cell office:value-type="float" office:value="0" table:formula="of:=[.B12]-[.B12]" table:style-name="ce6">
            <text:p>0</text:p>
          </table:table-cell>
          <table:table-cell office:value-type="float" office:value="-6.789999999999992" table:formula="of:=[.B12]-[.C12]" table:style-name="ce9">
            <text:p>-6.79</text:p>
          </table:table-cell>
          <table:table-cell office:value-type="float" office:value="0" table:formula="of:=[.D12]-[.D12]" table:style-name="ce6">
            <text:p>0</text:p>
          </table:table-cell>
          <table:table-cell office:value-type="float" office:value="-14.929999999999978" table:formula="of:=[.D12]-[.E12]" table:style-name="ce9">
            <text:p>-14.93</text:p>
          </table:table-cell>
          <table:table-cell office:value-type="float" office:value="0" table:formula="of:=[.F12]-[.F12]" table:style-name="ce6">
            <text:p>0</text:p>
          </table:table-cell>
          <table:table-cell office:value-type="float" office:value="-53.289999999999992" table:formula="of:=[.F12]-[.G12]" table:style-name="ce9">
            <text:p>-53.29</text:p>
          </table:table-cell>
          <table:table-cell office:value-type="float" office:value="0" table:formula="of:=[.H12]-[.H12]" table:style-name="ce6">
            <text:p>0</text:p>
          </table:table-cell>
          <table:table-cell office:value-type="float" office:value="-276.85000000000002" table:formula="of:=[.H12]-[.I12]" table:style-name="ce9">
            <text:p>-276.8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Avg.<text:s/></text:span>Depart Delay</text:p>
          </table:table-cell>
          <table:table-cell office:value-type="float" office:value="0" table:formula="of:=[.B13]-[.B13]" table:style-name="ce6">
            <text:p>0</text:p>
          </table:table-cell>
          <table:table-cell office:value-type="float" office:value="-9.999999999999995E-3" table:formula="of:=[.B13]-[.C13]" table:style-name="ce9">
            <text:p>-0.01</text:p>
          </table:table-cell>
          <table:table-cell office:value-type="float" office:value="0" table:formula="of:=[.D13]-[.D13]" table:style-name="ce6">
            <text:p>0</text:p>
          </table:table-cell>
          <table:table-cell office:value-type="float" office:value="-0.10999999999999999" table:formula="of:=[.D13]-[.E13]" table:style-name="ce9">
            <text:p>-0.11</text:p>
          </table:table-cell>
          <table:table-cell office:value-type="float" office:value="0" table:formula="of:=[.F13]-[.F13]" table:style-name="ce6">
            <text:p>0</text:p>
          </table:table-cell>
          <table:table-cell office:value-type="float" office:value="-0.56000000000000005" table:formula="of:=[.F13]-[.G13]" table:style-name="ce9">
            <text:p>-0.56</text:p>
          </table:table-cell>
          <table:table-cell office:value-type="float" office:value="0" table:formula="of:=[.H13]-[.H13]" table:style-name="ce6">
            <text:p>0</text:p>
          </table:table-cell>
          <table:table-cell office:value-type="float" office:value="-26.09" table:formula="of:=[.H13]-[.I13]" table:style-name="ce9">
            <text:p>-26.0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16384" table:style-name="ce1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8" table:number-rows-spanned="1" table:style-name="ce18">
            <text:p>San Diego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 office:value-type="string" table:style-name="ce3">
            <text:p>Cars Flow</text:p>
          </table:table-cell>
          <table:table-cell office:value-type="string" table:number-columns-spanned="2" table:number-rows-spanned="1" table:style-name="ce14">
            <text:p>Free</text:p>
          </table:table-cell>
          <table:covered-table-cell/>
          <table:table-cell office:value-type="string" table:number-columns-spanned="2" table:number-rows-spanned="1" table:style-name="ce14">
            <text:p>Desc</text:p>
          </table:table-cell>
          <table:covered-table-cell/>
          <table:table-cell office:value-type="string" table:number-columns-spanned="2" table:number-rows-spanned="1" table:style-name="ce14">
            <text:p>Traff</text:p>
          </table:table-cell>
          <table:covered-table-cell/>
          <table:table-cell office:value-type="string" table:number-columns-spanned="2" table:number-rows-spanned="1" table:style-name="ce14">
            <text:p>Cong</text:p>
          </table:table-cell>
          <table:covered-table-cell/>
          <table:table-cell table:number-columns-repeated="16375"/>
        </table:table-row>
        <table:table-row table:style-name="ro1">
          <table:table-cell office:value-type="string" table:style-name="ce3">
            <text:p>Cars Inserted</text:p>
          </table:table-cell>
          <table:table-cell office:value-type="float" office:value="587" table:number-columns-spanned="2" table:number-rows-spanned="1" table:style-name="ce15">
            <text:p>587</text:p>
          </table:table-cell>
          <table:covered-table-cell/>
          <table:table-cell office:value-type="float" office:value="947" table:number-columns-spanned="2" table:number-rows-spanned="1" table:style-name="ce15">
            <text:p>947</text:p>
          </table:table-cell>
          <table:covered-table-cell/>
          <table:table-cell office:value-type="float" office:value="1145" table:number-columns-spanned="2" table:number-rows-spanned="1" table:style-name="ce15">
            <text:p>1145</text:p>
          </table:table-cell>
          <table:covered-table-cell/>
          <table:table-cell office:value-type="float" office:value="1292" table:number-columns-spanned="2" table:number-rows-spanned="1" table:style-name="ce15">
            <text:p>1292</text:p>
          </table:table-cell>
          <table:covered-table-cell/>
          <table:table-cell table:number-columns-repeated="16375"/>
        </table:table-row>
        <table:table-row table:style-name="ro1">
          <table:table-cell office:value-type="string" table:style-name="ce11">
            <text:p>Signal Logic</text:p>
          </table:table-cell>
          <table:table-cell office:value-type="string" table:style-name="ce6">
            <text:p>PI</text:p>
          </table:table-cell>
          <table:table-cell office:value-type="string" table:style-name="ce6">
            <text:p>PI_No nodes 10,11,12</text:p>
          </table:table-cell>
          <table:table-cell office:value-type="string" table:style-name="ce6">
            <text:p>PI</text:p>
          </table:table-cell>
          <table:table-cell office:value-type="string" table:style-name="ce6">
            <text:p>PI_No nodes 10,11,12</text:p>
          </table:table-cell>
          <table:table-cell office:value-type="string" table:style-name="ce6">
            <text:p>PI</text:p>
          </table:table-cell>
          <table:table-cell office:value-type="string" table:style-name="ce6">
            <text:p>PI_No nodes 10,11,12</text:p>
          </table:table-cell>
          <table:table-cell office:value-type="string" table:style-name="ce6">
            <text:p>PI</text:p>
          </table:table-cell>
          <table:table-cell office:value-type="string" table:style-name="ce6">
            <text:p>PI_No nodes 10,11,12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imulation Duration</text:p>
          </table:table-cell>
          <table:table-cell office:value-type="float" office:value="1960" table:style-name="ce6">
            <text:p>1960</text:p>
          </table:table-cell>
          <table:table-cell office:value-type="float" office:value="1975" table:style-name="ce6">
            <text:p>1975</text:p>
          </table:table-cell>
          <table:table-cell office:value-type="float" office:value="2050" table:style-name="ce7">
            <text:p>2050</text:p>
          </table:table-cell>
          <table:table-cell office:value-type="float" office:value="1975" table:style-name="ce6">
            <text:p>1975</text:p>
          </table:table-cell>
          <table:table-cell office:value-type="float" office:value="2319" table:style-name="ce7">
            <text:p>2319</text:p>
          </table:table-cell>
          <table:table-cell office:value-type="float" office:value="2071" table:style-name="ce6">
            <text:p>2071</text:p>
          </table:table-cell>
          <table:table-cell office:value-type="float" office:value="2919" table:style-name="ce7">
            <text:p>2919</text:p>
          </table:table-cell>
          <table:table-cell office:value-type="float" office:value="2454" table:style-name="ce6">
            <text:p>2454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eleport Ja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3" table:style-name="ce7">
            <text:p>13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eleport Yield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7">
            <text:p>6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lli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Avg. Speed</text:p>
          </table:table-cell>
          <table:table-cell office:value-type="float" office:value="5.43" table:style-name="ce6">
            <text:p>5.43</text:p>
          </table:table-cell>
          <table:table-cell office:value-type="float" office:value="5.59" table:style-name="ce6">
            <text:p>5.59</text:p>
          </table:table-cell>
          <table:table-cell office:value-type="float" office:value="4.83" table:style-name="ce7">
            <text:p>4.83</text:p>
          </table:table-cell>
          <table:table-cell office:value-type="float" office:value="4.96" table:style-name="ce6">
            <text:p>4.96</text:p>
          </table:table-cell>
          <table:table-cell office:value-type="float" office:value="3.86" table:style-name="ce7">
            <text:p>3.86</text:p>
          </table:table-cell>
          <table:table-cell office:value-type="float" office:value="4.09" table:style-name="ce6">
            <text:p>4.09</text:p>
          </table:table-cell>
          <table:table-cell office:value-type="float" office:value="3.02" table:style-name="ce7">
            <text:p>3.02</text:p>
          </table:table-cell>
          <table:table-cell office:value-type="float" office:value="3.6" table:style-name="ce6">
            <text:p>3.6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pan text:style-name="T2">Avg.<text:s/></text:span>Trip Duration</text:p>
          </table:table-cell>
          <table:table-cell office:value-type="float" office:value="111.83" table:style-name="ce6">
            <text:p>111.83</text:p>
          </table:table-cell>
          <table:table-cell office:value-type="float" office:value="107.31" table:style-name="ce6">
            <text:p>107.31</text:p>
          </table:table-cell>
          <table:table-cell office:value-type="float" office:value="131.66999999999999" table:style-name="ce7">
            <text:p>131.67</text:p>
          </table:table-cell>
          <table:table-cell office:value-type="float" office:value="125.82" table:style-name="ce6">
            <text:p>125.82</text:p>
          </table:table-cell>
          <table:table-cell office:value-type="float" office:value="184.34" table:style-name="ce7">
            <text:p>184.34</text:p>
          </table:table-cell>
          <table:table-cell office:value-type="float" office:value="172.63" table:style-name="ce6">
            <text:p>172.63</text:p>
          </table:table-cell>
          <table:table-cell office:value-type="float" office:value="304.37" table:style-name="ce7">
            <text:p>304.37</text:p>
          </table:table-cell>
          <table:table-cell office:value-type="float" office:value="221.71" table:style-name="ce6">
            <text:p>221.71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pan text:style-name="T2">Avg.<text:s/></text:span>Waiting Time</text:p>
          </table:table-cell>
          <table:table-cell office:value-type="float" office:value="32.06" table:style-name="ce6">
            <text:p>32.06</text:p>
          </table:table-cell>
          <table:table-cell office:value-type="float" office:value="29.92" table:style-name="ce6">
            <text:p>29.92</text:p>
          </table:table-cell>
          <table:table-cell office:value-type="float" office:value="48.07" table:style-name="ce7">
            <text:p>48.07</text:p>
          </table:table-cell>
          <table:table-cell office:value-type="float" office:value="45.93" table:style-name="ce6">
            <text:p>45.93</text:p>
          </table:table-cell>
          <table:table-cell office:value-type="float" office:value="88.56" table:style-name="ce7">
            <text:p>88.56</text:p>
          </table:table-cell>
          <table:table-cell office:value-type="float" office:value="82.09" table:style-name="ce6">
            <text:p>82.09</text:p>
          </table:table-cell>
          <table:table-cell office:value-type="float" office:value="198.43" table:style-name="ce7">
            <text:p>198.43</text:p>
          </table:table-cell>
          <table:table-cell office:value-type="float" office:value="123.64" table:style-name="ce6">
            <text:p>123.64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pan text:style-name="T2">Avg.<text:s/></text:span>Time Loss</text:p>
          </table:table-cell>
          <table:table-cell office:value-type="float" office:value="56.61" table:style-name="ce6">
            <text:p>56.61</text:p>
          </table:table-cell>
          <table:table-cell office:value-type="float" office:value="52.1" table:style-name="ce6">
            <text:p>52.1</text:p>
          </table:table-cell>
          <table:table-cell office:value-type="float" office:value="79.48" table:style-name="ce7">
            <text:p>79.48</text:p>
          </table:table-cell>
          <table:table-cell office:value-type="float" office:value="73.569999999999993" table:style-name="ce6">
            <text:p>73.57</text:p>
          </table:table-cell>
          <table:table-cell office:value-type="float" office:value="130.91" table:style-name="ce7">
            <text:p>130.91</text:p>
          </table:table-cell>
          <table:table-cell office:value-type="float" office:value="119.11" table:style-name="ce6">
            <text:p>119.11</text:p>
          </table:table-cell>
          <table:table-cell office:value-type="float" office:value="250.11" table:style-name="ce7">
            <text:p>250.11</text:p>
          </table:table-cell>
          <table:table-cell office:value-type="float" office:value="168.82" table:style-name="ce6">
            <text:p>168.82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pan text:style-name="T2">Avg.<text:s/></text:span>Depart Delay</text:p>
          </table:table-cell>
          <table:table-cell office:value-type="float" office:value="0.33" table:style-name="ce6">
            <text:p>0.33</text:p>
          </table:table-cell>
          <table:table-cell office:value-type="float" office:value="0.14000000000000001" table:style-name="ce6">
            <text:p>0.14</text:p>
          </table:table-cell>
          <table:table-cell office:value-type="float" office:value="0.52" table:style-name="ce7">
            <text:p>0.52</text:p>
          </table:table-cell>
          <table:table-cell office:value-type="float" office:value="0.42" table:style-name="ce6">
            <text:p>0.42</text:p>
          </table:table-cell>
          <table:table-cell office:value-type="float" office:value="2.35" table:style-name="ce7">
            <text:p>2.35</text:p>
          </table:table-cell>
          <table:table-cell office:value-type="float" office:value="2.5" table:style-name="ce6">
            <text:p>2.5</text:p>
          </table:table-cell>
          <table:table-cell office:value-type="float" office:value="20.93" table:style-name="ce7">
            <text:p>20.93</text:p>
          </table:table-cell>
          <table:table-cell office:value-type="float" office:value="12.72" table:style-name="ce6">
            <text:p>12.72</text:p>
          </table:table-cell>
          <table:table-cell table:number-columns-repeated="16375"/>
        </table:table-row>
        <table:table-row table:style-name="ro1">
          <table:table-cell table:number-columns-repeated="16384" table:style-name="ce8"/>
        </table:table-row>
        <table:table-row table:style-name="ro1">
          <table:table-cell table:number-columns-repeated="9" table:style-name="ce8"/>
          <table:table-cell table:number-columns-repeated="16375"/>
        </table:table-row>
        <table:table-row table:style-name="ro1">
          <table:table-cell table:style-name="ce1"/>
          <table:table-cell office:value-type="string" table:number-columns-spanned="2" table:number-rows-spanned="1" table:style-name="ce16">
            <text:p>Diferencia</text:p>
          </table:table-cell>
          <table:covered-table-cell/>
          <table:table-cell office:value-type="string" table:number-columns-spanned="2" table:number-rows-spanned="1" table:style-name="ce16">
            <text:p>Diferencia</text:p>
          </table:table-cell>
          <table:covered-table-cell/>
          <table:table-cell office:value-type="string" table:number-columns-spanned="2" table:number-rows-spanned="1" table:style-name="ce16">
            <text:p>Diferencia</text:p>
          </table:table-cell>
          <table:covered-table-cell/>
          <table:table-cell office:value-type="string" table:number-columns-spanned="2" table:number-rows-spanned="1" table:style-name="ce16">
            <text:p>Diferencia</text:p>
          </table:table-cell>
          <table:covered-table-cell/>
          <table:table-cell table:number-columns-repeated="16375"/>
        </table:table-row>
        <table:table-row table:style-name="ro1">
          <table:table-cell office:value-type="string" table:style-name="ce4">
            <text:p>Avg. Speed</text:p>
          </table:table-cell>
          <table:table-cell office:value-type="float" office:value="0" table:formula="of:=[.B33]-[.B33]" table:style-name="ce6">
            <text:p>0</text:p>
          </table:table-cell>
          <table:table-cell office:value-type="float" office:value="0.16000000000000014" table:formula="of:=[.C34]-[.B34]" table:style-name="ce9">
            <text:p>0.16</text:p>
          </table:table-cell>
          <table:table-cell office:value-type="float" office:value="0" table:formula="of:=[.D33]-[.D33]" table:style-name="ce6">
            <text:p>0</text:p>
          </table:table-cell>
          <table:table-cell office:value-type="float" office:value="0.12999999999999989" table:formula="of:=[.E34]-[.D34]" table:style-name="ce9">
            <text:p>0.13</text:p>
          </table:table-cell>
          <table:table-cell office:value-type="float" office:value="0" table:formula="of:=[.F33]-[.F33]" table:style-name="ce6">
            <text:p>0</text:p>
          </table:table-cell>
          <table:table-cell office:value-type="float" office:value="0.22999999999999998" table:formula="of:=[.G34]-[.F34]" table:style-name="ce9">
            <text:p>0.23</text:p>
          </table:table-cell>
          <table:table-cell office:value-type="float" office:value="0" table:formula="of:=[.H33]-[.H33]" table:style-name="ce6">
            <text:p>0</text:p>
          </table:table-cell>
          <table:table-cell office:value-type="float" office:value="0.58000000000000007" table:formula="of:=[.I34]-[.H34]" table:style-name="ce9">
            <text:p>0.5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Avg.<text:s/></text:span>Trip Duration</text:p>
          </table:table-cell>
          <table:table-cell office:value-type="float" office:value="0" table:formula="of:=[.B34]-[.B34]" table:style-name="ce6">
            <text:p>0</text:p>
          </table:table-cell>
          <table:table-cell office:value-type="float" office:value="4.519999999999996" table:formula="of:=[.B35]-[.C35]" table:style-name="ce9">
            <text:p>4.52</text:p>
          </table:table-cell>
          <table:table-cell office:value-type="float" office:value="0" table:formula="of:=[.D34]-[.D34]" table:style-name="ce6">
            <text:p>0</text:p>
          </table:table-cell>
          <table:table-cell office:value-type="float" office:value="5.8499999999999943" table:formula="of:=[.D35]-[.E35]" table:style-name="ce9">
            <text:p>5.85</text:p>
          </table:table-cell>
          <table:table-cell office:value-type="float" office:value="0" table:formula="of:=[.F34]-[.F34]" table:style-name="ce6">
            <text:p>0</text:p>
          </table:table-cell>
          <table:table-cell office:value-type="float" office:value="11.710000000000008" table:formula="of:=[.F35]-[.G35]" table:style-name="ce9">
            <text:p>11.71</text:p>
          </table:table-cell>
          <table:table-cell office:value-type="float" office:value="0" table:formula="of:=[.H34]-[.H34]" table:style-name="ce6">
            <text:p>0</text:p>
          </table:table-cell>
          <table:table-cell office:value-type="float" office:value="82.66" table:formula="of:=[.H35]-[.I35]" table:style-name="ce9">
            <text:p>82.6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Avg.<text:s/></text:span>Waiting Time</text:p>
          </table:table-cell>
          <table:table-cell office:value-type="float" office:value="0" table:formula="of:=[.B35]-[.B35]" table:style-name="ce6">
            <text:p>0</text:p>
          </table:table-cell>
          <table:table-cell office:value-type="float" office:value="2.1400000000000006" table:formula="of:=[.B36]-[.C36]" table:style-name="ce9">
            <text:p>2.14</text:p>
          </table:table-cell>
          <table:table-cell office:value-type="float" office:value="0" table:formula="of:=[.D35]-[.D35]" table:style-name="ce6">
            <text:p>0</text:p>
          </table:table-cell>
          <table:table-cell office:value-type="float" office:value="2.1400000000000006" table:formula="of:=[.D36]-[.E36]" table:style-name="ce9">
            <text:p>2.14</text:p>
          </table:table-cell>
          <table:table-cell office:value-type="float" office:value="0" table:formula="of:=[.F35]-[.F35]" table:style-name="ce6">
            <text:p>0</text:p>
          </table:table-cell>
          <table:table-cell office:value-type="float" office:value="6.4699999999999989" table:formula="of:=[.F36]-[.G36]" table:style-name="ce9">
            <text:p>6.47</text:p>
          </table:table-cell>
          <table:table-cell office:value-type="float" office:value="0" table:formula="of:=[.H35]-[.H35]" table:style-name="ce6">
            <text:p>0</text:p>
          </table:table-cell>
          <table:table-cell office:value-type="float" office:value="74.790000000000006" table:formula="of:=[.H36]-[.I36]" table:style-name="ce9">
            <text:p>74.7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Avg.<text:s/></text:span>Time Loss</text:p>
          </table:table-cell>
          <table:table-cell office:value-type="float" office:value="0" table:formula="of:=[.B36]-[.B36]" table:style-name="ce6">
            <text:p>0</text:p>
          </table:table-cell>
          <table:table-cell office:value-type="float" office:value="4.509999999999998" table:formula="of:=[.B37]-[.C37]" table:style-name="ce9">
            <text:p>4.51</text:p>
          </table:table-cell>
          <table:table-cell office:value-type="float" office:value="0" table:formula="of:=[.D36]-[.D36]" table:style-name="ce6">
            <text:p>0</text:p>
          </table:table-cell>
          <table:table-cell office:value-type="float" office:value="5.9100000000000108" table:formula="of:=[.D37]-[.E37]" table:style-name="ce9">
            <text:p>5.91</text:p>
          </table:table-cell>
          <table:table-cell office:value-type="float" office:value="0" table:formula="of:=[.F36]-[.F36]" table:style-name="ce6">
            <text:p>0</text:p>
          </table:table-cell>
          <table:table-cell office:value-type="float" office:value="11.799999999999997" table:formula="of:=[.F37]-[.G37]" table:style-name="ce9">
            <text:p>11.80</text:p>
          </table:table-cell>
          <table:table-cell office:value-type="float" office:value="0" table:formula="of:=[.H36]-[.H36]" table:style-name="ce6">
            <text:p>0</text:p>
          </table:table-cell>
          <table:table-cell office:value-type="float" office:value="81.29000000000002" table:formula="of:=[.H37]-[.I37]" table:style-name="ce9">
            <text:p>81.2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Avg.<text:s/></text:span>Depart Delay</text:p>
          </table:table-cell>
          <table:table-cell office:value-type="float" office:value="0" table:formula="of:=[.B37]-[.B37]" table:style-name="ce6">
            <text:p>0</text:p>
          </table:table-cell>
          <table:table-cell office:value-type="float" office:value="0.19" table:formula="of:=[.B38]-[.C38]" table:style-name="ce9">
            <text:p>0.19</text:p>
          </table:table-cell>
          <table:table-cell office:value-type="float" office:value="0" table:formula="of:=[.D37]-[.D37]" table:style-name="ce6">
            <text:p>0</text:p>
          </table:table-cell>
          <table:table-cell office:value-type="float" office:value="0.10000000000000003" table:formula="of:=[.D38]-[.E38]" table:style-name="ce9">
            <text:p>0.10</text:p>
          </table:table-cell>
          <table:table-cell office:value-type="float" office:value="0" table:formula="of:=[.F37]-[.F37]" table:style-name="ce6">
            <text:p>0</text:p>
          </table:table-cell>
          <table:table-cell office:value-type="float" office:value="-0.14999999999999991" table:formula="of:=[.F38]-[.G38]" table:style-name="ce9">
            <text:p>-0.15</text:p>
          </table:table-cell>
          <table:table-cell office:value-type="float" office:value="0" table:formula="of:=[.H37]-[.H37]" table:style-name="ce6">
            <text:p>0</text:p>
          </table:table-cell>
          <table:table-cell office:value-type="float" office:value="8.2099999999999991" table:formula="of:=[.H38]-[.I38]" table:style-name="ce9">
            <text:p>8.21</text:p>
          </table:table-cell>
          <table:table-cell table:number-columns-repeated="16375"/>
        </table:table-row>
        <table:table-row table:number-rows-repeated="10485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dc:creator>Jose A Guzman G</dc:creator>
    <meta:creation-date>2020-06-03T22:09:24Z</meta:creation-date>
    <dc:date>2020-06-24T15:49:52Z</dc:date>
    <meta:editing-cycles>12</meta:editing-cycles>
    <meta:editing-duration>PT37800S</meta:editing-duration>
  </office:meta>
</office:document-meta>
</file>